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</style:style>
    <style:style style:name="T23_1" style:family="text">
      <style:text-properties fo:font-size="28pt" style:font-size-asian="28pt" style:font-size-complex="28pt" fo:font-weight="bold" style:font-weight-asian="bold" style:font-weight-complex="bold"/>
    </style:style>
    <style:style style:name="T23_2" style:family="text">
      <style:text-properties fo:font-size="28pt" style:font-size-asian="28pt" style:font-size-complex="28pt" fo:font-weight="bold" style:font-weight-asian="bold" style:font-weight-complex="bold"/>
    </style:style>
    <style:style style:name="T23_3" style:family="text">
      <style:text-properties fo:font-size="28pt" style:font-size-asian="28pt" style:font-size-complex="28pt" fo:font-weight="bold" style:font-weight-asian="bold" style:font-weight-complex="bold"/>
    </style:style>
    <style:style style:name="T23_4" style:family="text">
      <style:text-properties fo:font-size="28pt" style:font-size-asian="28pt" style:font-size-complex="28pt" fo:font-weight="bold" style:font-weight-asian="bold" style:font-weight-complex="bold"/>
    </style:style>
    <style:style style:name="T2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76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break-before="auto" fo:line-height="150%" style:writing-mode="lr-tb"/>
    </style:style>
    <style:style style:name="P49" style:family="paragraph" style:parent-style-name="Standard">
      <style:paragraph-properties fo:break-before="auto" fo:line-height="150%" style:writing-mode="lr-tb"/>
    </style:style>
    <style:style style:name="P50" style:family="paragraph" style:parent-style-name="Standard">
      <style:paragraph-properties fo:break-before="auto" fo:line-height="150%" style:writing-mode="lr-tb"/>
    </style:style>
    <style:style style:name="P51" style:family="paragraph" style:parent-style-name="Standard">
      <style:paragraph-properties fo:break-before="auto" fo:line-height="150%" style:writing-mode="lr-tb"/>
    </style:style>
    <style:style style:name="P52" style:family="paragraph" style:parent-style-name="Standard">
      <style:paragraph-properties fo:break-before="auto" fo:line-height="150%" style:writing-mode="lr-tb"/>
    </style:style>
    <style:style style:name="P53" style:family="paragraph" style:parent-style-name="Standard">
      <style:paragraph-properties fo:break-before="auto" fo:line-height="150%" style:writing-mode="lr-tb"/>
    </style:style>
    <style:style style:name="P54" style:family="paragraph" style:parent-style-name="Standard">
      <style:paragraph-properties fo:break-before="auto" fo:line-height="150%" style:writing-mode="lr-tb"/>
    </style:style>
    <style:style style:name="P55" style:family="paragraph" style:parent-style-name="Standard">
      <style:paragraph-properties fo:break-before="auto" fo:line-height="150%" style:writing-mode="lr-tb"/>
    </style:style>
    <style:style style:name="P56" style:family="paragraph" style:parent-style-name="Standard">
      <style:paragraph-properties fo:break-before="auto" fo:line-height="150%" style:writing-mode="lr-tb"/>
    </style:style>
    <style:style style:name="P57" style:family="paragraph" style:parent-style-name="Standard">
      <style:paragraph-properties fo:break-before="auto" fo:line-height="150%" style:writing-mode="lr-tb"/>
    </style:style>
    <style:style style:name="P58" style:family="paragraph" style:parent-style-name="Standard">
      <style:paragraph-properties fo:break-before="auto" fo:line-height="150%" style:writing-mode="lr-tb"/>
    </style:style>
    <style:style style:name="P59" style:family="paragraph" style:parent-style-name="Standard">
      <style:paragraph-properties fo:break-before="auto" fo:line-height="150%" style:writing-mode="lr-tb"/>
    </style:style>
    <style:style style:name="P60" style:family="paragraph" style:parent-style-name="Standard">
      <style:paragraph-properties fo:break-before="auto" fo:line-height="150%" style:writing-mode="lr-tb"/>
    </style:style>
    <style:style style:name="P61" style:family="paragraph" style:parent-style-name="Standard">
      <style:paragraph-properties fo:break-before="auto" fo:line-height="150%" style:writing-mode="lr-tb"/>
    </style:style>
    <style:style style:name="P62" style:family="paragraph" style:parent-style-name="Standard">
      <style:paragraph-properties fo:break-before="auto" fo:line-height="100%" fo:margin-bottom="0cm" style:writing-mode="lr-tb"/>
    </style:style>
    <style:style style:name="P63" style:family="paragraph" style:parent-style-name="Standard">
      <style:paragraph-properties fo:break-before="auto" fo:line-height="100%" fo:margin-bottom="0cm" style:writing-mode="lr-tb"/>
    </style:style>
    <style:style style:name="T63_1" style:family="text">
      <style:text-properties fo:color="#404040" fo:font-size="16pt" style:font-size-asian="16pt" style:font-size-complex="16pt" fo:font-weight="bold" style:font-weight-asian="bold" style:font-weight-complex="bold"/>
    </style:style>
    <style:style style:name="P64" style:family="paragraph" style:parent-style-name="Standard">
      <style:paragraph-properties fo:break-before="auto" fo:text-indent="0cm" fo:line-height="107%" fo:margin-left="0.635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07%" fo:margin-left="0.63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07%" fo:margin-left="1.27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T66_13" style:family="text"/>
    <style:style style:name="T66_14" style:family="text">
      <style:text-properties fo:color="#1155cc" style:text-underline-style="solid" style:text-underline-color="font-color"/>
    </style:style>
    <style:style style:name="T66_15" style:family="text"/>
    <style:style style:name="T66_16" style:family="text">
      <style:text-properties fo:color="#1155cc" style:text-underline-style="solid" style:text-underline-color="font-color"/>
    </style:style>
    <style:style style:name="T66_17" style:family="text"/>
    <style:style style:name="T66_18" style:family="text">
      <style:text-properties fo:color="#1155cc" style:text-underline-style="solid" style:text-underline-color="font-color"/>
    </style:style>
    <style:style style:name="T66_19" style:family="text"/>
    <style:style style:name="T66_20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07%" fo:margin-left="1.27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07%" fo:margin-left="1.905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07%" fo:margin-left="1.905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07%" fo:margin-left="1.905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07%" fo:margin-left="1.905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07%" fo:margin-left="1.905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07%" fo:margin-left="1.905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07%" fo:margin-left="1.27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>
      <style:text-properties fo:color="#1155cc" style:text-underline-style="solid" style:text-underline-color="font-color"/>
    </style:style>
    <style:style style:name="T74_15" style:family="text"/>
    <style:style style:name="T74_16" style:family="text">
      <style:text-properties fo:color="#1155cc" style:text-underline-style="solid" style:text-underline-color="font-color"/>
    </style:style>
    <style:style style:name="T74_17" style:family="text"/>
    <style:style style:name="T74_18" style:family="text">
      <style:text-properties fo:color="#1155cc" style:text-underline-style="solid" style:text-underline-color="font-color"/>
    </style:style>
    <style:style style:name="T74_19" style:family="text"/>
    <style:style style:name="T74_20" style:family="text">
      <style:text-properties fo:color="#1155cc" style:text-underline-style="solid" style:text-underline-color="font-color"/>
    </style:style>
    <style:style style:name="T74_21" style:family="text"/>
    <style:style style:name="T74_22" style:family="text">
      <style:text-properties fo:color="#1155cc" style:text-underline-style="solid" style:text-underline-color="font-color"/>
    </style:style>
    <style:style style:name="T74_23" style:family="text"/>
    <style:style style:name="T74_24" style:family="text">
      <style:text-properties fo:color="#1155cc" style:text-underline-style="solid" style:text-underline-color="font-color"/>
    </style:style>
    <style:style style:name="T74_25" style:family="text"/>
    <style:style style:name="T74_26" style:family="text">
      <style:text-properties fo:color="#1155cc" style:text-underline-style="solid" style:text-underline-color="font-color"/>
    </style:style>
    <style:style style:name="T74_27" style:family="text"/>
    <style:style style:name="T74_28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07%" fo:margin-left="1.905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07%" fo:margin-left="1.905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07%" fo:margin-left="1.90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07%" fo:margin-left="1.90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07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line-height="107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break-before="auto" fo:line-height="15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2" style:family="paragraph" style:parent-style-name="Standard">
      <style:paragraph-properties fo:break-before="auto" fo:line-height="15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3" style:family="paragraph" style:parent-style-name="Heading_20_1">
      <style:paragraph-properties fo:break-before="auto" fo:line-height="150%" style:writing-mode="lr-tb"/>
    </style:style>
    <style:style style:name="T93_1" style:family="text">
      <style:text-properties fo:color="#000000" fo:font-weight="bold" style:font-weight-asian="bold" style:font-weight-complex="bold"/>
    </style:style>
    <style:style style:name="T93_2" style:family="text">
      <style:text-properties fo:color="#000000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107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P95" style:family="paragraph" style:parent-style-name="Heading_20_1">
      <style:paragraph-properties fo:break-before="auto" fo:line-height="107%" style:writing-mode="lr-tb"/>
    </style:style>
    <style:style style:name="T95_1" style:family="text">
      <style:text-properties fo:color="#000000" fo:font-weight="bold" style:font-weight-asian="bold" style:font-weight-complex="bold"/>
    </style:style>
    <style:style style:name="T95_2" style:family="text">
      <style:text-properties fo:color="#000000"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107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T96_156" style:family="text"/>
    <style:style style:name="T96_157" style:family="text"/>
    <style:style style:name="T96_158" style:family="text"/>
    <style:style style:name="T96_159" style:family="text"/>
    <style:style style:name="T96_160" style:family="text"/>
    <style:style style:name="T96_161" style:family="text"/>
    <style:style style:name="T96_162" style:family="text"/>
    <style:style style:name="T96_163" style:family="text"/>
    <style:style style:name="T96_164" style:family="text"/>
    <style:style style:name="T96_165" style:family="text"/>
    <style:style style:name="T96_166" style:family="text"/>
    <style:style style:name="T96_167" style:family="text"/>
    <style:style style:name="T96_168" style:family="text"/>
    <style:style style:name="T96_169" style:family="text"/>
    <style:style style:name="T96_170" style:family="text"/>
    <style:style style:name="T96_171" style:family="text"/>
    <style:style style:name="T96_172" style:family="text"/>
    <style:style style:name="T96_173" style:family="text"/>
    <style:style style:name="T96_174" style:family="text"/>
    <style:style style:name="T96_175" style:family="text"/>
    <style:style style:name="T96_176" style:family="text"/>
    <style:style style:name="T96_177" style:family="text"/>
    <style:style style:name="T96_178" style:family="text"/>
    <style:style style:name="T96_179" style:family="text"/>
    <style:style style:name="T96_180" style:family="text"/>
    <style:style style:name="T96_181" style:family="text"/>
    <style:style style:name="T96_182" style:family="text"/>
    <style:style style:name="T96_183" style:family="text"/>
    <style:style style:name="T96_184" style:family="text"/>
    <style:style style:name="T96_185" style:family="text"/>
    <style:style style:name="T96_186" style:family="text"/>
    <style:style style:name="T96_187" style:family="text"/>
    <style:style style:name="T96_188" style:family="text"/>
    <style:style style:name="T96_189" style:family="text"/>
    <style:style style:name="P97" style:family="paragraph" style:parent-style-name="Heading_20_2">
      <style:paragraph-properties fo:text-align="justify" fo:break-before="auto" fo:line-height="107%" style:writing-mode="lr-tb"/>
    </style:style>
    <style:style style:name="T97_1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2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3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4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5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6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7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8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9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97_10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line-height="107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T98_141" style:family="text"/>
    <style:style style:name="T98_142" style:family="text"/>
    <style:style style:name="T98_143" style:family="text"/>
    <style:style style:name="T98_144" style:family="text"/>
    <style:style style:name="T98_145" style:family="text"/>
    <style:style style:name="T98_146" style:family="text"/>
    <style:style style:name="T98_147" style:family="text"/>
    <style:style style:name="T98_148" style:family="text"/>
    <style:style style:name="T98_149" style:family="text"/>
    <style:style style:name="P99" style:family="paragraph" style:parent-style-name="Standard">
      <style:paragraph-properties fo:text-align="justify" fo:break-before="auto" fo:line-height="107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P100" style:family="paragraph" style:parent-style-name="Standard">
      <style:paragraph-properties fo:text-align="justify" fo:break-before="auto" fo:line-height="107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P101" style:family="paragraph" style:parent-style-name="Standard">
      <style:paragraph-properties fo:text-align="justify" fo:break-before="auto" fo:line-height="107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P102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P103" style:family="paragraph" style:parent-style-name="Standard">
      <style:paragraph-properties fo:text-align="justify" fo:break-before="auto" fo:line-height="107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P104" style:family="paragraph" style:parent-style-name="Standard">
      <style:paragraph-properties fo:text-align="justify" fo:break-before="auto" fo:line-height="107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T104_139" style:family="text"/>
    <style:style style:name="T104_140" style:family="text"/>
    <style:style style:name="T104_141" style:family="text"/>
    <style:style style:name="T104_142" style:family="text"/>
    <style:style style:name="T104_143" style:family="text"/>
    <style:style style:name="T104_144" style:family="text"/>
    <style:style style:name="T104_145" style:family="text"/>
    <style:style style:name="T104_146" style:family="text"/>
    <style:style style:name="T104_147" style:family="text"/>
    <style:style style:name="T104_148" style:family="text"/>
    <style:style style:name="T104_149" style:family="text"/>
    <style:style style:name="T104_150" style:family="text"/>
    <style:style style:name="T104_151" style:family="text"/>
    <style:style style:name="T104_152" style:family="text"/>
    <style:style style:name="T104_153" style:family="text"/>
    <style:style style:name="T104_154" style:family="text"/>
    <style:style style:name="T104_155" style:family="text"/>
    <style:style style:name="T104_156" style:family="text"/>
    <style:style style:name="T104_157" style:family="text"/>
    <style:style style:name="T104_158" style:family="text"/>
    <style:style style:name="T104_159" style:family="text"/>
    <style:style style:name="T104_160" style:family="text"/>
    <style:style style:name="T104_161" style:family="text"/>
    <style:style style:name="T104_162" style:family="text"/>
    <style:style style:name="T104_163" style:family="text"/>
    <style:style style:name="T104_164" style:family="text"/>
    <style:style style:name="T104_165" style:family="text"/>
    <style:style style:name="T104_166" style:family="text"/>
    <style:style style:name="T104_167" style:family="text"/>
    <style:style style:name="T104_168" style:family="text"/>
    <style:style style:name="T104_169" style:family="text"/>
    <style:style style:name="T104_170" style:family="text"/>
    <style:style style:name="T104_171" style:family="text"/>
    <style:style style:name="T104_172" style:family="text"/>
    <style:style style:name="T104_173" style:family="text"/>
    <style:style style:name="T104_174" style:family="text"/>
    <style:style style:name="T104_175" style:family="text"/>
    <style:style style:name="T104_176" style:family="text"/>
    <style:style style:name="T104_177" style:family="text"/>
    <style:style style:name="T104_178" style:family="text"/>
    <style:style style:name="T104_179" style:family="text"/>
    <style:style style:name="T104_180" style:family="text"/>
    <style:style style:name="T104_181" style:family="text"/>
    <style:style style:name="T104_182" style:family="text"/>
    <style:style style:name="T104_183" style:family="text"/>
    <style:style style:name="T104_184" style:family="text"/>
    <style:style style:name="T104_185" style:family="text"/>
    <style:style style:name="T104_186" style:family="text"/>
    <style:style style:name="T104_187" style:family="text"/>
    <style:style style:name="T104_188" style:family="text"/>
    <style:style style:name="T104_189" style:family="text"/>
    <style:style style:name="T104_190" style:family="text"/>
    <style:style style:name="T104_191" style:family="text"/>
    <style:style style:name="T104_192" style:family="text"/>
    <style:style style:name="T104_193" style:family="text"/>
    <style:style style:name="T104_194" style:family="text"/>
    <style:style style:name="T104_195" style:family="text"/>
    <style:style style:name="T104_196" style:family="text"/>
    <style:style style:name="T104_197" style:family="text"/>
    <style:style style:name="T104_198" style:family="text"/>
    <style:style style:name="T104_199" style:family="text"/>
    <style:style style:name="T104_200" style:family="text"/>
    <style:style style:name="T104_201" style:family="text"/>
    <style:style style:name="T104_202" style:family="text"/>
    <style:style style:name="T104_203" style:family="text"/>
    <style:style style:name="T104_204" style:family="text"/>
    <style:style style:name="T104_205" style:family="text"/>
    <style:style style:name="T104_206" style:family="text"/>
    <style:style style:name="T104_207" style:family="text"/>
    <style:style style:name="T104_208" style:family="text"/>
    <style:style style:name="T104_209" style:family="text"/>
    <style:style style:name="T104_210" style:family="text"/>
    <style:style style:name="T104_211" style:family="text"/>
    <style:style style:name="T104_212" style:family="text"/>
    <style:style style:name="T104_213" style:family="text"/>
    <style:style style:name="T104_214" style:family="text"/>
    <style:style style:name="T104_215" style:family="text"/>
    <style:style style:name="T104_216" style:family="text"/>
    <style:style style:name="T104_217" style:family="text"/>
    <style:style style:name="T104_218" style:family="text"/>
    <style:style style:name="T104_219" style:family="text"/>
    <style:style style:name="T104_220" style:family="text"/>
    <style:style style:name="T104_221" style:family="text"/>
    <style:style style:name="T104_222" style:family="text"/>
    <style:style style:name="T104_223" style:family="text"/>
    <style:style style:name="T104_224" style:family="text"/>
    <style:style style:name="T104_225" style:family="text"/>
    <style:style style:name="T104_226" style:family="text"/>
    <style:style style:name="T104_227" style:family="text"/>
    <style:style style:name="T104_228" style:family="text"/>
    <style:style style:name="T104_229" style:family="text"/>
    <style:style style:name="T104_230" style:family="text"/>
    <style:style style:name="T104_231" style:family="text"/>
    <style:style style:name="T104_232" style:family="text"/>
    <style:style style:name="T104_233" style:family="text"/>
    <style:style style:name="T104_234" style:family="text"/>
    <style:style style:name="T104_235" style:family="text"/>
    <style:style style:name="T104_236" style:family="text"/>
    <style:style style:name="T104_237" style:family="text"/>
    <style:style style:name="T104_238" style:family="text"/>
    <style:style style:name="T104_239" style:family="text"/>
    <style:style style:name="T104_240" style:family="text"/>
    <style:style style:name="T104_241" style:family="text"/>
    <style:style style:name="T104_242" style:family="text"/>
    <style:style style:name="T104_243" style:family="text"/>
    <style:style style:name="T104_244" style:family="text"/>
    <style:style style:name="T104_245" style:family="text"/>
    <style:style style:name="T104_246" style:family="text"/>
    <style:style style:name="T104_247" style:family="text"/>
    <style:style style:name="T104_248" style:family="text"/>
    <style:style style:name="T104_249" style:family="text"/>
    <style:style style:name="T104_250" style:family="text"/>
    <style:style style:name="T104_251" style:family="text"/>
    <style:style style:name="T104_252" style:family="text"/>
    <style:style style:name="T104_253" style:family="text"/>
    <style:style style:name="T104_254" style:family="text"/>
    <style:style style:name="T104_255" style:family="text"/>
    <style:style style:name="T104_256" style:family="text"/>
    <style:style style:name="T104_257" style:family="text"/>
    <style:style style:name="T104_258" style:family="text"/>
    <style:style style:name="T104_259" style:family="text"/>
    <style:style style:name="T104_260" style:family="text"/>
    <style:style style:name="T104_261" style:family="text"/>
    <style:style style:name="T104_262" style:family="text"/>
    <style:style style:name="T104_263" style:family="text"/>
    <style:style style:name="T104_264" style:family="text"/>
    <style:style style:name="T104_265" style:family="text"/>
    <style:style style:name="T104_266" style:family="text"/>
    <style:style style:name="T104_267" style:family="text"/>
    <style:style style:name="T104_268" style:family="text"/>
    <style:style style:name="T104_269" style:family="text"/>
    <style:style style:name="T104_270" style:family="text"/>
    <style:style style:name="T104_271" style:family="text"/>
    <style:style style:name="T104_272" style:family="text"/>
    <style:style style:name="T104_273" style:family="text"/>
    <style:style style:name="T104_274" style:family="text"/>
    <style:style style:name="T104_275" style:family="text"/>
    <style:style style:name="T104_276" style:family="text"/>
    <style:style style:name="T104_277" style:family="text"/>
    <style:style style:name="T104_278" style:family="text"/>
    <style:style style:name="T104_279" style:family="text"/>
    <style:style style:name="T104_280" style:family="text"/>
    <style:style style:name="T104_281" style:family="text"/>
    <style:style style:name="T104_282" style:family="text"/>
    <style:style style:name="T104_283" style:family="text"/>
    <style:style style:name="T104_284" style:family="text"/>
    <style:style style:name="T104_285" style:family="text"/>
    <style:style style:name="T104_286" style:family="text"/>
    <style:style style:name="T104_287" style:family="text"/>
    <style:style style:name="T104_288" style:family="text"/>
    <style:style style:name="T104_289" style:family="text"/>
    <style:style style:name="T104_290" style:family="text"/>
    <style:style style:name="T104_291" style:family="text"/>
    <style:style style:name="T104_292" style:family="text"/>
    <style:style style:name="T104_293" style:family="text"/>
    <style:style style:name="T104_294" style:family="text"/>
    <style:style style:name="T104_295" style:family="text"/>
    <style:style style:name="T104_296" style:family="text"/>
    <style:style style:name="T104_297" style:family="text"/>
    <style:style style:name="T104_298" style:family="text"/>
    <style:style style:name="T104_299" style:family="text"/>
    <style:style style:name="T104_300" style:family="text"/>
    <style:style style:name="T104_301" style:family="text"/>
    <style:style style:name="T104_302" style:family="text"/>
    <style:style style:name="T104_303" style:family="text"/>
    <style:style style:name="T104_304" style:family="text"/>
    <style:style style:name="T104_305" style:family="text"/>
    <style:style style:name="T104_306" style:family="text"/>
    <style:style style:name="T104_307" style:family="text"/>
    <style:style style:name="T104_308" style:family="text"/>
    <style:style style:name="T104_309" style:family="text"/>
    <style:style style:name="T104_310" style:family="text"/>
    <style:style style:name="T104_311" style:family="text"/>
    <style:style style:name="T104_312" style:family="text"/>
    <style:style style:name="T104_313" style:family="text"/>
    <style:style style:name="T104_314" style:family="text"/>
    <style:style style:name="T104_315" style:family="text"/>
    <style:style style:name="T104_316" style:family="text"/>
    <style:style style:name="T104_317" style:family="text"/>
    <style:style style:name="T104_318" style:family="text"/>
    <style:style style:name="T104_319" style:family="text"/>
    <style:style style:name="T104_320" style:family="text"/>
    <style:style style:name="T104_321" style:family="text"/>
    <style:style style:name="T104_322" style:family="text"/>
    <style:style style:name="T104_323" style:family="text"/>
    <style:style style:name="T104_324" style:family="text"/>
    <style:style style:name="T104_325" style:family="text"/>
    <style:style style:name="T104_326" style:family="text"/>
    <style:style style:name="T104_327" style:family="text"/>
    <style:style style:name="T104_328" style:family="text"/>
    <style:style style:name="T104_329" style:family="text"/>
    <style:style style:name="T104_330" style:family="text"/>
    <style:style style:name="T104_331" style:family="text"/>
    <style:style style:name="T104_332" style:family="text"/>
    <style:style style:name="T104_333" style:family="text"/>
    <style:style style:name="T104_334" style:family="text"/>
    <style:style style:name="T104_335" style:family="text"/>
    <style:style style:name="T104_336" style:family="text"/>
    <style:style style:name="T104_337" style:family="text"/>
    <style:style style:name="T104_338" style:family="text"/>
    <style:style style:name="T104_339" style:family="text"/>
    <style:style style:name="T104_340" style:family="text"/>
    <style:style style:name="T104_341" style:family="text"/>
    <style:style style:name="T104_342" style:family="text"/>
    <style:style style:name="T104_343" style:family="text"/>
    <style:style style:name="T104_344" style:family="text"/>
    <style:style style:name="T104_345" style:family="text"/>
    <style:style style:name="T104_346" style:family="text"/>
    <style:style style:name="T104_347" style:family="text"/>
    <style:style style:name="T104_348" style:family="text"/>
    <style:style style:name="T104_349" style:family="text"/>
    <style:style style:name="T104_350" style:family="text"/>
    <style:style style:name="T104_351" style:family="text"/>
    <style:style style:name="T104_352" style:family="text"/>
    <style:style style:name="T104_353" style:family="text"/>
    <style:style style:name="T104_354" style:family="text"/>
    <style:style style:name="T104_355" style:family="text"/>
    <style:style style:name="T104_356" style:family="text"/>
    <style:style style:name="T104_357" style:family="text"/>
    <style:style style:name="T104_358" style:family="text"/>
    <style:style style:name="T104_359" style:family="text"/>
    <style:style style:name="T104_360" style:family="text"/>
    <style:style style:name="T104_361" style:family="text"/>
    <style:style style:name="T104_362" style:family="text"/>
    <style:style style:name="T104_363" style:family="text"/>
    <style:style style:name="T104_364" style:family="text"/>
    <style:style style:name="T104_365" style:family="text"/>
    <style:style style:name="T104_366" style:family="text"/>
    <style:style style:name="T104_367" style:family="text"/>
    <style:style style:name="T104_368" style:family="text"/>
    <style:style style:name="T104_369" style:family="text"/>
    <style:style style:name="T104_370" style:family="text"/>
    <style:style style:name="T104_371" style:family="text"/>
    <style:style style:name="T104_372" style:family="text"/>
    <style:style style:name="T104_373" style:family="text"/>
    <style:style style:name="T104_374" style:family="text"/>
    <style:style style:name="T104_375" style:family="text"/>
    <style:style style:name="T104_376" style:family="text"/>
    <style:style style:name="T104_377" style:family="text"/>
    <style:style style:name="T104_378" style:family="text"/>
    <style:style style:name="T104_379" style:family="text"/>
    <style:style style:name="T104_380" style:family="text"/>
    <style:style style:name="T104_381" style:family="text"/>
    <style:style style:name="T104_382" style:family="text"/>
    <style:style style:name="T104_383" style:family="text"/>
    <style:style style:name="T104_384" style:family="text"/>
    <style:style style:name="T104_385" style:family="text"/>
    <style:style style:name="T104_386" style:family="text"/>
    <style:style style:name="T104_387" style:family="text"/>
    <style:style style:name="T104_388" style:family="text"/>
    <style:style style:name="T104_389" style:family="text"/>
    <style:style style:name="T104_390" style:family="text"/>
    <style:style style:name="T104_391" style:family="text"/>
    <style:style style:name="T104_392" style:family="text"/>
    <style:style style:name="T104_393" style:family="text"/>
    <style:style style:name="T104_394" style:family="text"/>
    <style:style style:name="T104_395" style:family="text"/>
    <style:style style:name="T104_396" style:family="text"/>
    <style:style style:name="T104_397" style:family="text"/>
    <style:style style:name="T104_398" style:family="text"/>
    <style:style style:name="T104_399" style:family="text"/>
    <style:style style:name="T104_400" style:family="text"/>
    <style:style style:name="T104_401" style:family="text"/>
    <style:style style:name="T104_402" style:family="text"/>
    <style:style style:name="T104_403" style:family="text"/>
    <style:style style:name="T104_404" style:family="text"/>
    <style:style style:name="T104_405" style:family="text"/>
    <style:style style:name="T104_406" style:family="text"/>
    <style:style style:name="T104_407" style:family="text"/>
    <style:style style:name="T104_408" style:family="text"/>
    <style:style style:name="T104_409" style:family="text"/>
    <style:style style:name="T104_410" style:family="text"/>
    <style:style style:name="T104_411" style:family="text"/>
    <style:style style:name="T104_412" style:family="text"/>
    <style:style style:name="T104_413" style:family="text"/>
    <style:style style:name="T104_414" style:family="text"/>
    <style:style style:name="T104_415" style:family="text"/>
    <style:style style:name="T104_416" style:family="text"/>
    <style:style style:name="T104_417" style:family="text"/>
    <style:style style:name="T104_418" style:family="text"/>
    <style:style style:name="T104_419" style:family="text"/>
    <style:style style:name="T104_420" style:family="text"/>
    <style:style style:name="T104_421" style:family="text"/>
    <style:style style:name="T104_422" style:family="text"/>
    <style:style style:name="T104_423" style:family="text"/>
    <style:style style:name="T104_424" style:family="text"/>
    <style:style style:name="T104_425" style:family="text"/>
    <style:style style:name="T104_426" style:family="text"/>
    <style:style style:name="T104_427" style:family="text"/>
    <style:style style:name="T104_428" style:family="text"/>
    <style:style style:name="T104_429" style:family="text"/>
    <style:style style:name="T104_430" style:family="text"/>
    <style:style style:name="T104_431" style:family="text"/>
    <style:style style:name="T104_432" style:family="text"/>
    <style:style style:name="T104_433" style:family="text"/>
    <style:style style:name="T104_434" style:family="text"/>
    <style:style style:name="T104_435" style:family="text"/>
    <style:style style:name="T104_436" style:family="text"/>
    <style:style style:name="T104_437" style:family="text"/>
    <style:style style:name="T104_438" style:family="text"/>
    <style:style style:name="T104_439" style:family="text"/>
    <style:style style:name="T104_440" style:family="text"/>
    <style:style style:name="T104_441" style:family="text"/>
    <style:style style:name="T104_442" style:family="text"/>
    <style:style style:name="T104_443" style:family="text"/>
    <style:style style:name="T104_444" style:family="text"/>
    <style:style style:name="T104_445" style:family="text"/>
    <style:style style:name="T104_446" style:family="text"/>
    <style:style style:name="T104_447" style:family="text"/>
    <style:style style:name="T104_448" style:family="text"/>
    <style:style style:name="T104_449" style:family="text"/>
    <style:style style:name="T104_450" style:family="text"/>
    <style:style style:name="T104_451" style:family="text"/>
    <style:style style:name="T104_452" style:family="text"/>
    <style:style style:name="T104_453" style:family="text"/>
    <style:style style:name="T104_454" style:family="text"/>
    <style:style style:name="T104_455" style:family="text"/>
    <style:style style:name="T104_456" style:family="text"/>
    <style:style style:name="T104_457" style:family="text"/>
    <style:style style:name="T104_458" style:family="text"/>
    <style:style style:name="T104_459" style:family="text"/>
    <style:style style:name="P105" style:family="paragraph" style:parent-style-name="Heading_20_2">
      <style:paragraph-properties fo:text-align="justify" fo:break-before="auto" fo:line-height="107%" style:writing-mode="lr-tb"/>
    </style:style>
    <style:style style:name="T105_1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2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3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4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5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6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7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8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9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10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11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12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13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14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15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05_16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P106" style:family="paragraph" style:parent-style-name="Standard">
      <style:paragraph-properties fo:text-align="justify" fo:break-before="auto" fo:line-height="107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P107" style:family="paragraph" style:parent-style-name="Heading_20_3">
      <style:paragraph-properties fo:break-before="auto" fo:line-height="107%" style:writing-mode="lr-tb"/>
    </style:style>
    <style:style style:name="T107_1" style:family="text">
      <style:text-properties fo:color="#000000" fo:font-weight="bold" style:font-weight-asian="bold" style:font-weight-complex="bold"/>
    </style:style>
    <style:style style:name="T107_2" style:family="text">
      <style:text-properties fo:color="#000000" fo:font-weight="bold" style:font-weight-asian="bold" style:font-weight-complex="bold"/>
    </style:style>
    <style:style style:name="P108" style:family="paragraph" style:parent-style-name="Standard">
      <style:paragraph-properties fo:text-align="justify" fo:break-before="auto" fo:line-height="107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P109" style:family="paragraph" style:parent-style-name="Standard">
      <style:paragraph-properties fo:break-before="auto" fo:line-height="107%" fo:margin-top="0cm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P110" style:family="paragraph" style:parent-style-name="Standard">
      <style:paragraph-properties fo:break-before="auto" fo:line-height="107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P111" style:family="paragraph" style:parent-style-name="Standard">
      <style:paragraph-properties fo:break-before="auto" fo:line-height="107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P112" style:family="paragraph" style:parent-style-name="Standard">
      <style:paragraph-properties fo:break-before="auto" fo:line-height="107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P113" style:family="paragraph" style:parent-style-name="Heading_20_3">
      <style:paragraph-properties fo:break-before="auto" fo:line-height="107%" style:writing-mode="lr-tb"/>
    </style:style>
    <style:style style:name="T113_1" style:family="text">
      <style:text-properties fo:color="#000000" fo:font-weight="bold" style:font-weight-asian="bold" style:font-weight-complex="bold"/>
    </style:style>
    <style:style style:name="T113_2" style:family="text">
      <style:text-properties fo:color="#000000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07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P115" style:family="paragraph" style:parent-style-name="Standard">
      <style:paragraph-properties fo:text-align="justify" fo:break-before="auto" fo:line-height="107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P116" style:family="paragraph" style:parent-style-name="Standard">
      <style:paragraph-properties fo:text-align="justify" fo:break-before="auto" fo:line-height="107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P117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P118" style:family="paragraph" style:parent-style-name="Heading_20_3">
      <style:paragraph-properties fo:break-before="auto" fo:line-height="107%" style:writing-mode="lr-tb"/>
    </style:style>
    <style:style style:name="T118_1" style:family="text">
      <style:text-properties fo:color="#000000" fo:font-weight="bold" style:font-weight-asian="bold" style:font-weight-complex="bold"/>
    </style:style>
    <style:style style:name="T118_2" style:family="text">
      <style:text-properties fo:color="#000000" fo:font-weight="bold" style:font-weight-asian="bold" style:font-weight-complex="bold"/>
    </style:style>
    <style:style style:name="P119" style:family="paragraph" style:parent-style-name="Standard">
      <style:paragraph-properties fo:text-align="justify" fo:break-before="auto" fo:line-height="107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P120" style:family="paragraph" style:parent-style-name="Standard">
      <style:paragraph-properties fo:text-align="justify" fo:break-before="auto" fo:line-height="150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P121" style:family="paragraph" style:parent-style-name="Standard">
      <style:paragraph-properties fo:text-align="justify" fo:break-before="auto" fo:line-height="150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P122" style:family="paragraph" style:parent-style-name="Standard">
      <style:paragraph-properties fo:text-align="justify" fo:break-before="auto" fo:line-height="150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P123" style:family="paragraph" style:parent-style-name="Standard">
      <style:paragraph-properties fo:text-align="justify" fo:break-before="auto" fo:line-height="150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P124" style:family="paragraph" style:parent-style-name="Heading_20_3">
      <style:paragraph-properties fo:break-before="auto" fo:line-height="107%" fo:margin-top="0.282cm" fo:margin-bottom="0cm" style:writing-mode="lr-tb"/>
    </style:style>
    <style:style style:name="T124_1" style:family="text">
      <style:text-properties fo:color="#000000" fo:font-weight="bold" style:font-weight-asian="bold" style:font-weight-complex="bold"/>
    </style:style>
    <style:style style:name="T124_2" style:family="text">
      <style:text-properties fo:color="#000000" fo:font-weight="bold" style:font-weight-asian="bold" style:font-weight-complex="bold"/>
    </style:style>
    <style:style style:name="P125" style:family="paragraph" style:parent-style-name="Standard">
      <style:paragraph-properties fo:text-align="justify" fo:break-before="auto" fo:line-height="107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P126" style:family="paragraph" style:parent-style-name="Standard">
      <style:paragraph-properties fo:text-align="justify" fo:break-before="auto" fo:line-height="107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P127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P128" style:family="paragraph" style:parent-style-name="Heading_20_3">
      <style:paragraph-properties fo:break-before="auto" fo:line-height="107%" style:writing-mode="lr-tb"/>
    </style:style>
    <style:style style:name="T128_1" style:family="text">
      <style:text-properties fo:color="#000000" fo:font-weight="bold" style:font-weight-asian="bold" style:font-weight-complex="bold"/>
    </style:style>
    <style:style style:name="T128_2" style:family="text">
      <style:text-properties fo:color="#000000" fo:font-weight="bold" style:font-weight-asian="bold" style:font-weight-complex="bold"/>
    </style:style>
    <style:style style:name="P129" style:family="paragraph" style:parent-style-name="Standard">
      <style:paragraph-properties fo:text-align="justify" fo:break-before="auto" fo:line-height="107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P130" style:family="paragraph" style:parent-style-name="Standard">
      <style:paragraph-properties fo:text-align="justify" fo:break-before="auto" fo:line-height="150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P131" style:family="paragraph" style:parent-style-name="Standard">
      <style:paragraph-properties fo:text-align="justify" fo:break-before="auto" fo:line-height="150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P132" style:family="paragraph" style:parent-style-name="Standard">
      <style:paragraph-properties fo:text-align="justify" fo:break-before="auto" fo:line-height="150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P133" style:family="paragraph" style:parent-style-name="Standard">
      <style:paragraph-properties fo:text-align="justify" fo:break-before="auto" fo:line-height="150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P134" style:family="paragraph" style:parent-style-name="Heading_20_3">
      <style:paragraph-properties fo:break-before="auto" fo:line-height="107%" fo:margin-top="0.282cm" fo:margin-bottom="0cm" style:writing-mode="lr-tb"/>
    </style:style>
    <style:style style:name="T134_1" style:family="text">
      <style:text-properties fo:color="#000000" fo:font-weight="bold" style:font-weight-asian="bold" style:font-weight-complex="bold"/>
    </style:style>
    <style:style style:name="T134_2" style:family="text">
      <style:text-properties fo:color="#000000" fo:font-weight="bold" style:font-weight-asian="bold" style:font-weight-complex="bold"/>
    </style:style>
    <style:style style:name="P135" style:family="paragraph" style:parent-style-name="Standard">
      <style:paragraph-properties fo:text-align="justify" fo:break-before="auto" fo:text-indent="1.27cm" fo:line-height="107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P136" style:family="paragraph" style:parent-style-name="Standard">
      <style:paragraph-properties fo:text-align="justify" fo:break-before="auto" fo:line-height="107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P137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P138" style:family="paragraph" style:parent-style-name="Standard">
      <style:paragraph-properties fo:text-align="justify" fo:break-before="auto" fo:line-height="107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P139" style:family="paragraph" style:parent-style-name="Heading_20_2">
      <style:paragraph-properties fo:text-align="justify" fo:break-before="auto" fo:line-height="107%" style:writing-mode="lr-tb"/>
    </style:style>
    <style:style style:name="T139_1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2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3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4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5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6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7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8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9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10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11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12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13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T139_14" style:family="text">
      <style:text-properties fo:color="#000000" fo:font-size="14pt" style:font-size-asian="14pt" style:font-size-complex="14pt" fo:font-weight="bold" style:font-weight-asian="bold" style:font-weight-complex="bold"/>
    </style:style>
    <style:style style:name="P140" style:family="paragraph" style:parent-style-name="Standard">
      <style:paragraph-properties fo:text-align="justify" fo:break-before="auto" fo:line-height="107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P141" style:family="paragraph" style:parent-style-name="Heading_20_3">
      <style:paragraph-properties fo:break-before="auto" fo:line-height="107%" fo:margin-top="0.282cm" fo:margin-bottom="0cm" style:writing-mode="lr-tb"/>
    </style:style>
    <style:style style:name="T141_1" style:family="text">
      <style:text-properties fo:color="#000000" fo:font-weight="bold" style:font-weight-asian="bold" style:font-weight-complex="bold"/>
    </style:style>
    <style:style style:name="T141_2" style:family="text">
      <style:text-properties fo:color="#000000" fo:font-weight="bold" style:font-weight-asian="bold" style:font-weight-complex="bold"/>
    </style:style>
    <style:style style:name="P142" style:family="paragraph" style:parent-style-name="Standard">
      <style:paragraph-properties fo:text-align="justify" fo:break-before="auto" fo:text-indent="1.27cm" fo:line-height="107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P143" style:family="paragraph" style:parent-style-name="Standard">
      <style:paragraph-properties fo:text-align="justify" fo:break-before="auto" fo:text-indent="1.27cm" fo:line-height="107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P144" style:family="paragraph" style:parent-style-name="Standard">
      <style:paragraph-properties fo:text-align="justify" fo:break-before="auto" fo:text-indent="1.27cm" fo:line-height="107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P145" style:family="paragraph" style:parent-style-name="Heading_20_3">
      <style:paragraph-properties fo:break-before="auto" fo:line-height="107%" fo:margin-top="0.282cm" fo:margin-bottom="0cm" style:writing-mode="lr-tb"/>
    </style:style>
    <style:style style:name="T145_1" style:family="text">
      <style:text-properties fo:color="#000000" fo:font-weight="bold" style:font-weight-asian="bold" style:font-weight-complex="bold"/>
    </style:style>
    <style:style style:name="T145_2" style:family="text">
      <style:text-properties fo:color="#000000" fo:font-weight="bold" style:font-weight-asian="bold" style:font-weight-complex="bold"/>
    </style:style>
    <style:style style:name="P146" style:family="paragraph" style:parent-style-name="Standard">
      <style:paragraph-properties fo:text-align="justify" fo:break-before="auto" fo:text-indent="1.27cm" fo:line-height="107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P147" style:family="paragraph" style:parent-style-name="Heading_20_3">
      <style:paragraph-properties fo:break-before="auto" fo:line-height="107%" fo:margin-top="0.282cm" fo:margin-bottom="0cm" style:writing-mode="lr-tb"/>
    </style:style>
    <style:style style:name="T147_1" style:family="text">
      <style:text-properties fo:color="#000000" fo:font-weight="bold" style:font-weight-asian="bold" style:font-weight-complex="bold"/>
    </style:style>
    <style:style style:name="T147_2" style:family="text">
      <style:text-properties fo:color="#000000" fo:font-weight="bold" style:font-weight-asian="bold" style:font-weight-complex="bold"/>
    </style:style>
    <style:style style:name="P148" style:family="paragraph" style:parent-style-name="Standard">
      <style:paragraph-properties fo:text-align="justify" fo:break-before="auto" fo:text-indent="1.27cm" fo:line-height="107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P149" style:family="paragraph" style:parent-style-name="Heading_20_3">
      <style:paragraph-properties fo:break-before="auto" fo:line-height="107%" fo:margin-top="0.282cm" fo:margin-bottom="0cm" style:writing-mode="lr-tb"/>
    </style:style>
    <style:style style:name="T149_1" style:family="text">
      <style:text-properties fo:color="#000000" fo:font-weight="bold" style:font-weight-asian="bold" style:font-weight-complex="bold"/>
    </style:style>
    <style:style style:name="T149_2" style:family="text">
      <style:text-properties fo:color="#000000" fo:font-weight="bold" style:font-weight-asian="bold" style:font-weight-complex="bold"/>
    </style:style>
    <style:style style:name="P150" style:family="paragraph" style:parent-style-name="Standard">
      <style:paragraph-properties fo:text-align="justify" fo:break-before="auto" fo:text-indent="1.27cm" fo:line-height="107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T150_103" style:family="text"/>
    <style:style style:name="T150_104" style:family="text"/>
    <style:style style:name="T150_105" style:family="text"/>
    <style:style style:name="T150_106" style:family="text"/>
    <style:style style:name="P151" style:family="paragraph" style:parent-style-name="Standard">
      <style:paragraph-properties fo:text-align="justify" fo:break-before="auto" fo:text-indent="1.27cm" fo:line-height="107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P152" style:family="paragraph" style:parent-style-name="Heading_20_1">
      <style:paragraph-properties fo:break-before="auto" fo:line-height="107%" style:writing-mode="lr-tb"/>
    </style:style>
    <style:style style:name="T152_1" style:family="text">
      <style:text-properties fo:color="#000000" fo:font-weight="bold" style:font-weight-asian="bold" style:font-weight-complex="bold"/>
    </style:style>
    <style:style style:name="T152_2" style:family="text">
      <style:text-properties fo:color="#000000" fo:font-weight="bold" style:font-weight-asian="bold" style:font-weight-complex="bold"/>
    </style:style>
    <style:style style:name="T152_3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text-align="justify" fo:break-before="auto" fo:line-height="107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P154" style:family="paragraph" style:parent-style-name="Standard">
      <style:paragraph-properties fo:text-align="justify" fo:break-before="auto" fo:line-height="150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P155" style:family="paragraph" style:parent-style-name="Standard">
      <style:paragraph-properties fo:text-align="justify" fo:break-before="auto" fo:line-height="150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P156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CAQP</text:span><text:span text:style-name="T13_2">_</text:span><text:span text:style-name="T13_3">CriteriosParaAvaliacaoDaQualidadeDoProduto</text:span></text:p>
      <text:p text:style-name="P14"><text:span text:style-name="T14_1">Versão</text:span><text:span text:style-name="T14_2"><text:s/>1.</text:span><text:span text:style-name="T14_3">3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Histórico</text:span><text:span text:style-name="T23_2"><text:s/></text:span><text:span text:style-name="T23_3">de</text:span><text:span text:style-name="T23_4"><text:s/></text:span><text:span text:style-name="T2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Nome</text:span></text:p>
          </table:table-cell>
          <table:table-cell table:style-name="Cell2">
            <text:p text:style-name="P25"><text:span text:style-name="T25_1">Alterações</text:span></text:p>
          </table:table-cell>
          <table:table-cell table:style-name="Cell3">
            <text:p text:style-name="P26"><text:span text:style-name="T26_1">Data</text:span></text:p>
          </table:table-cell>
          <table:table-cell table:style-name="Cell4">
            <text:p text:style-name="P27"><text:span text:style-name="T27_1">Versão</text:span></text:p>
          </table:table-cell>
        </table:table-row>
        <table:table-row table:style-name="Row2">
          <table:table-cell table:style-name="Cell5">
            <text:p text:style-name="P28"><text:span text:style-name="T28_1">Carlos</text:span><text:span text:style-name="T28_2"><text:s/></text:span><text:span text:style-name="T28_3">Alberto</text:span></text:p>
          </table:table-cell>
          <table:table-cell table:style-name="Cell6">
            <text:p text:style-name="P29"><text:span text:style-name="T29_1">Criação</text:span><text:span text:style-name="T29_2"><text:s/></text:span><text:span text:style-name="T29_3">do</text:span><text:span text:style-name="T29_4"><text:s/></text:span><text:span text:style-name="T29_5">Documento</text:span></text:p>
          </table:table-cell>
          <table:table-cell table:style-name="Cell7">
            <text:p text:style-name="P30"><text:span text:style-name="T30_1">26/10/12</text:span></text:p>
          </table:table-cell>
          <table:table-cell table:style-name="Cell8">
            <text:p text:style-name="P31"><text:span text:style-name="T31_1">0.1</text:span></text:p>
          </table:table-cell>
        </table:table-row>
        <table:table-row table:style-name="Row3">
          <table:table-cell table:style-name="Cell9">
            <text:p text:style-name="P32"><text:span text:style-name="T32_1">Carlos</text:span><text:span text:style-name="T32_2"><text:s/></text:span><text:span text:style-name="T32_3">Alberto</text:span></text:p>
          </table:table-cell>
          <table:table-cell table:style-name="Cell10">
            <text:p text:style-name="P33"><text:span text:style-name="T33_1">Adicionado</text:span><text:span text:style-name="T33_2"><text:s/></text:span><text:span text:style-name="T33_3">demais</text:span><text:span text:style-name="T33_4"><text:s/></text:span><text:span text:style-name="T33_5">informações</text:span></text:p>
          </table:table-cell>
          <table:table-cell table:style-name="Cell11">
            <text:p text:style-name="P34"><text:span text:style-name="T34_1">30/10/12</text:span></text:p>
          </table:table-cell>
          <table:table-cell table:style-name="Cell12">
            <text:p text:style-name="P35"><text:span text:style-name="T35_1">1.0</text:span></text:p>
          </table:table-cell>
        </table:table-row>
        <table:table-row table:style-name="Row4">
          <table:table-cell table:style-name="Cell13">
            <text:p text:style-name="P36"><text:span text:style-name="T36_1">Igor</text:span><text:span text:style-name="T36_2"><text:s/></text:span><text:span text:style-name="T36_3">Vinicius</text:span></text:p>
          </table:table-cell>
          <table:table-cell table:style-name="Cell14">
            <text:p text:style-name="P37"><text:span text:style-name="T37_1">Alteração</text:span><text:span text:style-name="T37_2"><text:s/></text:span><text:span text:style-name="T37_3">do</text:span><text:span text:style-name="T37_4"><text:s/></text:span><text:span text:style-name="T37_5">Documento</text:span><text:span text:style-name="T37_6"><text:s/></text:span><text:span text:style-name="T37_7">para</text:span><text:span text:style-name="T37_8"><text:s/></text:span><text:span text:style-name="T37_9">atender</text:span><text:span text:style-name="T37_10"><text:s/></text:span><text:span text:style-name="T37_11">não</text:span><text:span text:style-name="T37_12"><text:s/></text:span><text:span text:style-name="T37_13">somente</text:span><text:span text:style-name="T37_14"><text:s/></text:span><text:span text:style-name="T37_15">produto</text:span><text:span text:style-name="T37_16"><text:s/></text:span><text:span text:style-name="T37_17">de</text:span><text:span text:style-name="T37_18"><text:s/></text:span><text:span text:style-name="T37_19">software</text:span><text:span text:style-name="T37_20"><text:s/></text:span><text:span text:style-name="T37_21">mas</text:span><text:span text:style-name="T37_22"><text:s/></text:span><text:span text:style-name="T37_23">Produtos</text:span><text:span text:style-name="T37_24"><text:s/></text:span><text:span text:style-name="T37_25">de</text:span><text:span text:style-name="T37_26"><text:s/></text:span><text:span text:style-name="T37_27">Trabalho</text:span><text:span text:style-name="T37_28"><text:s/></text:span><text:span text:style-name="T37_29">em</text:span><text:span text:style-name="T37_30"><text:s/></text:span><text:span text:style-name="T37_31">Geral</text:span></text:p>
          </table:table-cell>
          <table:table-cell table:style-name="Cell15">
            <text:p text:style-name="P38"><text:span text:style-name="T38_1">10/10/2012</text:span></text:p>
          </table:table-cell>
          <table:table-cell table:style-name="Cell16">
            <text:p text:style-name="P39"><text:span text:style-name="T39_1">1.1</text:span></text:p>
          </table:table-cell>
        </table:table-row>
        <table:table-row table:style-name="Row5">
          <table:table-cell table:style-name="Cell17">
            <text:p text:style-name="P40"><text:span text:style-name="T40_1">Igor</text:span><text:span text:style-name="T40_2"><text:s/></text:span><text:span text:style-name="T40_3">Vinicius</text:span></text:p>
          </table:table-cell>
          <table:table-cell table:style-name="Cell18">
            <text:p text:style-name="P41"><text:span text:style-name="T41_1">Inclusão</text:span><text:span text:style-name="T41_2"><text:s/></text:span><text:span text:style-name="T41_3">de</text:span><text:span text:style-name="T41_4"><text:s/></text:span><text:span text:style-name="T41_5">outras</text:span><text:span text:style-name="T41_6"><text:s/></text:span><text:span text:style-name="T41_7">características</text:span><text:span text:style-name="T41_8"><text:s/></text:span><text:span text:style-name="T41_9">de</text:span><text:span text:style-name="T41_10"><text:s/></text:span><text:span text:style-name="T41_11">qualidade</text:span><text:span text:style-name="T41_12"><text:s/></text:span><text:span text:style-name="T41_13">do</text:span><text:span text:style-name="T41_14"><text:s/></text:span><text:span text:style-name="T41_15">produto</text:span><text:span text:style-name="T41_16"><text:s/></text:span><text:span text:style-name="T41_17">de</text:span><text:span text:style-name="T41_18"><text:s/></text:span><text:span text:style-name="T41_19">software</text:span></text:p>
          </table:table-cell>
          <table:table-cell table:style-name="Cell19">
            <text:p text:style-name="P42"><text:span text:style-name="T42_1">11/11/2012</text:span></text:p>
          </table:table-cell>
          <table:table-cell table:style-name="Cell20">
            <text:p text:style-name="P43"><text:span text:style-name="T43_1">1.2</text:span></text:p>
          </table:table-cell>
        </table:table-row>
        <table:table-row table:style-name="Row6">
          <table:table-cell table:style-name="Cell21">
            <text:p text:style-name="P44"><text:span text:style-name="T44_1">Igor</text:span><text:span text:style-name="T44_2"><text:s/></text:span><text:span text:style-name="T44_3">Vinicius</text:span></text:p>
          </table:table-cell>
          <table:table-cell table:style-name="Cell22">
            <text:p text:style-name="P45"><text:span text:style-name="T45_1">Inclusão</text:span><text:span text:style-name="T45_2"><text:s/></text:span><text:span text:style-name="T45_3">dos</text:span><text:span text:style-name="T45_4"><text:s/></text:span><text:span text:style-name="T45_5">procedimentos</text:span><text:span text:style-name="T45_6"><text:s/></text:span><text:span text:style-name="T45_7">de</text:span><text:span text:style-name="T45_8"><text:s/></text:span><text:span text:style-name="T45_9">checklist</text:span><text:span text:style-name="T45_10"><text:s/></text:span><text:span text:style-name="T45_11">com</text:span><text:span text:style-name="T45_12"><text:s/></text:span><text:span text:style-name="T45_13">base</text:span><text:span text:style-name="T45_14"><text:s/></text:span><text:span text:style-name="T45_15">nos</text:span><text:span text:style-name="T45_16"><text:s/></text:span><text:span text:style-name="T45_17">templates</text:span></text:p>
          </table:table-cell>
          <table:table-cell table:style-name="Cell23">
            <text:p text:style-name="P46"><text:span text:style-name="T46_1">15/11/2012</text:span></text:p>
          </table:table-cell>
          <table:table-cell table:style-name="Cell24">
            <text:p text:style-name="P47"><text:span text:style-name="T47_1">1.3</text:span></text:p>
          </table:table-cell>
        </table:table-row>
      </table:table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3_1">Sumário</text:span></text:p>
      <text:p text:style-name="P64"><text:span text:style-name="T64_1"><text:a xlink:type="simple" xlink:href="#h.1fob9te"><text:span text:style-name="T64_2">1.<text:s/></text:span></text:a></text:span><text:span text:style-name="T64_3"><text:a xlink:type="simple" xlink:href="#h.1fob9te"><text:span text:style-name="T64_4">Introdução</text:span></text:a></text:span></text:p>
      <text:p text:style-name="P65"><text:span text:style-name="T65_1"><text:a xlink:type="simple" xlink:href="#h.k3gnwh4k42i"><text:span text:style-name="T65_2">2.<text:s/></text:span></text:a></text:span><text:span text:style-name="T65_3"><text:a xlink:type="simple" xlink:href="#h.k3gnwh4k42i"><text:span text:style-name="T65_4">Critérios</text:span></text:a></text:span></text:p>
      <text:p text:style-name="P66"><text:span text:style-name="T66_1"><text:a xlink:type="simple" xlink:href="#h.7ijh1alxtjs8"><text:span text:style-name="T66_2">2.1.<text:s/></text:span></text:a></text:span><text:span text:style-name="T66_3"><text:a xlink:type="simple" xlink:href="#h.7ijh1alxtjs8"><text:span text:style-name="T66_4">Qualidade</text:span></text:a></text:span><text:span text:style-name="T66_5"><text:a xlink:type="simple" xlink:href="#h.7ijh1alxtjs8"><text:span text:style-name="T66_6"><text:s/></text:span></text:a></text:span><text:span text:style-name="T66_7"><text:a xlink:type="simple" xlink:href="#h.7ijh1alxtjs8"><text:span text:style-name="T66_8">dos</text:span></text:a></text:span><text:span text:style-name="T66_9"><text:a xlink:type="simple" xlink:href="#h.7ijh1alxtjs8"><text:span text:style-name="T66_10"><text:s/></text:span></text:a></text:span><text:span text:style-name="T66_11"><text:a xlink:type="simple" xlink:href="#h.7ijh1alxtjs8"><text:span text:style-name="T66_12">Produtos</text:span></text:a></text:span><text:span text:style-name="T66_13"><text:a xlink:type="simple" xlink:href="#h.7ijh1alxtjs8"><text:span text:style-name="T66_14"><text:s/></text:span></text:a></text:span><text:span text:style-name="T66_15"><text:a xlink:type="simple" xlink:href="#h.7ijh1alxtjs8"><text:span text:style-name="T66_16">de</text:span></text:a></text:span><text:span text:style-name="T66_17"><text:a xlink:type="simple" xlink:href="#h.7ijh1alxtjs8"><text:span text:style-name="T66_18"><text:s/></text:span></text:a></text:span><text:span text:style-name="T66_19"><text:a xlink:type="simple" xlink:href="#h.7ijh1alxtjs8"><text:span text:style-name="T66_20">Trabalho</text:span></text:a></text:span></text:p>
      <text:p text:style-name="P67"><text:span text:style-name="T67_1"><text:a xlink:type="simple" xlink:href="#h.c1sru84vmld3"><text:span text:style-name="T67_2">2.2.<text:s/></text:span></text:a></text:span><text:span text:style-name="T67_3"><text:a xlink:type="simple" xlink:href="#h.c1sru84vmld3"><text:span text:style-name="T67_4">Qualidade</text:span></text:a></text:span><text:span text:style-name="T67_5"><text:a xlink:type="simple" xlink:href="#h.c1sru84vmld3"><text:span text:style-name="T67_6"><text:s/></text:span></text:a></text:span><text:span text:style-name="T67_7"><text:a xlink:type="simple" xlink:href="#h.c1sru84vmld3"><text:span text:style-name="T67_8">do</text:span></text:a></text:span><text:span text:style-name="T67_9"><text:a xlink:type="simple" xlink:href="#h.c1sru84vmld3"><text:span text:style-name="T67_10"><text:s/></text:span></text:a></text:span><text:span text:style-name="T67_11"><text:a xlink:type="simple" xlink:href="#h.c1sru84vmld3"><text:span text:style-name="T67_12">Produto</text:span></text:a></text:span><text:span text:style-name="T67_13"><text:a xlink:type="simple" xlink:href="#h.c1sru84vmld3"><text:span text:style-name="T67_14"><text:s/></text:span></text:a></text:span><text:span text:style-name="T67_15"><text:a xlink:type="simple" xlink:href="#h.c1sru84vmld3"><text:span text:style-name="T67_16">de</text:span></text:a></text:span><text:span text:style-name="T67_17"><text:a xlink:type="simple" xlink:href="#h.c1sru84vmld3"><text:span text:style-name="T67_18"><text:s/></text:span></text:a></text:span><text:span text:style-name="T67_19"><text:a xlink:type="simple" xlink:href="#h.c1sru84vmld3"><text:span text:style-name="T67_20">Software</text:span></text:a></text:span><text:span text:style-name="T67_21"><text:a xlink:type="simple" xlink:href="#h.c1sru84vmld3"><text:span text:style-name="T67_22"><text:s/>-<text:s/></text:span></text:a></text:span><text:span text:style-name="T67_23"><text:a xlink:type="simple" xlink:href="#h.c1sru84vmld3"><text:span text:style-name="T67_24">Interna</text:span></text:a></text:span><text:span text:style-name="T67_25"><text:a xlink:type="simple" xlink:href="#h.c1sru84vmld3"><text:span text:style-name="T67_26"><text:s/></text:span></text:a></text:span><text:span text:style-name="T67_27"><text:a xlink:type="simple" xlink:href="#h.c1sru84vmld3"><text:span text:style-name="T67_28">e</text:span></text:a></text:span><text:span text:style-name="T67_29"><text:a xlink:type="simple" xlink:href="#h.c1sru84vmld3"><text:span text:style-name="T67_30"><text:s/></text:span></text:a></text:span><text:span text:style-name="T67_31"><text:a xlink:type="simple" xlink:href="#h.c1sru84vmld3"><text:span text:style-name="T67_32">Externa</text:span></text:a></text:span></text:p>
      <text:p text:style-name="P68"><text:span text:style-name="T68_1"><text:a xlink:type="simple" xlink:href="#h.t6gad9b79x37"><text:span text:style-name="T68_2">2.2.1.<text:s/></text:span></text:a></text:span><text:span text:style-name="T68_3"><text:a xlink:type="simple" xlink:href="#h.t6gad9b79x37"><text:span text:style-name="T68_4">Funcionalidade</text:span></text:a></text:span></text:p>
      <text:p text:style-name="P69"><text:span text:style-name="T69_1"><text:a xlink:type="simple" xlink:href="#h.xh4qtzk7k93f"><text:span text:style-name="T69_2">2.2.2.<text:s/></text:span></text:a></text:span><text:span text:style-name="T69_3"><text:a xlink:type="simple" xlink:href="#h.xh4qtzk7k93f"><text:span text:style-name="T69_4">Confiabilidade</text:span></text:a></text:span></text:p>
      <text:p text:style-name="P70"><text:span text:style-name="T70_1"><text:a xlink:type="simple" xlink:href="#h.pqm4yxnhpuw"><text:span text:style-name="T70_2">2.2.3.<text:s/></text:span></text:a></text:span><text:span text:style-name="T70_3"><text:a xlink:type="simple" xlink:href="#h.pqm4yxnhpuw"><text:span text:style-name="T70_4">Usabilidade</text:span></text:a></text:span></text:p>
      <text:p text:style-name="P71"><text:span text:style-name="T71_1"><text:a xlink:type="simple" xlink:href="#h.cvlipu589xah"><text:span text:style-name="T71_2">2.2.4.<text:s/></text:span></text:a></text:span><text:span text:style-name="T71_3"><text:a xlink:type="simple" xlink:href="#h.cvlipu589xah"><text:span text:style-name="T71_4">Eficiência</text:span></text:a></text:span></text:p>
      <text:p text:style-name="P72"><text:span text:style-name="T72_1"><text:a xlink:type="simple" xlink:href="#h.2aud2go6x6o2"><text:span text:style-name="T72_2">2.2.5.<text:s/></text:span></text:a></text:span><text:span text:style-name="T72_3"><text:a xlink:type="simple" xlink:href="#h.2aud2go6x6o2"><text:span text:style-name="T72_4">Manutenibilidade</text:span></text:a></text:span></text:p>
      <text:p text:style-name="P73"><text:span text:style-name="T73_1"><text:a xlink:type="simple" xlink:href="#h.r4v42yvkoejn"><text:span text:style-name="T73_2">2.2.6.<text:s/></text:span></text:a></text:span><text:span text:style-name="T73_3"><text:a xlink:type="simple" xlink:href="#h.r4v42yvkoejn"><text:span text:style-name="T73_4">Portabilidade</text:span></text:a></text:span></text:p>
      <text:p text:style-name="P74"><text:span text:style-name="T74_1"><text:a xlink:type="simple" xlink:href="#h.6vx656u8vp7x"><text:span text:style-name="T74_2">2.3.<text:s/></text:span></text:a></text:span><text:span text:style-name="T74_3"><text:a xlink:type="simple" xlink:href="#h.6vx656u8vp7x"><text:span text:style-name="T74_4">Qualidade</text:span></text:a></text:span><text:span text:style-name="T74_5"><text:a xlink:type="simple" xlink:href="#h.6vx656u8vp7x"><text:span text:style-name="T74_6"><text:s/></text:span></text:a></text:span><text:span text:style-name="T74_7"><text:a xlink:type="simple" xlink:href="#h.6vx656u8vp7x"><text:span text:style-name="T74_8">do</text:span></text:a></text:span><text:span text:style-name="T74_9"><text:a xlink:type="simple" xlink:href="#h.6vx656u8vp7x"><text:span text:style-name="T74_10"><text:s/></text:span></text:a></text:span><text:span text:style-name="T74_11"><text:a xlink:type="simple" xlink:href="#h.6vx656u8vp7x"><text:span text:style-name="T74_12">Produto</text:span></text:a></text:span><text:span text:style-name="T74_13"><text:a xlink:type="simple" xlink:href="#h.6vx656u8vp7x"><text:span text:style-name="T74_14"><text:s/></text:span></text:a></text:span><text:span text:style-name="T74_15"><text:a xlink:type="simple" xlink:href="#h.6vx656u8vp7x"><text:span text:style-name="T74_16">de</text:span></text:a></text:span><text:span text:style-name="T74_17"><text:a xlink:type="simple" xlink:href="#h.6vx656u8vp7x"><text:span text:style-name="T74_18"><text:s/></text:span></text:a></text:span><text:span text:style-name="T74_19"><text:a xlink:type="simple" xlink:href="#h.6vx656u8vp7x"><text:span text:style-name="T74_20">Software</text:span></text:a></text:span><text:span text:style-name="T74_21"><text:a xlink:type="simple" xlink:href="#h.6vx656u8vp7x"><text:span text:style-name="T74_22"><text:s/>-<text:s/></text:span></text:a></text:span><text:span text:style-name="T74_23"><text:a xlink:type="simple" xlink:href="#h.6vx656u8vp7x"><text:span text:style-name="T74_24">Em</text:span></text:a></text:span><text:span text:style-name="T74_25"><text:a xlink:type="simple" xlink:href="#h.6vx656u8vp7x"><text:span text:style-name="T74_26"><text:s/></text:span></text:a></text:span><text:span text:style-name="T74_27"><text:a xlink:type="simple" xlink:href="#h.6vx656u8vp7x"><text:span text:style-name="T74_28">uso</text:span></text:a></text:span></text:p>
      <text:p text:style-name="P75"><text:span text:style-name="T75_1"><text:a xlink:type="simple" xlink:href="#h.syqmkfmz64o9"><text:span text:style-name="T75_2">2.3.1.<text:s/></text:span></text:a></text:span><text:span text:style-name="T75_3"><text:a xlink:type="simple" xlink:href="#h.syqmkfmz64o9"><text:span text:style-name="T75_4">Eficácia</text:span></text:a></text:span></text:p>
      <text:p text:style-name="P76"><text:span text:style-name="T76_1"><text:a xlink:type="simple" xlink:href="#h.d2pmovpordxv"><text:span text:style-name="T76_2">2.3.2.<text:s/></text:span></text:a></text:span><text:span text:style-name="T76_3"><text:a xlink:type="simple" xlink:href="#h.d2pmovpordxv"><text:span text:style-name="T76_4">Produtividade</text:span></text:a></text:span></text:p>
      <text:p text:style-name="P77"><text:span text:style-name="T77_1"><text:a xlink:type="simple" xlink:href="#h.tbgy5llg6arp"><text:span text:style-name="T77_2">2.3.3.<text:s/></text:span></text:a></text:span><text:span text:style-name="T77_3"><text:a xlink:type="simple" xlink:href="#h.tbgy5llg6arp"><text:span text:style-name="T77_4">Segurança</text:span></text:a></text:span></text:p>
      <text:p text:style-name="P78"><text:span text:style-name="T78_1"><text:a xlink:type="simple" xlink:href="#h.o9bauoqw6z5u"><text:span text:style-name="T78_2">2.3.4.<text:s/></text:span></text:a></text:span><text:span text:style-name="T78_3"><text:a xlink:type="simple" xlink:href="#h.o9bauoqw6z5u"><text:span text:style-name="T78_4">Satisfação</text:span></text:a></text:span></text:p>
      <text:p text:style-name="P79"><text:span text:style-name="T79_1"><text:a xlink:type="simple" xlink:href="#h.pktsq7tevsmx"><text:span text:style-name="T79_2">3.<text:s/></text:span></text:a></text:span><text:span text:style-name="T79_3"><text:a xlink:type="simple" xlink:href="#h.pktsq7tevsmx"><text:span text:style-name="T79_4">Atividades</text:span></text:a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h text:style-name="P93" text:outline-level="10"><text:bookmark-start text:name="h.1fob9te"/><text:bookmark-end text:name="h.1fob9te"/><text:span text:style-name="T93_1">1.<text:s/></text:span><text:span text:style-name="T93_2">Introdução</text:span></text:h>
      <text:p text:style-name="P94"><text:span text:style-name="T94_1"><text:tab/></text:span><text:span text:style-name="T94_2">Os</text:span><text:span text:style-name="T94_3"><text:s/></text:span><text:span text:style-name="T94_4">critérios</text:span><text:span text:style-name="T94_5"><text:s/></text:span><text:span text:style-name="T94_6">para</text:span><text:span text:style-name="T94_7"><text:s/></text:span><text:span text:style-name="T94_8">avaliar</text:span><text:span text:style-name="T94_9"><text:s/></text:span><text:span text:style-name="T94_10">a</text:span><text:span text:style-name="T94_11"><text:s/></text:span><text:span text:style-name="T94_12">qualidade</text:span><text:span text:style-name="T94_13"><text:s/></text:span><text:span text:style-name="T94_14">dos</text:span><text:span text:style-name="T94_15"><text:s/></text:span><text:span text:style-name="T94_16">produtos</text:span><text:span text:style-name="T94_17"><text:s/></text:span><text:span text:style-name="T94_18">do</text:span><text:span text:style-name="T94_19"><text:s/></text:span><text:span text:style-name="T94_20">projeto</text:span><text:span text:style-name="T94_21"><text:s/></text:span><text:span text:style-name="T94_22">visa</text:span><text:span text:style-name="T94_23"><text:s/></text:span><text:span text:style-name="T94_24">identificar</text:span><text:span text:style-name="T94_25"><text:s/></text:span><text:span text:style-name="T94_26">o</text:span><text:span text:style-name="T94_27"><text:s/></text:span><text:span text:style-name="T94_28">nível</text:span><text:span text:style-name="T94_29"><text:s/></text:span><text:span text:style-name="T94_30">desejado</text:span><text:span text:style-name="T94_31"><text:s/></text:span><text:span text:style-name="T94_32">de</text:span><text:span text:style-name="T94_33"><text:s/></text:span><text:span text:style-name="T94_34">qualidade</text:span><text:span text:style-name="T94_35"><text:s/></text:span><text:span text:style-name="T94_36">e</text:span><text:span text:style-name="T94_37"><text:s/></text:span><text:span text:style-name="T94_38">determinar</text:span><text:span text:style-name="T94_39"><text:s/></text:span><text:span text:style-name="T94_40">se</text:span><text:span text:style-name="T94_41"><text:s/></text:span><text:span text:style-name="T94_42">ele</text:span><text:span text:style-name="T94_43"><text:s/></text:span><text:span text:style-name="T94_44">foi</text:span><text:span text:style-name="T94_45"><text:s/></text:span><text:span text:style-name="T94_46">atingido</text:span><text:span text:style-name="T94_47">.<text:s/></text:span></text:p>
      <text:h text:style-name="P95" text:outline-level="10"><text:bookmark-start text:name="h.k3gnwh4k42i"/><text:bookmark-end text:name="h.k3gnwh4k42i"/><text:span text:style-name="T95_1">2.<text:s/></text:span><text:span text:style-name="T95_2">Critérios</text:span></text:h>
      <text:p text:style-name="P96"><text:span text:style-name="T96_1"><text:tab/></text:span><text:span text:style-name="T96_2">Os</text:span><text:span text:style-name="T96_3"><text:s/></text:span><text:span text:style-name="T96_4">critérios</text:span><text:span text:style-name="T96_5"><text:s/></text:span><text:span text:style-name="T96_6">serão</text:span><text:span text:style-name="T96_7"><text:s/></text:span><text:span text:style-name="T96_8">identificados</text:span><text:span text:style-name="T96_9"><text:s/></text:span><text:span text:style-name="T96_10">neste</text:span><text:span text:style-name="T96_11"><text:s/></text:span><text:span text:style-name="T96_12">documento</text:span><text:span text:style-name="T96_13"><text:s/></text:span><text:span text:style-name="T96_14">com</text:span><text:span text:style-name="T96_15"><text:s/></text:span><text:span text:style-name="T96_16">base</text:span><text:span text:style-name="T96_17"><text:s/></text:span><text:span text:style-name="T96_18">nas</text:span><text:span text:style-name="T96_19"><text:s/></text:span><text:span text:style-name="T96_20">definições</text:span><text:span text:style-name="T96_21"><text:s/></text:span><text:span text:style-name="T96_22">das</text:span><text:span text:style-name="T96_23"><text:s/></text:span><text:span text:style-name="T96_24">características</text:span><text:span text:style-name="T96_25"><text:s/></text:span><text:span text:style-name="T96_26">e</text:span><text:span text:style-name="T96_27"><text:s/></text:span><text:span text:style-name="T96_28">subcaracterísticas</text:span><text:span text:style-name="T96_29"><text:s/></text:span><text:span text:style-name="T96_30">de</text:span><text:span text:style-name="T96_31"><text:s/></text:span><text:span text:style-name="T96_32">qualidade</text:span><text:span text:style-name="T96_33"><text:s/></text:span><text:span text:style-name="T96_34">interna</text:span><text:span text:style-name="T96_35"><text:s/></text:span><text:span text:style-name="T96_36">e</text:span><text:span text:style-name="T96_37"><text:s/></text:span><text:span text:style-name="T96_38">externa</text:span><text:span text:style-name="T96_39"><text:s/></text:span><text:span text:style-name="T96_40">definidas</text:span><text:span text:style-name="T96_41"><text:s/></text:span><text:span text:style-name="T96_42">pela</text:span><text:span text:style-name="T96_43"><text:s/></text:span><text:span text:style-name="T96_44">ISO</text:span><text:span text:style-name="T96_45">/</text:span><text:span text:style-name="T96_46">IEC</text:span><text:span text:style-name="T96_47"><text:s/>9126-1<text:s/></text:span><text:span text:style-name="T96_48">na</text:span><text:span text:style-name="T96_49"><text:s/></text:span><text:span text:style-name="T96_50">verificação</text:span><text:span text:style-name="T96_51"><text:s/></text:span><text:span text:style-name="T96_52">da</text:span><text:span text:style-name="T96_53"><text:s/></text:span><text:span text:style-name="T96_54">qualidade</text:span><text:span text:style-name="T96_55"><text:s/></text:span><text:span text:style-name="T96_56">do</text:span><text:span text:style-name="T96_57"><text:s/></text:span><text:span text:style-name="T96_58">produto</text:span><text:span text:style-name="T96_59"><text:s/></text:span><text:span text:style-name="T96_60">de</text:span><text:span text:style-name="T96_61"><text:s/></text:span><text:span text:style-name="T96_62">software</text:span><text:span text:style-name="T96_63">.<text:s/></text:span><text:span text:style-name="T96_64">Para</text:span><text:span text:style-name="T96_65"><text:s/></text:span><text:span text:style-name="T96_66">a</text:span><text:span text:style-name="T96_67"><text:s/></text:span><text:span text:style-name="T96_68">verificação</text:span><text:span text:style-name="T96_69"><text:s/></text:span><text:span text:style-name="T96_70">da</text:span><text:span text:style-name="T96_71"><text:s/></text:span><text:span text:style-name="T96_72">qualidade</text:span><text:span text:style-name="T96_73"><text:s/></text:span><text:span text:style-name="T96_74">dos</text:span><text:span text:style-name="T96_75"><text:s/></text:span><text:span text:style-name="T96_76">produtos</text:span><text:span text:style-name="T96_77"><text:s/></text:span><text:span text:style-name="T96_78">do</text:span><text:span text:style-name="T96_79"><text:s/></text:span><text:span text:style-name="T96_80">projeto</text:span><text:span text:style-name="T96_81"><text:s/></text:span><text:span text:style-name="T96_82">que</text:span><text:span text:style-name="T96_83"><text:s/></text:span><text:span text:style-name="T96_84">não</text:span><text:span text:style-name="T96_85"><text:s/></text:span><text:span text:style-name="T96_86">são</text:span><text:span text:style-name="T96_87"><text:s/></text:span><text:span text:style-name="T96_88">sorftware</text:span><text:span text:style-name="T96_89">,<text:s/></text:span><text:span text:style-name="T96_90">serão</text:span><text:span text:style-name="T96_91"><text:s/></text:span><text:span text:style-name="T96_92">adotados</text:span><text:span text:style-name="T96_93"><text:s/></text:span><text:span text:style-name="T96_94">critérios</text:span><text:span text:style-name="T96_95"><text:s/></text:span><text:span text:style-name="T96_96">de</text:span><text:span text:style-name="T96_97"><text:s/></text:span><text:span text:style-name="T96_98">verificação</text:span><text:span text:style-name="T96_99"><text:s/></text:span><text:span text:style-name="T96_100">definidos</text:span><text:span text:style-name="T96_101"><text:s/></text:span><text:span text:style-name="T96_102">pelos</text:span><text:span text:style-name="T96_103"><text:s/></text:span><text:span text:style-name="T96_104">planos</text:span><text:span text:style-name="T96_105"><text:s/></text:span><text:span text:style-name="T96_106">de</text:span><text:span text:style-name="T96_107"><text:s/></text:span><text:span text:style-name="T96_108">cada</text:span><text:span text:style-name="T96_109"><text:s/></text:span><text:span text:style-name="T96_110">gerência</text:span><text:span text:style-name="T96_111"><text:s/></text:span><text:span text:style-name="T96_112">do</text:span><text:span text:style-name="T96_113"><text:s/></text:span><text:span text:style-name="T96_114">projeto</text:span><text:span text:style-name="T96_115">.<text:s/></text:span><text:span text:style-name="T96_116">Caso</text:span><text:span text:style-name="T96_117"><text:s/></text:span><text:span text:style-name="T96_118">exista</text:span><text:span text:style-name="T96_119"><text:s/></text:span><text:span text:style-name="T96_120">produto</text:span><text:span text:style-name="T96_121"><text:s/></text:span><text:span text:style-name="T96_122">produzido</text:span><text:span text:style-name="T96_123"><text:s/></text:span><text:span text:style-name="T96_124">durante</text:span><text:span text:style-name="T96_125"><text:s/></text:span><text:span text:style-name="T96_126">o</text:span><text:span text:style-name="T96_127"><text:s/></text:span><text:span text:style-name="T96_128">projeto</text:span><text:span text:style-name="T96_129"><text:s/></text:span><text:span text:style-name="T96_130">que</text:span><text:span text:style-name="T96_131"><text:s/></text:span><text:span text:style-name="T96_132">não</text:span><text:span text:style-name="T96_133"><text:s/></text:span><text:span text:style-name="T96_134">esteja</text:span><text:span text:style-name="T96_135"><text:s/></text:span><text:span text:style-name="T96_136">sob</text:span><text:span text:style-name="T96_137"><text:s/></text:span><text:span text:style-name="T96_138">a</text:span><text:span text:style-name="T96_139"><text:s/></text:span><text:span text:style-name="T96_140">gestão</text:span><text:span text:style-name="T96_141"><text:s/></text:span><text:span text:style-name="T96_142">de</text:span><text:span text:style-name="T96_143"><text:s/></text:span><text:span text:style-name="T96_144">alguma</text:span><text:span text:style-name="T96_145"><text:s/></text:span><text:span text:style-name="T96_146">gerência</text:span><text:span text:style-name="T96_147"><text:s/></text:span><text:span text:style-name="T96_148">definida</text:span><text:span text:style-name="T96_149"><text:s/></text:span><text:span text:style-name="T96_150">pela</text:span><text:span text:style-name="T96_151"><text:s/></text:span><text:span text:style-name="T96_152">EAP</text:span><text:span text:style-name="T96_153">,<text:s/></text:span><text:span text:style-name="T96_154">caberá</text:span><text:span text:style-name="T96_155"><text:s/></text:span><text:span text:style-name="T96_156">a</text:span><text:span text:style-name="T96_157"><text:s/></text:span><text:span text:style-name="T96_158">gerência</text:span><text:span text:style-name="T96_159"><text:s/></text:span><text:span text:style-name="T96_160">de</text:span><text:span text:style-name="T96_161"><text:s/></text:span><text:span text:style-name="T96_162">Qualidade</text:span><text:span text:style-name="T96_163"><text:s/></text:span><text:span text:style-name="T96_164">do</text:span><text:span text:style-name="T96_165"><text:s/></text:span><text:span text:style-name="T96_166">Produto</text:span><text:span text:style-name="T96_167"><text:s/></text:span><text:span text:style-name="T96_168">definir</text:span><text:span text:style-name="T96_169"><text:s/></text:span><text:span text:style-name="T96_170">seus</text:span><text:span text:style-name="T96_171"><text:s/></text:span><text:span text:style-name="T96_172">critérios</text:span><text:span text:style-name="T96_173"><text:s/></text:span><text:span text:style-name="T96_174">de</text:span><text:span text:style-name="T96_175"><text:s/></text:span><text:span text:style-name="T96_176">verificação</text:span><text:span text:style-name="T96_177"><text:s/></text:span><text:span text:style-name="T96_178">e</text:span><text:span text:style-name="T96_179"><text:s/></text:span><text:span text:style-name="T96_180">validação</text:span><text:span text:style-name="T96_181"><text:s/></text:span><text:span text:style-name="T96_182">da</text:span><text:span text:style-name="T96_183"><text:s/></text:span><text:span text:style-name="T96_184">qualidade</text:span><text:span text:style-name="T96_185"><text:s/></text:span><text:span text:style-name="T96_186">do</text:span><text:span text:style-name="T96_187"><text:s/></text:span><text:span text:style-name="T96_188">mesmo</text:span><text:span text:style-name="T96_189">.</text:span></text:p>
      <text:h text:style-name="P97" text:outline-level="10"><text:bookmark-start text:name="h.7ijh1alxtjs8"/><text:bookmark-end text:name="h.7ijh1alxtjs8"/><text:span text:style-name="T97_1">2.1.<text:s/></text:span><text:span text:style-name="T97_2">Qualidade</text:span><text:span text:style-name="T97_3"><text:s/></text:span><text:span text:style-name="T97_4">dos</text:span><text:span text:style-name="T97_5"><text:s/></text:span><text:span text:style-name="T97_6">Produtos</text:span><text:span text:style-name="T97_7"><text:s/></text:span><text:span text:style-name="T97_8">de</text:span><text:span text:style-name="T97_9"><text:s/></text:span><text:span text:style-name="T97_10">Trabalho</text:span></text:h>
      <text:p text:style-name="P98"><text:span text:style-name="T98_1"><text:tab/></text:span><text:span text:style-name="T98_2">Para</text:span><text:span text:style-name="T98_3"><text:s/></text:span><text:span text:style-name="T98_4">avaliar</text:span><text:span text:style-name="T98_5"><text:s/></text:span><text:span text:style-name="T98_6">a</text:span><text:span text:style-name="T98_7"><text:s/></text:span><text:span text:style-name="T98_8">qualidade</text:span><text:span text:style-name="T98_9"><text:s/></text:span><text:span text:style-name="T98_10">dos</text:span><text:span text:style-name="T98_11"><text:s/></text:span><text:span text:style-name="T98_12">produtos</text:span><text:span text:style-name="T98_13"><text:s/></text:span><text:span text:style-name="T98_14">de</text:span><text:span text:style-name="T98_15"><text:s/></text:span><text:span text:style-name="T98_16">trabalho</text:span><text:span text:style-name="T98_17"><text:s/></text:span><text:span text:style-name="T98_18">gerados</text:span><text:span text:style-name="T98_19"><text:s/></text:span><text:span text:style-name="T98_20">a</text:span><text:span text:style-name="T98_21"><text:s/></text:span><text:span text:style-name="T98_22">cada</text:span><text:span text:style-name="T98_23"><text:s/></text:span><text:span text:style-name="T98_24">fase</text:span><text:span text:style-name="T98_25"><text:s/></text:span><text:span text:style-name="T98_26">do</text:span><text:span text:style-name="T98_27"><text:s/></text:span><text:span text:style-name="T98_28">ciclo</text:span><text:span text:style-name="T98_29"><text:s/></text:span><text:span text:style-name="T98_30">de</text:span><text:span text:style-name="T98_31"><text:s/></text:span><text:span text:style-name="T98_32">vida</text:span><text:span text:style-name="T98_33">,<text:s/></text:span><text:span text:style-name="T98_34">os</text:span><text:span text:style-name="T98_35"><text:s/></text:span><text:span text:style-name="T98_36">critérios</text:span><text:span text:style-name="T98_37"><text:s/></text:span><text:span text:style-name="T98_38">adotados</text:span><text:span text:style-name="T98_39"><text:s/></text:span><text:span text:style-name="T98_40">para</text:span><text:span text:style-name="T98_41"><text:s/></text:span><text:span text:style-name="T98_42">a</text:span><text:span text:style-name="T98_43"><text:s/></text:span><text:span text:style-name="T98_44">verificação</text:span><text:span text:style-name="T98_45">,<text:s/></text:span><text:span text:style-name="T98_46">serão</text:span><text:span text:style-name="T98_47"><text:s/></text:span><text:span text:style-name="T98_48">baseados</text:span><text:span text:style-name="T98_49"><text:s/></text:span><text:span text:style-name="T98_50">nos</text:span><text:span text:style-name="T98_51"><text:s/></text:span><text:span text:style-name="T98_52">critérios</text:span><text:span text:style-name="T98_53"><text:s/></text:span><text:span text:style-name="T98_54">presentes</text:span><text:span text:style-name="T98_55"><text:s/></text:span><text:span text:style-name="T98_56">nos</text:span><text:span text:style-name="T98_57"><text:s/></text:span><text:span text:style-name="T98_58">planos</text:span><text:span text:style-name="T98_59"><text:s/></text:span><text:span text:style-name="T98_60">das</text:span><text:span text:style-name="T98_61"><text:s/></text:span><text:span text:style-name="T98_62">gerências</text:span><text:span text:style-name="T98_63"><text:s/></text:span><text:span text:style-name="T98_64">competentes</text:span><text:span text:style-name="T98_65">,<text:s/></text:span><text:span text:style-name="T98_66">as</text:span><text:span text:style-name="T98_67"><text:s/></text:span><text:span text:style-name="T98_68">quais</text:span><text:span text:style-name="T98_69"><text:s/></text:span><text:span text:style-name="T98_70">tem</text:span><text:span text:style-name="T98_71"><text:s/></text:span><text:span text:style-name="T98_72">como</text:span><text:span text:style-name="T98_73"><text:s/></text:span><text:span text:style-name="T98_74">responsabilidade</text:span><text:span text:style-name="T98_75"><text:s/></text:span><text:span text:style-name="T98_76">determinar</text:span><text:span text:style-name="T98_77"><text:s/></text:span><text:span text:style-name="T98_78">o</text:span><text:span text:style-name="T98_79"><text:s/></text:span><text:span text:style-name="T98_80">padrão</text:span><text:span text:style-name="T98_81"><text:s/></text:span><text:span text:style-name="T98_82">de</text:span><text:span text:style-name="T98_83"><text:s/></text:span><text:span text:style-name="T98_84">criação</text:span><text:span text:style-name="T98_85"><text:s/></text:span><text:span text:style-name="T98_86">dos</text:span><text:span text:style-name="T98_87"><text:s/></text:span><text:span text:style-name="T98_88">documentos</text:span><text:span text:style-name="T98_89">,<text:s/></text:span><text:span text:style-name="T98_90">bem</text:span><text:span text:style-name="T98_91"><text:s/></text:span><text:span text:style-name="T98_92">como</text:span><text:span text:style-name="T98_93"><text:s/></text:span><text:span text:style-name="T98_94">as</text:span><text:span text:style-name="T98_95"><text:s/></text:span><text:span text:style-name="T98_96">finalidades</text:span><text:span text:style-name="T98_97"><text:s/></text:span><text:span text:style-name="T98_98">dos</text:span><text:span text:style-name="T98_99"><text:s/></text:span><text:span text:style-name="T98_100">mesmos</text:span><text:span text:style-name="T98_101">.<text:s/></text:span><text:span text:style-name="T98_102">Já</text:span><text:span text:style-name="T98_103"><text:s/></text:span><text:span text:style-name="T98_104">os</text:span><text:span text:style-name="T98_105"><text:s/></text:span><text:span text:style-name="T98_106">documentos</text:span><text:span text:style-name="T98_107"><text:s/></text:span><text:span text:style-name="T98_108">criados</text:span><text:span text:style-name="T98_109"><text:s/></text:span><text:span text:style-name="T98_110">que</text:span><text:span text:style-name="T98_111"><text:s/></text:span><text:span text:style-name="T98_112">não</text:span><text:span text:style-name="T98_113"><text:s/></text:span><text:span text:style-name="T98_114">estão</text:span><text:span text:style-name="T98_115"><text:s/></text:span><text:span text:style-name="T98_116">sob</text:span><text:span text:style-name="T98_117"><text:s/></text:span><text:span text:style-name="T98_118">uma</text:span><text:span text:style-name="T98_119"><text:s/></text:span><text:span text:style-name="T98_120">gerência</text:span><text:span text:style-name="T98_121"><text:s/></text:span><text:span text:style-name="T98_122">bem</text:span><text:span text:style-name="T98_123"><text:s/></text:span><text:span text:style-name="T98_124">definida</text:span><text:span text:style-name="T98_125">,<text:s/></text:span><text:span text:style-name="T98_126">os</text:span><text:span text:style-name="T98_127"><text:s/></text:span><text:span text:style-name="T98_128">artefatos</text:span><text:span text:style-name="T98_129"><text:s/></text:span><text:span text:style-name="T98_130">identificados</text:span><text:span text:style-name="T98_131"><text:s/></text:span><text:span text:style-name="T98_132">a</text:span><text:span text:style-name="T98_133"><text:s/></text:span><text:span text:style-name="T98_134">serem</text:span><text:span text:style-name="T98_135"><text:s/></text:span><text:span text:style-name="T98_136">avaliados</text:span><text:span text:style-name="T98_137">,<text:s/></text:span><text:span text:style-name="T98_138">serão</text:span><text:span text:style-name="T98_139"><text:s/></text:span><text:span text:style-name="T98_140">verificados</text:span><text:span text:style-name="T98_141"><text:s/></text:span><text:span text:style-name="T98_142">seguindo</text:span><text:span text:style-name="T98_143"><text:s/></text:span><text:span text:style-name="T98_144">os</text:span><text:span text:style-name="T98_145"><text:s/></text:span><text:span text:style-name="T98_146">seguintes</text:span><text:span text:style-name="T98_147"><text:s/></text:span><text:span text:style-name="T98_148">passos</text:span><text:span text:style-name="T98_149">:</text:span></text:p>
      <text:list text:style-name="LS1" xml:id="list0">
        <text:list-item>
          <text:p text:style-name="P99"><text:span text:style-name="T99_1">Qual</text:span><text:span text:style-name="T99_2"><text:s/></text:span><text:span text:style-name="T99_3">área</text:span><text:span text:style-name="T99_4"><text:s/></text:span><text:span text:style-name="T99_5">do</text:span><text:span text:style-name="T99_6"><text:s/></text:span><text:span text:style-name="T99_7">conhecimento</text:span><text:span text:style-name="T99_8"><text:s/></text:span><text:span text:style-name="T99_9">de</text:span><text:span text:style-name="T99_10"><text:s/></text:span><text:span text:style-name="T99_11">Engenharia</text:span><text:span text:style-name="T99_12"><text:s/></text:span><text:span text:style-name="T99_13">de</text:span><text:span text:style-name="T99_14"><text:s/></text:span><text:span text:style-name="T99_15">Software</text:span><text:span text:style-name="T99_16"><text:s/></text:span><text:span text:style-name="T99_17">pertence</text:span><text:span text:style-name="T99_18"><text:s/></text:span><text:span text:style-name="T99_19">o</text:span><text:span text:style-name="T99_20"><text:s/></text:span><text:span text:style-name="T99_21">produto</text:span><text:span text:style-name="T99_22">?</text:span></text:p>
        </text:list-item>
        <text:list-item>
          <text:p text:style-name="P100"><text:span text:style-name="T100_1">O</text:span><text:span text:style-name="T100_2"><text:s/></text:span><text:span text:style-name="T100_3">produto</text:span><text:span text:style-name="T100_4"><text:s/></text:span><text:span text:style-name="T100_5">possui</text:span><text:span text:style-name="T100_6"><text:s/></text:span><text:span text:style-name="T100_7">alguma</text:span><text:span text:style-name="T100_8"><text:s/></text:span><text:span text:style-name="T100_9">especificação</text:span><text:span text:style-name="T100_10"><text:s/></text:span><text:span text:style-name="T100_11">prévia</text:span><text:span text:style-name="T100_12"><text:s/></text:span><text:span text:style-name="T100_13">presente</text:span><text:span text:style-name="T100_14"><text:s/></text:span><text:span text:style-name="T100_15">no</text:span><text:span text:style-name="T100_16"><text:s/></text:span><text:span text:style-name="T100_17">projeto</text:span><text:span text:style-name="T100_18"><text:s/></text:span><text:span text:style-name="T100_19">que</text:span><text:span text:style-name="T100_20"><text:s/></text:span><text:span text:style-name="T100_21">o</text:span><text:span text:style-name="T100_22"><text:s/></text:span><text:span text:style-name="T100_23">criou</text:span><text:span text:style-name="T100_24">?</text:span></text:p>
        </text:list-item>
        <text:list-item>
          <text:p text:style-name="P101"><text:span text:style-name="T101_1">Existe</text:span><text:span text:style-name="T101_2"><text:s/></text:span><text:span text:style-name="T101_3">normas</text:span><text:span text:style-name="T101_4"><text:s/></text:span><text:span text:style-name="T101_5">que</text:span><text:span text:style-name="T101_6"><text:s/></text:span><text:span text:style-name="T101_7">definem</text:span><text:span text:style-name="T101_8"><text:s/></text:span><text:span text:style-name="T101_9">as</text:span><text:span text:style-name="T101_10"><text:s/></text:span><text:span text:style-name="T101_11">características</text:span><text:span text:style-name="T101_12"><text:s/></text:span><text:span text:style-name="T101_13">obrigatórias</text:span><text:span text:style-name="T101_14"><text:s/></text:span><text:span text:style-name="T101_15">ou</text:span><text:span text:style-name="T101_16"><text:s/></text:span><text:span text:style-name="T101_17">desejáveis</text:span><text:span text:style-name="T101_18"><text:s/></text:span><text:span text:style-name="T101_19">para</text:span><text:span text:style-name="T101_20"><text:s/></text:span><text:span text:style-name="T101_21">o</text:span><text:span text:style-name="T101_22"><text:s/></text:span><text:span text:style-name="T101_23">produto</text:span><text:span text:style-name="T101_24">?<text:s text:c="5"/></text:span></text:p>
        </text:list-item>
        <text:list-item>
          <text:p text:style-name="P102"><text:span text:style-name="T102_1">Elaborar</text:span><text:span text:style-name="T102_2"><text:s/></text:span><text:span text:style-name="T102_3">checklist</text:span><text:span text:style-name="T102_4"><text:s/></text:span><text:span text:style-name="T102_5">com</text:span><text:span text:style-name="T102_6"><text:s/></text:span><text:span text:style-name="T102_7">base</text:span><text:span text:style-name="T102_8"><text:s/></text:span><text:span text:style-name="T102_9">as</text:span><text:span text:style-name="T102_10"><text:s/></text:span><text:span text:style-name="T102_11">caracteristicas</text:span><text:span text:style-name="T102_12"><text:s/></text:span><text:span text:style-name="T102_13">identificadas</text:span><text:span text:style-name="T102_14"><text:s/></text:span><text:span text:style-name="T102_15">nas</text:span><text:span text:style-name="T102_16"><text:s/></text:span><text:span text:style-name="T102_17">normas</text:span><text:span text:style-name="T102_18"><text:s/></text:span><text:span text:style-name="T102_19">levantadas</text:span><text:span text:style-name="T102_20"><text:s/></text:span><text:span text:style-name="T102_21">na</text:span><text:span text:style-name="T102_22"><text:s/></text:span><text:span text:style-name="T102_23">letra</text:span><text:span text:style-name="T102_24"><text:s/>“</text:span><text:span text:style-name="T102_25">c</text:span><text:span text:style-name="T102_26">”.</text:span></text:p>
        </text:list-item>
      </text:list>
      <text:p text:style-name="P103"><text:span text:style-name="T103_1"><text:tab/></text:span><text:span text:style-name="T103_2">Após</text:span><text:span text:style-name="T103_3"><text:s/></text:span><text:span text:style-name="T103_4">a</text:span><text:span text:style-name="T103_5"><text:s/></text:span><text:span text:style-name="T103_6">elaboração</text:span><text:span text:style-name="T103_7"><text:s/></text:span><text:span text:style-name="T103_8">do</text:span><text:span text:style-name="T103_9"><text:s/></text:span><text:span text:style-name="T103_10">Checklist</text:span><text:span text:style-name="T103_11"><text:s/></text:span><text:span text:style-name="T103_12">de</text:span><text:span text:style-name="T103_13"><text:s/></text:span><text:span text:style-name="T103_14">verificação</text:span><text:span text:style-name="T103_15"><text:s/></text:span><text:span text:style-name="T103_16">da</text:span><text:span text:style-name="T103_17"><text:s/></text:span><text:span text:style-name="T103_18">qualidade</text:span><text:span text:style-name="T103_19"><text:s/></text:span><text:span text:style-name="T103_20">do</text:span><text:span text:style-name="T103_21"><text:s/></text:span><text:span text:style-name="T103_22">produto</text:span><text:span text:style-name="T103_23">,<text:s/></text:span><text:span text:style-name="T103_24">o</text:span><text:span text:style-name="T103_25"><text:s/></text:span><text:span text:style-name="T103_26">template</text:span><text:span text:style-name="T103_27"><text:s/></text:span><text:span text:style-name="T103_28">do</text:span><text:span text:style-name="T103_29"><text:s/></text:span><text:span text:style-name="T103_30">checklist</text:span><text:span text:style-name="T103_31"><text:s/></text:span><text:span text:style-name="T103_32">deverá</text:span><text:span text:style-name="T103_33"><text:s/></text:span><text:span text:style-name="T103_34">ser</text:span><text:span text:style-name="T103_35"><text:s/></text:span><text:span text:style-name="T103_36">identificado</text:span><text:span text:style-name="T103_37"><text:s/></text:span><text:span text:style-name="T103_38">nesse</text:span><text:span text:style-name="T103_39"><text:s/></text:span><text:span text:style-name="T103_40">documento</text:span><text:span text:style-name="T103_41">,<text:s/></text:span><text:span text:style-name="T103_42">a</text:span><text:span text:style-name="T103_43"><text:s/></text:span><text:span text:style-name="T103_44">fim</text:span><text:span text:style-name="T103_45"><text:s/></text:span><text:span text:style-name="T103_46">de</text:span><text:span text:style-name="T103_47"><text:s/></text:span><text:span text:style-name="T103_48">identificar</text:span><text:span text:style-name="T103_49"><text:s/></text:span><text:span text:style-name="T103_50">qual</text:span><text:span text:style-name="T103_51"><text:s/></text:span><text:span text:style-name="T103_52">ou</text:span><text:span text:style-name="T103_53"><text:s/></text:span><text:span text:style-name="T103_54">quais</text:span><text:span text:style-name="T103_55"><text:s/></text:span><text:span text:style-name="T103_56">produtos</text:span><text:span text:style-name="T103_57"><text:s/></text:span><text:span text:style-name="T103_58">o</text:span><text:span text:style-name="T103_59"><text:s/></text:span><text:span text:style-name="T103_60">checklist</text:span><text:span text:style-name="T103_61"><text:s/></text:span><text:span text:style-name="T103_62">deverá</text:span><text:span text:style-name="T103_63"><text:s/></text:span><text:span text:style-name="T103_64">avaliar</text:span><text:span text:style-name="T103_65"><text:s/></text:span><text:span text:style-name="T103_66">durante</text:span><text:span text:style-name="T103_67"><text:s/></text:span><text:span text:style-name="T103_68">o</text:span><text:span text:style-name="T103_69"><text:s/></text:span><text:span text:style-name="T103_70">ciclo</text:span><text:span text:style-name="T103_71"><text:s/></text:span><text:span text:style-name="T103_72">de</text:span><text:span text:style-name="T103_73"><text:s/></text:span><text:span text:style-name="T103_74">vida</text:span><text:span text:style-name="T103_75"><text:s/></text:span><text:span text:style-name="T103_76">do</text:span><text:span text:style-name="T103_77"><text:s/></text:span><text:span text:style-name="T103_78">projeto</text:span><text:span text:style-name="T103_79">.</text:span></text:p>
      <text:p text:style-name="P104"><text:span text:style-name="T104_1"><text:tab/></text:span><text:span text:style-name="T104_2">Para</text:span><text:span text:style-name="T104_3"><text:s/></text:span><text:span text:style-name="T104_4">o</text:span><text:span text:style-name="T104_5"><text:s/></text:span><text:span text:style-name="T104_6">preenchimento</text:span><text:span text:style-name="T104_7"><text:s/></text:span><text:span text:style-name="T104_8">dos</text:span><text:span text:style-name="T104_9"><text:s/></text:span><text:span text:style-name="T104_10">Checklist</text:span><text:span text:style-name="T104_11"><text:s/></text:span><text:span text:style-name="T104_12">foram</text:span><text:span text:style-name="T104_13"><text:s/></text:span><text:span text:style-name="T104_14">elaborados</text:span><text:span text:style-name="T104_15"><text:s/></text:span><text:span text:style-name="T104_16">dois</text:span><text:span text:style-name="T104_17"><text:s/></text:span><text:span text:style-name="T104_18">templates</text:span><text:span text:style-name="T104_19">,<text:s/></text:span><text:span text:style-name="T104_20">titulados</text:span><text:span text:style-name="T104_21"><text:s/></text:span><text:span text:style-name="T104_22">como</text:span><text:span text:style-name="T104_23">:<text:s/></text:span><text:span text:style-name="T104_24">SGB</text:span><text:span text:style-name="T104_25">_</text:span><text:span text:style-name="T104_26">CHKQA</text:span><text:span text:style-name="T104_27">_</text:span><text:span text:style-name="T104_28">TemplateVerificaçãoQualidadeDoProduto</text:span><text:span text:style-name="T104_29"><text:s/></text:span><text:span text:style-name="T104_30">e</text:span><text:span text:style-name="T104_31"><text:s/></text:span><text:span text:style-name="T104_32">SGB</text:span><text:span text:style-name="T104_33">_</text:span><text:span text:style-name="T104_34">CHKQA</text:span><text:span text:style-name="T104_35">_</text:span><text:span text:style-name="T104_36">TemplateChecklistVerificaçãoQualidadeDoProduto</text:span><text:span text:style-name="T104_37">.<text:s/></text:span><text:span text:style-name="T104_38">O</text:span><text:span text:style-name="T104_39"><text:s/></text:span><text:span text:style-name="T104_40">primeiro</text:span><text:span text:style-name="T104_41"><text:s/></text:span><text:span text:style-name="T104_42">deverá</text:span><text:span text:style-name="T104_43"><text:s/></text:span><text:span text:style-name="T104_44">ser</text:span><text:span text:style-name="T104_45"><text:s/></text:span><text:span text:style-name="T104_46">preenchido</text:span><text:span text:style-name="T104_47"><text:s/></text:span><text:span text:style-name="T104_48">com</text:span><text:span text:style-name="T104_49"><text:s/></text:span><text:span text:style-name="T104_50">a</text:span><text:span text:style-name="T104_51"><text:s/></text:span><text:span text:style-name="T104_52">análise</text:span><text:span text:style-name="T104_53"><text:s/></text:span><text:span text:style-name="T104_54">e</text:span><text:span text:style-name="T104_55"><text:s/></text:span><text:span text:style-name="T104_56">com</text:span><text:span text:style-name="T104_57"><text:s/></text:span><text:span text:style-name="T104_58">os</text:span><text:span text:style-name="T104_59"><text:s/></text:span><text:span text:style-name="T104_60">links</text:span><text:span text:style-name="T104_61"><text:s/></text:span><text:span text:style-name="T104_62">de</text:span><text:span text:style-name="T104_63"><text:s/></text:span><text:span text:style-name="T104_64">todos</text:span><text:span text:style-name="T104_65"><text:s/></text:span><text:span text:style-name="T104_66">os</text:span><text:span text:style-name="T104_67"><text:s/></text:span><text:span text:style-name="T104_68">checklists</text:span><text:span text:style-name="T104_69"><text:s/></text:span><text:span text:style-name="T104_70">criados</text:span><text:span text:style-name="T104_71"><text:s/></text:span><text:span text:style-name="T104_72">durante</text:span><text:span text:style-name="T104_73"><text:s/></text:span><text:span text:style-name="T104_74">a</text:span><text:span text:style-name="T104_75"><text:s/></text:span><text:span text:style-name="T104_76">atividade</text:span><text:span text:style-name="T104_77"><text:s/></text:span><text:span text:style-name="T104_78">de</text:span><text:span text:style-name="T104_79"><text:s/></text:span><text:span text:style-name="T104_80">verificar</text:span><text:span text:style-name="T104_81"><text:s/></text:span><text:span text:style-name="T104_82">a</text:span><text:span text:style-name="T104_83"><text:s/></text:span><text:span text:style-name="T104_84">qualidade</text:span><text:span text:style-name="T104_85"><text:s/></text:span><text:span text:style-name="T104_86">dos</text:span><text:span text:style-name="T104_87"><text:s/></text:span><text:span text:style-name="T104_88">produtos</text:span><text:span text:style-name="T104_89"><text:s/></text:span><text:span text:style-name="T104_90">de</text:span><text:span text:style-name="T104_91"><text:s/></text:span><text:span text:style-name="T104_92">trabalho</text:span><text:span text:style-name="T104_93">,<text:s/></text:span><text:span text:style-name="T104_94">portanto</text:span><text:span text:style-name="T104_95"><text:s/></text:span><text:span text:style-name="T104_96">esse</text:span><text:span text:style-name="T104_97"><text:s/></text:span><text:span text:style-name="T104_98">servirá</text:span><text:span text:style-name="T104_99"><text:s/></text:span><text:span text:style-name="T104_100">como</text:span><text:span text:style-name="T104_101"><text:s/></text:span><text:span text:style-name="T104_102">um</text:span><text:span text:style-name="T104_103"><text:s/></text:span><text:span text:style-name="T104_104">documento</text:span><text:span text:style-name="T104_105"><text:s/></text:span><text:span text:style-name="T104_106">mestre</text:span><text:span text:style-name="T104_107"><text:s/></text:span><text:span text:style-name="T104_108">contendo</text:span><text:span text:style-name="T104_109"><text:s/></text:span><text:span text:style-name="T104_110">os</text:span><text:span text:style-name="T104_111"><text:s/></text:span><text:span text:style-name="T104_112">resultados</text:span><text:span text:style-name="T104_113"><text:s/></text:span><text:span text:style-name="T104_114">e</text:span><text:span text:style-name="T104_115"><text:s/></text:span><text:span text:style-name="T104_116">a</text:span><text:span text:style-name="T104_117"><text:s/></text:span><text:span text:style-name="T104_118">análise</text:span><text:span text:style-name="T104_119"><text:s/></text:span><text:span text:style-name="T104_120">de</text:span><text:span text:style-name="T104_121"><text:s/></text:span><text:span text:style-name="T104_122">todos</text:span><text:span text:style-name="T104_123"><text:s/></text:span><text:span text:style-name="T104_124">os</text:span><text:span text:style-name="T104_125"><text:s/></text:span><text:span text:style-name="T104_126">checklists</text:span><text:span text:style-name="T104_127"><text:s/></text:span><text:span text:style-name="T104_128">de</text:span><text:span text:style-name="T104_129"><text:s/></text:span><text:span text:style-name="T104_130">todos</text:span><text:span text:style-name="T104_131"><text:s/></text:span><text:span text:style-name="T104_132">os</text:span><text:span text:style-name="T104_133"><text:s/></text:span><text:span text:style-name="T104_134">produtos</text:span><text:span text:style-name="T104_135"><text:s/></text:span><text:span text:style-name="T104_136">da</text:span><text:span text:style-name="T104_137"><text:s/></text:span><text:span text:style-name="T104_138">iteração</text:span><text:span text:style-name="T104_139"><text:s/></text:span><text:span text:style-name="T104_140">avaliada</text:span><text:span text:style-name="T104_141">,<text:s/></text:span><text:span text:style-name="T104_142">quando</text:span><text:span text:style-name="T104_143"><text:s/></text:span><text:span text:style-name="T104_144">for</text:span><text:span text:style-name="T104_145"><text:s/></text:span><text:span text:style-name="T104_146">criar</text:span><text:span text:style-name="T104_147"><text:s/></text:span><text:span text:style-name="T104_148">esse</text:span><text:span text:style-name="T104_149"><text:s/></text:span><text:span text:style-name="T104_150">documento</text:span><text:span text:style-name="T104_151">,<text:s/></text:span><text:span text:style-name="T104_152">deverá</text:span><text:span text:style-name="T104_153"><text:s/></text:span><text:span text:style-name="T104_154">ser</text:span><text:span text:style-name="T104_155"><text:s/></text:span><text:span text:style-name="T104_156">alterado</text:span><text:span text:style-name="T104_157"><text:s/></text:span><text:span text:style-name="T104_158">o</text:span><text:span text:style-name="T104_159"><text:s/></text:span><text:span text:style-name="T104_160">nome</text:span><text:span text:style-name="T104_161"><text:s/></text:span><text:span text:style-name="T104_162">do</text:span><text:span text:style-name="T104_163"><text:s/></text:span><text:span text:style-name="T104_164">mesmo</text:span><text:span text:style-name="T104_165"><text:s/></text:span><text:span text:style-name="T104_166">após</text:span><text:span text:style-name="T104_167"><text:s/></text:span><text:span text:style-name="T104_168">o</text:span><text:span text:style-name="T104_169"><text:s/></text:span><text:span text:style-name="T104_170">acrónimo</text:span><text:span text:style-name="T104_171">,<text:s/></text:span><text:span text:style-name="T104_172">para</text:span><text:span text:style-name="T104_173"><text:s/></text:span><text:span text:style-name="T104_174">o</text:span><text:span text:style-name="T104_175"><text:s/></text:span><text:span text:style-name="T104_176">seguinte</text:span><text:span text:style-name="T104_177"><text:s/></text:span><text:span text:style-name="T104_178">nome</text:span><text:span text:style-name="T104_179"><text:s/></text:span><text:span text:style-name="T104_180">VerificaçãoQualidadeDoProduto</text:span><text:span text:style-name="T104_181">-</text:span><text:span text:style-name="T104_182">MarcoX</text:span><text:span text:style-name="T104_183">,<text:s/></text:span><text:span text:style-name="T104_184">onde</text:span><text:span text:style-name="T104_185"><text:s/>“</text:span><text:span text:style-name="T104_186">X</text:span><text:span text:style-name="T104_187">”<text:s/></text:span><text:span text:style-name="T104_188">será</text:span><text:span text:style-name="T104_189"><text:s/></text:span><text:span text:style-name="T104_190">o</text:span><text:span text:style-name="T104_191"><text:s/></text:span><text:span text:style-name="T104_192">número</text:span><text:span text:style-name="T104_193"><text:s/></text:span><text:span text:style-name="T104_194">do</text:span><text:span text:style-name="T104_195"><text:s/></text:span><text:span text:style-name="T104_196">marco</text:span><text:span text:style-name="T104_197"><text:s/></text:span><text:span text:style-name="T104_198">que</text:span><text:span text:style-name="T104_199"><text:s/></text:span><text:span text:style-name="T104_200">esse</text:span><text:span text:style-name="T104_201"><text:s/></text:span><text:span text:style-name="T104_202">documento</text:span><text:span text:style-name="T104_203"><text:s/></text:span><text:span text:style-name="T104_204">verificou</text:span><text:span text:style-name="T104_205">,<text:s/></text:span><text:span text:style-name="T104_206">ficando</text:span><text:span text:style-name="T104_207"><text:s/></text:span><text:span text:style-name="T104_208">no</text:span><text:span text:style-name="T104_209"><text:s/></text:span><text:span text:style-name="T104_210">final</text:span><text:span text:style-name="T104_211"><text:s/></text:span><text:span text:style-name="T104_212">com</text:span><text:span text:style-name="T104_213"><text:s/></text:span><text:span text:style-name="T104_214">o</text:span><text:span text:style-name="T104_215"><text:s/></text:span><text:span text:style-name="T104_216">seguinte</text:span><text:span text:style-name="T104_217"><text:s/></text:span><text:span text:style-name="T104_218">nome</text:span><text:span text:style-name="T104_219">,<text:s/></text:span><text:span text:style-name="T104_220">na</text:span><text:span text:style-name="T104_221"><text:s/></text:span><text:span text:style-name="T104_222">verificação</text:span><text:span text:style-name="T104_223"><text:s/></text:span><text:span text:style-name="T104_224">da</text:span><text:span text:style-name="T104_225"><text:s/></text:span><text:span text:style-name="T104_226">qualidade</text:span><text:span text:style-name="T104_227"><text:s/></text:span><text:span text:style-name="T104_228">do</text:span><text:span text:style-name="T104_229"><text:s/></text:span><text:span text:style-name="T104_230">Marco</text:span><text:span text:style-name="T104_231"><text:s/></text:span><text:span text:style-name="T104_232">III</text:span><text:span text:style-name="T104_233">:<text:s/>“</text:span><text:span text:style-name="T104_234">SGB</text:span><text:span text:style-name="T104_235">_</text:span><text:span text:style-name="T104_236">CHKQA</text:span><text:span text:style-name="T104_237">_</text:span><text:span text:style-name="T104_238">VerificaçãoQualidadeDoProduto</text:span><text:span text:style-name="T104_239">-</text:span><text:span text:style-name="T104_240">MarcoIII</text:span><text:span text:style-name="T104_241">”.<text:s/></text:span><text:span text:style-name="T104_242">O</text:span><text:span text:style-name="T104_243"><text:s/></text:span><text:span text:style-name="T104_244">segundo</text:span><text:span text:style-name="T104_245"><text:s/></text:span><text:span text:style-name="T104_246">checklist</text:span><text:span text:style-name="T104_247">,<text:s/></text:span><text:span text:style-name="T104_248">será</text:span><text:span text:style-name="T104_249"><text:s/></text:span><text:span text:style-name="T104_250">utilizado</text:span><text:span text:style-name="T104_251"><text:s/></text:span><text:span text:style-name="T104_252">para</text:span><text:span text:style-name="T104_253"><text:s/></text:span><text:span text:style-name="T104_254">executar</text:span><text:span text:style-name="T104_255"><text:s/></text:span><text:span text:style-name="T104_256">o</text:span><text:span text:style-name="T104_257"><text:s/></text:span><text:span text:style-name="T104_258">checklist</text:span><text:span text:style-name="T104_259"><text:s/></text:span><text:span text:style-name="T104_260">sobre</text:span><text:span text:style-name="T104_261"><text:s/></text:span><text:span text:style-name="T104_262">um</text:span><text:span text:style-name="T104_263"><text:s/></text:span><text:span text:style-name="T104_264">produto</text:span><text:span text:style-name="T104_265"><text:s/></text:span><text:span text:style-name="T104_266">de</text:span><text:span text:style-name="T104_267"><text:s/></text:span><text:span text:style-name="T104_268">trabalho</text:span><text:span text:style-name="T104_269">,<text:s/></text:span><text:span text:style-name="T104_270">o</text:span><text:span text:style-name="T104_271"><text:s/></text:span><text:span text:style-name="T104_272">qual</text:span><text:span text:style-name="T104_273"><text:s/></text:span><text:span text:style-name="T104_274">deverá</text:span><text:span text:style-name="T104_275"><text:s/></text:span><text:span text:style-name="T104_276">conter</text:span><text:span text:style-name="T104_277"><text:s/></text:span><text:span text:style-name="T104_278">os</text:span><text:span text:style-name="T104_279"><text:s/></text:span><text:span text:style-name="T104_280">check</text:span><text:span text:style-name="T104_281"><text:s/></text:span><text:span text:style-name="T104_282">points</text:span><text:span text:style-name="T104_283"><text:s/></text:span><text:span text:style-name="T104_284">que</text:span><text:span text:style-name="T104_285"><text:s/></text:span><text:span text:style-name="T104_286">serão</text:span><text:span text:style-name="T104_287"><text:s/></text:span><text:span text:style-name="T104_288">alvo</text:span><text:span text:style-name="T104_289"><text:s/></text:span><text:span text:style-name="T104_290">de</text:span><text:span text:style-name="T104_291"><text:s/></text:span><text:span text:style-name="T104_292">avaliação</text:span><text:span text:style-name="T104_293">,<text:s/></text:span><text:span text:style-name="T104_294">conforme</text:span><text:span text:style-name="T104_295"><text:s/></text:span><text:span text:style-name="T104_296">o</text:span><text:span text:style-name="T104_297"><text:s/></text:span><text:span text:style-name="T104_298">plano</text:span><text:span text:style-name="T104_299"><text:s/></text:span><text:span text:style-name="T104_300">da</text:span><text:span text:style-name="T104_301"><text:s/></text:span><text:span text:style-name="T104_302">gerênica</text:span><text:span text:style-name="T104_303"><text:s/></text:span><text:span text:style-name="T104_304">que</text:span><text:span text:style-name="T104_305"><text:s/></text:span><text:span text:style-name="T104_306">o</text:span><text:span text:style-name="T104_307"><text:s/></text:span><text:span text:style-name="T104_308">mantem</text:span><text:span text:style-name="T104_309">,<text:s/></text:span><text:span text:style-name="T104_310">normas</text:span><text:span text:style-name="T104_311"><text:s/></text:span><text:span text:style-name="T104_312">ou</text:span><text:span text:style-name="T104_313"><text:s/></text:span><text:span text:style-name="T104_314">padrões</text:span><text:span text:style-name="T104_315">.<text:s/></text:span><text:span text:style-name="T104_316">O</text:span><text:span text:style-name="T104_317"><text:s/></text:span><text:span text:style-name="T104_318">nome</text:span><text:span text:style-name="T104_319"><text:s/></text:span><text:span text:style-name="T104_320">desse</text:span><text:span text:style-name="T104_321"><text:s/></text:span><text:span text:style-name="T104_322">checklist</text:span><text:span text:style-name="T104_323"><text:s/></text:span><text:span text:style-name="T104_324">assim</text:span><text:span text:style-name="T104_325"><text:s/></text:span><text:span text:style-name="T104_326">que</text:span><text:span text:style-name="T104_327"><text:s/></text:span><text:span text:style-name="T104_328">criado</text:span><text:span text:style-name="T104_329"><text:s/></text:span><text:span text:style-name="T104_330">deverá</text:span><text:span text:style-name="T104_331"><text:s/></text:span><text:span text:style-name="T104_332">ser</text:span><text:span text:style-name="T104_333"><text:s/></text:span><text:span text:style-name="T104_334">alterada</text:span><text:span text:style-name="T104_335"><text:s/></text:span><text:span text:style-name="T104_336">a</text:span><text:span text:style-name="T104_337"><text:s/></text:span><text:span text:style-name="T104_338">parte</text:span><text:span text:style-name="T104_339"><text:s/></text:span><text:span text:style-name="T104_340">após</text:span><text:span text:style-name="T104_341"><text:s/></text:span><text:span text:style-name="T104_342">o</text:span><text:span text:style-name="T104_343"><text:s/></text:span><text:span text:style-name="T104_344">acrônimo</text:span><text:span text:style-name="T104_345">,<text:s/></text:span><text:span text:style-name="T104_346">na</text:span><text:span text:style-name="T104_347"><text:s/></text:span><text:span text:style-name="T104_348">qual</text:span><text:span text:style-name="T104_349"><text:s/></text:span><text:span text:style-name="T104_350">será</text:span><text:span text:style-name="T104_351"><text:s/></text:span><text:span text:style-name="T104_352">identificado</text:span><text:span text:style-name="T104_353"><text:s/></text:span><text:span text:style-name="T104_354">da</text:span><text:span text:style-name="T104_355"><text:s/></text:span><text:span text:style-name="T104_356">seguinte</text:span><text:span text:style-name="T104_357"><text:s/></text:span><text:span text:style-name="T104_358">forma</text:span><text:span text:style-name="T104_359">:<text:s/></text:span><text:span text:style-name="T104_360">Prefixo</text:span><text:span text:style-name="T104_361"><text:s/>(</text:span><text:span text:style-name="T104_362">Checklist</text:span><text:span text:style-name="T104_363">)<text:s/>+<text:s/></text:span><text:span text:style-name="T104_364">nome</text:span><text:span text:style-name="T104_365"><text:s/></text:span><text:span text:style-name="T104_366">do</text:span><text:span text:style-name="T104_367"><text:s/></text:span><text:span text:style-name="T104_368">documento</text:span><text:span text:style-name="T104_369"><text:s/></text:span><text:span text:style-name="T104_370">avaliado</text:span><text:span text:style-name="T104_371"><text:s/>-<text:s/></text:span><text:span text:style-name="T104_372">MarcoX</text:span><text:span text:style-name="T104_373">,<text:s/></text:span><text:span text:style-name="T104_374">onde</text:span><text:span text:style-name="T104_375"><text:s/>“</text:span><text:span text:style-name="T104_376">X</text:span><text:span text:style-name="T104_377">”<text:s/></text:span><text:span text:style-name="T104_378">será</text:span><text:span text:style-name="T104_379"><text:s/></text:span><text:span text:style-name="T104_380">o</text:span><text:span text:style-name="T104_381"><text:s/></text:span><text:span text:style-name="T104_382">número</text:span><text:span text:style-name="T104_383"><text:s/></text:span><text:span text:style-name="T104_384">do</text:span><text:span text:style-name="T104_385"><text:s/></text:span><text:span text:style-name="T104_386">marco</text:span><text:span text:style-name="T104_387"><text:s/></text:span><text:span text:style-name="T104_388">que</text:span><text:span text:style-name="T104_389"><text:s/></text:span><text:span text:style-name="T104_390">contem</text:span><text:span text:style-name="T104_391"><text:s/></text:span><text:span text:style-name="T104_392">esse</text:span><text:span text:style-name="T104_393"><text:s/></text:span><text:span text:style-name="T104_394">documento</text:span><text:span text:style-name="T104_395">,<text:s/></text:span><text:span text:style-name="T104_396">ficando</text:span><text:span text:style-name="T104_397"><text:s/></text:span><text:span text:style-name="T104_398">no</text:span><text:span text:style-name="T104_399"><text:s/></text:span><text:span text:style-name="T104_400">final</text:span><text:span text:style-name="T104_401"><text:s/></text:span><text:span text:style-name="T104_402">com</text:span><text:span text:style-name="T104_403"><text:s/></text:span><text:span text:style-name="T104_404">o</text:span><text:span text:style-name="T104_405"><text:s/></text:span><text:span text:style-name="T104_406">seguinte</text:span><text:span text:style-name="T104_407"><text:s/></text:span><text:span text:style-name="T104_408">nome</text:span><text:span text:style-name="T104_409">,<text:s/></text:span><text:span text:style-name="T104_410">na</text:span><text:span text:style-name="T104_411"><text:s/></text:span><text:span text:style-name="T104_412">verificação</text:span><text:span text:style-name="T104_413"><text:s/></text:span><text:span text:style-name="T104_414">do</text:span><text:span text:style-name="T104_415"><text:s/></text:span><text:span text:style-name="T104_416">documento</text:span><text:span text:style-name="T104_417"><text:s/></text:span><text:span text:style-name="T104_418">de</text:span><text:span text:style-name="T104_419"><text:s/></text:span><text:span text:style-name="T104_420">requisitos</text:span><text:span text:style-name="T104_421"><text:s/>(</text:span><text:span text:style-name="T104_422">SGB</text:span><text:span text:style-name="T104_423">_</text:span><text:span text:style-name="T104_424">DESREQ</text:span><text:span text:style-name="T104_425">_</text:span><text:span text:style-name="T104_426">EspecificaçãoRequisitos</text:span><text:span text:style-name="T104_427">,<text:s/></text:span><text:span text:style-name="T104_428">utilizará</text:span><text:span text:style-name="T104_429"><text:s/></text:span><text:span text:style-name="T104_430">apenas</text:span><text:span text:style-name="T104_431"><text:s/></text:span><text:span text:style-name="T104_432">o</text:span><text:span text:style-name="T104_433"><text:s/></text:span><text:span text:style-name="T104_434">nome</text:span><text:span text:style-name="T104_435"><text:s/></text:span><text:span text:style-name="T104_436">do</text:span><text:span text:style-name="T104_437"><text:s/></text:span><text:span text:style-name="T104_438">aquivo</text:span><text:span text:style-name="T104_439">,<text:s/></text:span><text:span text:style-name="T104_440">a</text:span><text:span text:style-name="T104_441"><text:s/></text:span><text:span text:style-name="T104_442">parte</text:span><text:span text:style-name="T104_443"><text:s/>“</text:span><text:span text:style-name="T104_444">EspecificaçãoRequisitos</text:span><text:span text:style-name="T104_445">”)<text:s/></text:span><text:span text:style-name="T104_446">no</text:span><text:span text:style-name="T104_447"><text:s/></text:span><text:span text:style-name="T104_448">Marco</text:span><text:span text:style-name="T104_449"><text:s/></text:span><text:span text:style-name="T104_450">III</text:span><text:span text:style-name="T104_451">:<text:s/></text:span><text:span text:style-name="T104_452">SGB</text:span><text:span text:style-name="T104_453">_</text:span><text:span text:style-name="T104_454">CHKQA</text:span><text:span text:style-name="T104_455">_</text:span><text:span text:style-name="T104_456">ChecklistEspecificaçãoRequisitos</text:span><text:span text:style-name="T104_457">-</text:span><text:span text:style-name="T104_458">MarcoIII</text:span><text:span text:style-name="T104_459">.</text:span></text:p>
      <text:h text:style-name="P105" text:outline-level="10"><text:bookmark-start text:name="h.c1sru84vmld3"/><text:bookmark-end text:name="h.c1sru84vmld3"/><text:span text:style-name="T105_1">2.2.<text:s/></text:span><text:span text:style-name="T105_2">Qualidade</text:span><text:span text:style-name="T105_3"><text:s/></text:span><text:span text:style-name="T105_4">do</text:span><text:span text:style-name="T105_5"><text:s/></text:span><text:span text:style-name="T105_6">Produto</text:span><text:span text:style-name="T105_7"><text:s/></text:span><text:span text:style-name="T105_8">de</text:span><text:span text:style-name="T105_9"><text:s/></text:span><text:span text:style-name="T105_10">Software</text:span><text:span text:style-name="T105_11"><text:s/>-<text:s/></text:span><text:span text:style-name="T105_12">Interna</text:span><text:span text:style-name="T105_13"><text:s/></text:span><text:span text:style-name="T105_14">e</text:span><text:span text:style-name="T105_15"><text:s/></text:span><text:span text:style-name="T105_16">Externa</text:span></text:h>
      <text:p text:style-name="P106"><text:span text:style-name="T106_1"><text:tab/></text:span><text:span text:style-name="T106_2">Com</text:span><text:span text:style-name="T106_3"><text:s/></text:span><text:span text:style-name="T106_4">fim</text:span><text:span text:style-name="T106_5"><text:s/></text:span><text:span text:style-name="T106_6">de</text:span><text:span text:style-name="T106_7"><text:s/></text:span><text:span text:style-name="T106_8">avaliar</text:span><text:span text:style-name="T106_9"><text:s/></text:span><text:span text:style-name="T106_10">a</text:span><text:span text:style-name="T106_11"><text:s/></text:span><text:span text:style-name="T106_12">qualidade</text:span><text:span text:style-name="T106_13"><text:s/></text:span><text:span text:style-name="T106_14">dos</text:span><text:span text:style-name="T106_15"><text:s/></text:span><text:span text:style-name="T106_16">produtos</text:span><text:span text:style-name="T106_17">,<text:s/></text:span><text:span text:style-name="T106_18">deve</text:span><text:span text:style-name="T106_19">-</text:span><text:span text:style-name="T106_20">se</text:span><text:span text:style-name="T106_21"><text:s/></text:span><text:span text:style-name="T106_22">seguir</text:span><text:span text:style-name="T106_23"><text:s/></text:span><text:span text:style-name="T106_24">os</text:span><text:span text:style-name="T106_25"><text:s/></text:span><text:span text:style-name="T106_26">critérios</text:span><text:span text:style-name="T106_27"><text:s/></text:span><text:span text:style-name="T106_28">definidos</text:span><text:span text:style-name="T106_29"><text:s/></text:span><text:span text:style-name="T106_30">abaixo</text:span><text:span text:style-name="T106_31">:</text:span></text:p>
      <text:h text:style-name="P107" text:outline-level="10"><text:bookmark-start text:name="h.t6gad9b79x37"/><text:bookmark-end text:name="h.t6gad9b79x37"/><text:span text:style-name="T107_1">2.2.1.<text:s/></text:span><text:span text:style-name="T107_2">Funcionalidade</text:span></text:h>
      <text:p text:style-name="P108"><text:span text:style-name="T108_1"><text:tab/></text:span><text:span text:style-name="T108_2">Identificar</text:span><text:span text:style-name="T108_3"><text:s/></text:span><text:span text:style-name="T108_4">se</text:span><text:span text:style-name="T108_5"><text:s/></text:span><text:span text:style-name="T108_6">o</text:span><text:span text:style-name="T108_7"><text:s/></text:span><text:span text:style-name="T108_8">produto</text:span><text:span text:style-name="T108_9"><text:s/></text:span><text:span text:style-name="T108_10">satisfaz</text:span><text:span text:style-name="T108_11"><text:s/></text:span><text:span text:style-name="T108_12">as</text:span><text:span text:style-name="T108_13"><text:s/></text:span><text:span text:style-name="T108_14">necessidades</text:span><text:span text:style-name="T108_15"><text:s/></text:span><text:span text:style-name="T108_16">implícitas</text:span><text:span text:style-name="T108_17"><text:s/></text:span><text:span text:style-name="T108_18">e</text:span><text:span text:style-name="T108_19"><text:s/></text:span><text:span text:style-name="T108_20">explicitas</text:span><text:span text:style-name="T108_21">.<text:s/></text:span><text:span text:style-name="T108_22">Necessário</text:span><text:span text:style-name="T108_23"><text:s/></text:span><text:span text:style-name="T108_24">que</text:span><text:span text:style-name="T108_25"><text:s/></text:span><text:span text:style-name="T108_26">atenda</text:span><text:span text:style-name="T108_27"><text:s/></text:span><text:span text:style-name="T108_28">as</text:span><text:span text:style-name="T108_29"><text:s/></text:span><text:span text:style-name="T108_30">subcaracterísticas</text:span><text:span text:style-name="T108_31"><text:s/></text:span><text:span text:style-name="T108_32">abaixo</text:span><text:span text:style-name="T108_33">:</text:span></text:p>
      <text:list text:style-name="LS2" xml:id="list4">
        <text:list-item>
          <text:p text:style-name="P109"><text:span text:style-name="T109_1">A</text:span><text:span text:style-name="T109_2">dequação</text:span><text:span text:style-name="T109_3">:</text:span><text:span text:style-name="T109_4"><text:s/></text:span><text:span text:style-name="T109_5">O</text:span><text:span text:style-name="T109_6"><text:s/></text:span><text:span text:style-name="T109_7">produto</text:span><text:span text:style-name="T109_8"><text:s/></text:span><text:span text:style-name="T109_9">se</text:span><text:span text:style-name="T109_10"><text:s/></text:span><text:span text:style-name="T109_11">propõe</text:span><text:span text:style-name="T109_12"><text:s/></text:span><text:span text:style-name="T109_13">a</text:span><text:span text:style-name="T109_14"><text:s/></text:span><text:span text:style-name="T109_15">fazer</text:span><text:span text:style-name="T109_16"><text:s/></text:span><text:span text:style-name="T109_17">o</text:span><text:span text:style-name="T109_18"><text:s/></text:span><text:span text:style-name="T109_19">que</text:span><text:span text:style-name="T109_20"><text:s/></text:span><text:span text:style-name="T109_21">é</text:span><text:span text:style-name="T109_22"><text:s/></text:span><text:span text:style-name="T109_23">apropriado</text:span><text:span text:style-name="T109_24">?</text:span></text:p>
        </text:list-item>
        <text:list-item>
          <text:p text:style-name="P110"><text:span text:style-name="T110_1">Acurácia</text:span><text:span text:style-name="T110_2">:</text:span><text:span text:style-name="T110_3"><text:s/></text:span><text:span text:style-name="T110_4">O</text:span><text:span text:style-name="T110_5"><text:s/></text:span><text:span text:style-name="T110_6">produto</text:span><text:span text:style-name="T110_7"><text:s/></text:span><text:span text:style-name="T110_8">faz</text:span><text:span text:style-name="T110_9"><text:s/></text:span><text:span text:style-name="T110_10">que</text:span><text:span text:style-name="T110_11"><text:s/></text:span><text:span text:style-name="T110_12">foi</text:span><text:span text:style-name="T110_13"><text:s/></text:span><text:span text:style-name="T110_14">proposto</text:span><text:span text:style-name="T110_15"><text:s/></text:span><text:span text:style-name="T110_16">de</text:span><text:span text:style-name="T110_17"><text:s/></text:span><text:span text:style-name="T110_18">forma</text:span><text:span text:style-name="T110_19"><text:s/></text:span><text:span text:style-name="T110_20">correta</text:span><text:span text:style-name="T110_21">?</text:span></text:p>
        </text:list-item>
        <text:list-item>
          <text:p text:style-name="P111"><text:span text:style-name="T111_1">Interoperabilidade</text:span><text:span text:style-name="T111_2">:</text:span><text:span text:style-name="T111_3"><text:s/></text:span><text:span text:style-name="T111_4">Interage</text:span><text:span text:style-name="T111_5"><text:s/></text:span><text:span text:style-name="T111_6">com</text:span><text:span text:style-name="T111_7"><text:s/></text:span><text:span text:style-name="T111_8">produtos</text:span><text:span text:style-name="T111_9"><text:s/></text:span><text:span text:style-name="T111_10">especificados</text:span><text:span text:style-name="T111_11">?</text:span></text:p>
        </text:list-item>
        <text:list-item>
          <text:p text:style-name="P112"><text:span text:style-name="T112_1">Segurança</text:span><text:span text:style-name="T112_2"><text:s/></text:span><text:span text:style-name="T112_3">de</text:span><text:span text:style-name="T112_4"><text:s/></text:span><text:span text:style-name="T112_5">acesso</text:span><text:span text:style-name="T112_6">:</text:span><text:span text:style-name="T112_7"><text:s/></text:span><text:span text:style-name="T112_8">O</text:span><text:span text:style-name="T112_9"><text:s/></text:span><text:span text:style-name="T112_10">produto</text:span><text:span text:style-name="T112_11"><text:s/></text:span><text:span text:style-name="T112_12">não</text:span><text:span text:style-name="T112_13"><text:s/></text:span><text:span text:style-name="T112_14">permite</text:span><text:span text:style-name="T112_15"><text:s/></text:span><text:span text:style-name="T112_16">acesso</text:span><text:span text:style-name="T112_17"><text:s/></text:span><text:span text:style-name="T112_18">às</text:span><text:span text:style-name="T112_19"><text:s/></text:span><text:span text:style-name="T112_20">informações</text:span><text:span text:style-name="T112_21"><text:s/></text:span><text:span text:style-name="T112_22">a</text:span><text:span text:style-name="T112_23"><text:s/></text:span><text:span text:style-name="T112_24">pessoas</text:span><text:span text:style-name="T112_25"><text:s/></text:span><text:span text:style-name="T112_26">e</text:span><text:span text:style-name="T112_27"><text:s/></text:span><text:span text:style-name="T112_28">sistemas</text:span><text:span text:style-name="T112_29"><text:s/></text:span><text:span text:style-name="T112_30">não</text:span><text:span text:style-name="T112_31"><text:s/></text:span><text:span text:style-name="T112_32">autorizados</text:span><text:span text:style-name="T112_33">?</text:span></text:p>
        </text:list-item>
      </text:list>
      <text:h text:style-name="P113" text:outline-level="10"><text:bookmark-start text:name="h.xh4qtzk7k93f"/><text:bookmark-end text:name="h.xh4qtzk7k93f"/><text:span text:style-name="T113_1">2.2.2.<text:s/></text:span><text:span text:style-name="T113_2">Confiabilidade</text:span></text:h>
      <text:p text:style-name="P114"><text:span text:style-name="T114_1"><text:tab/></text:span><text:span text:style-name="T114_2">Identificar</text:span><text:span text:style-name="T114_3"><text:s/></text:span><text:span text:style-name="T114_4">se</text:span><text:span text:style-name="T114_5"><text:s/></text:span><text:span text:style-name="T114_6">o</text:span><text:span text:style-name="T114_7"><text:s/></text:span><text:span text:style-name="T114_8">produto</text:span><text:span text:style-name="T114_9"><text:s/></text:span><text:span text:style-name="T114_10">tem</text:span><text:span text:style-name="T114_11"><text:s/></text:span><text:span text:style-name="T114_12">a</text:span><text:span text:style-name="T114_13"><text:s/></text:span><text:span text:style-name="T114_14">capacidade</text:span><text:span text:style-name="T114_15"><text:s/></text:span><text:span text:style-name="T114_16">de</text:span><text:span text:style-name="T114_17"><text:s/></text:span><text:span text:style-name="T114_18">se</text:span><text:span text:style-name="T114_19"><text:s/></text:span><text:span text:style-name="T114_20">manter</text:span><text:span text:style-name="T114_21"><text:s/></text:span><text:span text:style-name="T114_22">um</text:span><text:span text:style-name="T114_23"><text:s/></text:span><text:span text:style-name="T114_24">nível</text:span><text:span text:style-name="T114_25"><text:s/></text:span><text:span text:style-name="T114_26">de</text:span><text:span text:style-name="T114_27"><text:s/></text:span><text:span text:style-name="T114_28">desempenho</text:span><text:span text:style-name="T114_29"><text:s/></text:span><text:span text:style-name="T114_30">especificado</text:span><text:span text:style-name="T114_31">,<text:s/></text:span><text:span text:style-name="T114_32">quando</text:span><text:span text:style-name="T114_33"><text:s/></text:span><text:span text:style-name="T114_34">submetido</text:span><text:span text:style-name="T114_35"><text:s/></text:span><text:span text:style-name="T114_36">a</text:span><text:span text:style-name="T114_37"><text:s/></text:span><text:span text:style-name="T114_38">condições</text:span><text:span text:style-name="T114_39"><text:s/></text:span><text:span text:style-name="T114_40">especificadas</text:span><text:span text:style-name="T114_41">.<text:s/></text:span><text:span text:style-name="T114_42">Para</text:span><text:span text:style-name="T114_43"><text:s/></text:span><text:span text:style-name="T114_44">determinar</text:span><text:span text:style-name="T114_45">,<text:s/></text:span><text:span text:style-name="T114_46">o</text:span><text:span text:style-name="T114_47"><text:s/></text:span><text:span text:style-name="T114_48">prodduto</text:span><text:span text:style-name="T114_49"><text:s/></text:span><text:span text:style-name="T114_50">deve</text:span><text:span text:style-name="T114_51"><text:s/></text:span><text:span text:style-name="T114_52">estar</text:span><text:span text:style-name="T114_53"><text:s/></text:span><text:span text:style-name="T114_54">em</text:span><text:span text:style-name="T114_55"><text:s/></text:span><text:span text:style-name="T114_56">conformidade</text:span><text:span text:style-name="T114_57"><text:s/></text:span><text:span text:style-name="T114_58">com</text:span><text:span text:style-name="T114_59"><text:s/></text:span><text:span text:style-name="T114_60">as</text:span><text:span text:style-name="T114_61"><text:s/></text:span><text:span text:style-name="T114_62">subcaracteristicas</text:span><text:span text:style-name="T114_63"><text:s/></text:span><text:span text:style-name="T114_64">abaixo</text:span><text:span text:style-name="T114_65">:</text:span></text:p>
      <text:list text:style-name="LS3" xml:id="list8">
        <text:list-item>
          <text:p text:style-name="P115"><text:span text:style-name="T115_1">Maturidade</text:span><text:span text:style-name="T115_2">:<text:s/></text:span><text:span text:style-name="T115_3">O</text:span><text:span text:style-name="T115_4"><text:s/></text:span><text:span text:style-name="T115_5">produto</text:span><text:span text:style-name="T115_6"><text:s/></text:span><text:span text:style-name="T115_7">evita</text:span><text:span text:style-name="T115_8"><text:s/></text:span><text:span text:style-name="T115_9">falhas</text:span><text:span text:style-name="T115_10"><text:s/></text:span><text:span text:style-name="T115_11">em</text:span><text:span text:style-name="T115_12"><text:s/></text:span><text:span text:style-name="T115_13">decorrência</text:span><text:span text:style-name="T115_14"><text:s/></text:span><text:span text:style-name="T115_15">de</text:span><text:span text:style-name="T115_16"><text:s/></text:span><text:span text:style-name="T115_17">defeitos</text:span><text:span text:style-name="T115_18">?</text:span></text:p>
        </text:list-item>
        <text:list-item>
          <text:p text:style-name="P116"><text:span text:style-name="T116_1">Tolerância</text:span><text:span text:style-name="T116_2"><text:s/></text:span><text:span text:style-name="T116_3">a</text:span><text:span text:style-name="T116_4"><text:s/></text:span><text:span text:style-name="T116_5">falhas</text:span><text:span text:style-name="T116_6">:<text:s/></text:span><text:span text:style-name="T116_7">O</text:span><text:span text:style-name="T116_8"><text:s/></text:span><text:span text:style-name="T116_9">produto</text:span><text:span text:style-name="T116_10"><text:s/></text:span><text:span text:style-name="T116_11">mantém</text:span><text:span text:style-name="T116_12"><text:s/></text:span><text:span text:style-name="T116_13">desempenho</text:span><text:span text:style-name="T116_14"><text:s/></text:span><text:span text:style-name="T116_15">especificado</text:span><text:span text:style-name="T116_16">,<text:s/></text:span><text:span text:style-name="T116_17">mesmo</text:span><text:span text:style-name="T116_18"><text:s/></text:span><text:span text:style-name="T116_19">quando</text:span><text:span text:style-name="T116_20"><text:s/></text:span><text:span text:style-name="T116_21">falhas</text:span><text:span text:style-name="T116_22"><text:s/></text:span><text:span text:style-name="T116_23">ocorrerem</text:span><text:span text:style-name="T116_24">?</text:span></text:p>
        </text:list-item>
        <text:list-item>
          <text:p text:style-name="P117"><text:span text:style-name="T117_1">Recuperabilidade</text:span><text:span text:style-name="T117_2">:<text:s/></text:span><text:span text:style-name="T117_3">O</text:span><text:span text:style-name="T117_4"><text:s/></text:span><text:span text:style-name="T117_5">produto</text:span><text:span text:style-name="T117_6"><text:s/></text:span><text:span text:style-name="T117_7">consegue</text:span><text:span text:style-name="T117_8"><text:s/></text:span><text:span text:style-name="T117_9">restabelecer</text:span><text:span text:style-name="T117_10"><text:s/></text:span><text:span text:style-name="T117_11">os</text:span><text:span text:style-name="T117_12"><text:s/></text:span><text:span text:style-name="T117_13">níveis</text:span><text:span text:style-name="T117_14"><text:s/></text:span><text:span text:style-name="T117_15">de</text:span><text:span text:style-name="T117_16"><text:s/></text:span><text:span text:style-name="T117_17">desempenho</text:span><text:span text:style-name="T117_18"><text:s/></text:span><text:span text:style-name="T117_19">espeficiadas</text:span><text:span text:style-name="T117_20"><text:s/></text:span><text:span text:style-name="T117_21">após</text:span><text:span text:style-name="T117_22"><text:s/></text:span><text:span text:style-name="T117_23">falhas</text:span><text:span text:style-name="T117_24">?</text:span></text:p>
        </text:list-item>
      </text:list>
      <text:h text:style-name="P118" text:outline-level="10"><text:bookmark-start text:name="h.pqm4yxnhpuw"/><text:bookmark-end text:name="h.pqm4yxnhpuw"/><text:span text:style-name="T118_1">2.2.3.<text:s/></text:span><text:span text:style-name="T118_2">Usabilidade</text:span></text:h>
      <text:p text:style-name="P119"><text:span text:style-name="T119_1"><text:tab/></text:span><text:span text:style-name="T119_2">Identificar</text:span><text:span text:style-name="T119_3"><text:s/></text:span><text:span text:style-name="T119_4">se</text:span><text:span text:style-name="T119_5"><text:s/></text:span><text:span text:style-name="T119_6">o</text:span><text:span text:style-name="T119_7"><text:s/></text:span><text:span text:style-name="T119_8">produto</text:span><text:span text:style-name="T119_9"><text:s/></text:span><text:span text:style-name="T119_10">pode</text:span><text:span text:style-name="T119_11"><text:s/></text:span><text:span text:style-name="T119_12">ser</text:span><text:span text:style-name="T119_13"><text:s/></text:span><text:span text:style-name="T119_14">compreendido</text:span><text:span text:style-name="T119_15">,<text:s/></text:span><text:span text:style-name="T119_16">aprendido</text:span><text:span text:style-name="T119_17"><text:s/></text:span><text:span text:style-name="T119_18">e</text:span><text:span text:style-name="T119_19"><text:s/></text:span><text:span text:style-name="T119_20">operado</text:span><text:span text:style-name="T119_21"><text:s/></text:span><text:span text:style-name="T119_22">se</text:span><text:span text:style-name="T119_23"><text:s/></text:span><text:span text:style-name="T119_24">usado</text:span><text:span text:style-name="T119_25"><text:s/></text:span><text:span text:style-name="T119_26">de</text:span><text:span text:style-name="T119_27"><text:s/></text:span><text:span text:style-name="T119_28">forma</text:span><text:span text:style-name="T119_29"><text:s/></text:span><text:span text:style-name="T119_30">correta</text:span><text:span text:style-name="T119_31">.<text:s/></text:span><text:span text:style-name="T119_32">Necessário</text:span><text:span text:style-name="T119_33"><text:s/></text:span><text:span text:style-name="T119_34">que</text:span><text:span text:style-name="T119_35"><text:s/></text:span><text:span text:style-name="T119_36">atenda</text:span><text:span text:style-name="T119_37"><text:s/></text:span><text:span text:style-name="T119_38">as</text:span><text:span text:style-name="T119_39"><text:s/></text:span><text:span text:style-name="T119_40">subcaracterísticas</text:span><text:span text:style-name="T119_41"><text:s/></text:span><text:span text:style-name="T119_42">abaixo</text:span><text:span text:style-name="T119_43">:</text:span></text:p>
      <text:list text:style-name="LS4" xml:id="list11">
        <text:list-item>
          <text:p text:style-name="P120"><text:span text:style-name="T120_1">Intelegibilidade</text:span><text:span text:style-name="T120_2">:<text:s/></text:span><text:span text:style-name="T120_3">É</text:span><text:span text:style-name="T120_4"><text:s/></text:span><text:span text:style-name="T120_5">fácil</text:span><text:span text:style-name="T120_6"><text:s/></text:span><text:span text:style-name="T120_7">entender</text:span><text:span text:style-name="T120_8"><text:s/></text:span><text:span text:style-name="T120_9">o</text:span><text:span text:style-name="T120_10"><text:s/></text:span><text:span text:style-name="T120_11">conceito</text:span><text:span text:style-name="T120_12"><text:s/></text:span><text:span text:style-name="T120_13">e</text:span><text:span text:style-name="T120_14"><text:s/></text:span><text:span text:style-name="T120_15">a</text:span><text:span text:style-name="T120_16"><text:s/></text:span><text:span text:style-name="T120_17">aplicação</text:span><text:span text:style-name="T120_18">?</text:span></text:p>
        </text:list-item>
        <text:list-item>
          <text:p text:style-name="P121"><text:span text:style-name="T121_1">Apreensibilidade</text:span><text:span text:style-name="T121_2">:<text:s/></text:span><text:span text:style-name="T121_3">É</text:span><text:span text:style-name="T121_4"><text:s/></text:span><text:span text:style-name="T121_5">fácil</text:span><text:span text:style-name="T121_6"><text:s/></text:span><text:span text:style-name="T121_7">aprender</text:span><text:span text:style-name="T121_8"><text:s/></text:span><text:span text:style-name="T121_9">a</text:span><text:span text:style-name="T121_10"><text:s/></text:span><text:span text:style-name="T121_11">usar</text:span><text:span text:style-name="T121_12">?</text:span></text:p>
        </text:list-item>
        <text:list-item>
          <text:p text:style-name="P122"><text:span text:style-name="T122_1">Operacionalidade</text:span><text:span text:style-name="T122_2">:<text:s/></text:span><text:span text:style-name="T122_3">É</text:span><text:span text:style-name="T122_4"><text:s/></text:span><text:span text:style-name="T122_5">fácil</text:span><text:span text:style-name="T122_6"><text:s/></text:span><text:span text:style-name="T122_7">de</text:span><text:span text:style-name="T122_8"><text:s/></text:span><text:span text:style-name="T122_9">operar</text:span><text:span text:style-name="T122_10"><text:s/></text:span><text:span text:style-name="T122_11">e</text:span><text:span text:style-name="T122_12"><text:s/></text:span><text:span text:style-name="T122_13">controlar</text:span><text:span text:style-name="T122_14">?</text:span></text:p>
        </text:list-item>
        <text:list-item>
          <text:p text:style-name="P123"><text:span text:style-name="T123_1">Atratividade</text:span><text:span text:style-name="T123_2">:<text:s/></text:span><text:span text:style-name="T123_3">O</text:span><text:span text:style-name="T123_4"><text:s/></text:span><text:span text:style-name="T123_5">produto</text:span><text:span text:style-name="T123_6"><text:s/></text:span><text:span text:style-name="T123_7">é</text:span><text:span text:style-name="T123_8"><text:s/></text:span><text:span text:style-name="T123_9">atraente</text:span><text:span text:style-name="T123_10"><text:s/></text:span><text:span text:style-name="T123_11">ao</text:span><text:span text:style-name="T123_12"><text:s/></text:span><text:span text:style-name="T123_13">usuário</text:span><text:span text:style-name="T123_14">?</text:span></text:p>
        </text:list-item>
      </text:list>
      <text:h text:style-name="P124" text:outline-level="10"><text:bookmark-start text:name="h.cvlipu589xah"/><text:bookmark-end text:name="h.cvlipu589xah"/><text:span text:style-name="T124_1">2.2.4.<text:s/></text:span><text:span text:style-name="T124_2">Eficiência</text:span></text:h>
      <text:p text:style-name="P125"><text:span text:style-name="T125_1"><text:tab/></text:span><text:span text:style-name="T125_2">Identificar</text:span><text:span text:style-name="T125_3"><text:s/></text:span><text:span text:style-name="T125_4">se</text:span><text:span text:style-name="T125_5"><text:s/></text:span><text:span text:style-name="T125_6">o</text:span><text:span text:style-name="T125_7"><text:s/></text:span><text:span text:style-name="T125_8">produto</text:span><text:span text:style-name="T125_9"><text:s/></text:span><text:span text:style-name="T125_10">apresenta</text:span><text:span text:style-name="T125_11"><text:s/></text:span><text:span text:style-name="T125_12">desempenho</text:span><text:span text:style-name="T125_13"><text:s/></text:span><text:span text:style-name="T125_14">apropriado</text:span><text:span text:style-name="T125_15"><text:s/></text:span><text:span text:style-name="T125_16">submetido</text:span><text:span text:style-name="T125_17"><text:s/></text:span><text:span text:style-name="T125_18">a</text:span><text:span text:style-name="T125_19"><text:s/></text:span><text:span text:style-name="T125_20">uso</text:span><text:span text:style-name="T125_21"><text:s/></text:span><text:span text:style-name="T125_22">de</text:span><text:span text:style-name="T125_23"><text:s/></text:span><text:span text:style-name="T125_24">recursos</text:span><text:span text:style-name="T125_25"><text:s/></text:span><text:span text:style-name="T125_26">e</text:span><text:span text:style-name="T125_27"><text:s/></text:span><text:span text:style-name="T125_28">condições</text:span><text:span text:style-name="T125_29"><text:s/></text:span><text:span text:style-name="T125_30">especificadas</text:span><text:span text:style-name="T125_31">.<text:s/></text:span><text:span text:style-name="T125_32">Necessário</text:span><text:span text:style-name="T125_33"><text:s/></text:span><text:span text:style-name="T125_34">que</text:span><text:span text:style-name="T125_35"><text:s/></text:span><text:span text:style-name="T125_36">atenda</text:span><text:span text:style-name="T125_37"><text:s/></text:span><text:span text:style-name="T125_38">as</text:span><text:span text:style-name="T125_39"><text:s/></text:span><text:span text:style-name="T125_40">subcaracterísticas</text:span><text:span text:style-name="T125_41"><text:s/></text:span><text:span text:style-name="T125_42">abaixo</text:span><text:span text:style-name="T125_43">:</text:span></text:p>
      <text:list text:style-name="LS5" xml:id="list15">
        <text:list-item>
          <text:p text:style-name="P126"><text:span text:style-name="T126_1">Comportamento</text:span><text:span text:style-name="T126_2"><text:s/></text:span><text:span text:style-name="T126_3">em</text:span><text:span text:style-name="T126_4"><text:s/></text:span><text:span text:style-name="T126_5">relação</text:span><text:span text:style-name="T126_6"><text:s/></text:span><text:span text:style-name="T126_7">ao</text:span><text:span text:style-name="T126_8"><text:s/></text:span><text:span text:style-name="T126_9">tempo</text:span><text:span text:style-name="T126_10">:<text:s/></text:span><text:span text:style-name="T126_11">Produto</text:span><text:span text:style-name="T126_12"><text:s/></text:span><text:span text:style-name="T126_13">fornece</text:span><text:span text:style-name="T126_14"><text:s/></text:span><text:span text:style-name="T126_15">os</text:span><text:span text:style-name="T126_16"><text:s/></text:span><text:span text:style-name="T126_17">resultados</text:span><text:span text:style-name="T126_18"><text:s/></text:span><text:span text:style-name="T126_19">dentro</text:span><text:span text:style-name="T126_20"><text:s/></text:span><text:span text:style-name="T126_21">do</text:span><text:span text:style-name="T126_22"><text:s/></text:span><text:span text:style-name="T126_23">tempo</text:span><text:span text:style-name="T126_24"><text:s/></text:span><text:span text:style-name="T126_25">espeficiado</text:span><text:span text:style-name="T126_26">?</text:span></text:p>
        </text:list-item>
        <text:list-item>
          <text:p text:style-name="P127"><text:span text:style-name="T127_1">Utilização</text:span><text:span text:style-name="T127_2"><text:s/></text:span><text:span text:style-name="T127_3">de</text:span><text:span text:style-name="T127_4"><text:s/></text:span><text:span text:style-name="T127_5">recursos</text:span><text:span text:style-name="T127_6">:<text:s/></text:span><text:span text:style-name="T127_7">O</text:span><text:span text:style-name="T127_8"><text:s/></text:span><text:span text:style-name="T127_9">produto</text:span><text:span text:style-name="T127_10"><text:s/></text:span><text:span text:style-name="T127_11">utiliza</text:span><text:span text:style-name="T127_12"><text:s/></text:span><text:span text:style-name="T127_13">a</text:span><text:span text:style-name="T127_14"><text:s/></text:span><text:span text:style-name="T127_15">quantidade</text:span><text:span text:style-name="T127_16"><text:s/></text:span><text:span text:style-name="T127_17">de</text:span><text:span text:style-name="T127_18"><text:s/></text:span><text:span text:style-name="T127_19">recursos</text:span><text:span text:style-name="T127_20"><text:s/></text:span><text:span text:style-name="T127_21">estabelecidos</text:span><text:span text:style-name="T127_22">?</text:span></text:p>
        </text:list-item>
      </text:list>
      <text:h text:style-name="P128" text:outline-level="10"><text:bookmark-start text:name="h.2aud2go6x6o2"/><text:bookmark-end text:name="h.2aud2go6x6o2"/><text:span text:style-name="T128_1">2.2.5.<text:s/></text:span><text:span text:style-name="T128_2">Manutenibilidade</text:span></text:h>
      <text:p text:style-name="P129"><text:span text:style-name="T129_1"><text:tab/></text:span><text:span text:style-name="T129_2">Capacidade</text:span><text:span text:style-name="T129_3"><text:s/></text:span><text:span text:style-name="T129_4">do</text:span><text:span text:style-name="T129_5"><text:s/></text:span><text:span text:style-name="T129_6">produto</text:span><text:span text:style-name="T129_7"><text:s/></text:span><text:span text:style-name="T129_8">de</text:span><text:span text:style-name="T129_9"><text:s/></text:span><text:span text:style-name="T129_10">ser</text:span><text:span text:style-name="T129_11"><text:s/></text:span><text:span text:style-name="T129_12">modificado</text:span><text:span text:style-name="T129_13">.<text:s/></text:span><text:span text:style-name="T129_14">Necessário</text:span><text:span text:style-name="T129_15"><text:s/></text:span><text:span text:style-name="T129_16">que</text:span><text:span text:style-name="T129_17"><text:s/></text:span><text:span text:style-name="T129_18">atenda</text:span><text:span text:style-name="T129_19"><text:s/></text:span><text:span text:style-name="T129_20">as</text:span><text:span text:style-name="T129_21"><text:s/></text:span><text:span text:style-name="T129_22">subcaracterísticas</text:span><text:span text:style-name="T129_23"><text:s/></text:span><text:span text:style-name="T129_24">abaixo</text:span><text:span text:style-name="T129_25">:</text:span></text:p>
      <text:list text:style-name="LS6" xml:id="list17">
        <text:list-item>
          <text:p text:style-name="P130"><text:span text:style-name="T130_1">Analisabilidade</text:span><text:span text:style-name="T130_2">:<text:s/></text:span><text:span text:style-name="T130_3">É</text:span><text:span text:style-name="T130_4"><text:s/></text:span><text:span text:style-name="T130_5">fácil</text:span><text:span text:style-name="T130_6"><text:s/></text:span><text:span text:style-name="T130_7">de</text:span><text:span text:style-name="T130_8"><text:s/></text:span><text:span text:style-name="T130_9">encontrar</text:span><text:span text:style-name="T130_10"><text:s/></text:span><text:span text:style-name="T130_11">uma</text:span><text:span text:style-name="T130_12"><text:s/></text:span><text:span text:style-name="T130_13">falha</text:span><text:span text:style-name="T130_14"><text:s/></text:span><text:span text:style-name="T130_15">quando</text:span><text:span text:style-name="T130_16"><text:s/></text:span><text:span text:style-name="T130_17">ocorre</text:span><text:span text:style-name="T130_18">?</text:span></text:p>
        </text:list-item>
        <text:list-item>
          <text:p text:style-name="P131"><text:span text:style-name="T131_1">Modificabilidade</text:span><text:span text:style-name="T131_2">:<text:s/></text:span><text:span text:style-name="T131_3">É</text:span><text:span text:style-name="T131_4"><text:s/></text:span><text:span text:style-name="T131_5">fácil</text:span><text:span text:style-name="T131_6"><text:s/></text:span><text:span text:style-name="T131_7">modificar</text:span><text:span text:style-name="T131_8"><text:s/></text:span><text:span text:style-name="T131_9">e</text:span><text:span text:style-name="T131_10"><text:s/></text:span><text:span text:style-name="T131_11">adaptar</text:span><text:span text:style-name="T131_12">?</text:span></text:p>
        </text:list-item>
        <text:list-item>
          <text:p text:style-name="P132"><text:span text:style-name="T132_1">Estabilidade</text:span><text:span text:style-name="T132_2">:<text:s/></text:span><text:span text:style-name="T132_3">Há</text:span><text:span text:style-name="T132_4"><text:s/></text:span><text:span text:style-name="T132_5">grandes</text:span><text:span text:style-name="T132_6"><text:s/></text:span><text:span text:style-name="T132_7">riscos</text:span><text:span text:style-name="T132_8"><text:s/></text:span><text:span text:style-name="T132_9">ao</text:span><text:span text:style-name="T132_10"><text:s/></text:span><text:span text:style-name="T132_11">se</text:span><text:span text:style-name="T132_12"><text:s/></text:span><text:span text:style-name="T132_13">fazer</text:span><text:span text:style-name="T132_14"><text:s/></text:span><text:span text:style-name="T132_15">alterações</text:span><text:span text:style-name="T132_16">?</text:span></text:p>
        </text:list-item>
        <text:list-item>
          <text:p text:style-name="P133"><text:span text:style-name="T133_1">Testabilidade</text:span><text:span text:style-name="T133_2">:<text:s/></text:span><text:span text:style-name="T133_3">É</text:span><text:span text:style-name="T133_4"><text:s/></text:span><text:span text:style-name="T133_5">fácil</text:span><text:span text:style-name="T133_6"><text:s/></text:span><text:span text:style-name="T133_7">de</text:span><text:span text:style-name="T133_8"><text:s/></text:span><text:span text:style-name="T133_9">se</text:span><text:span text:style-name="T133_10"><text:s/></text:span><text:span text:style-name="T133_11">testar</text:span><text:span text:style-name="T133_12"><text:s/></text:span><text:span text:style-name="T133_13">ao</text:span><text:span text:style-name="T133_14"><text:s/></text:span><text:span text:style-name="T133_15">se</text:span><text:span text:style-name="T133_16"><text:s/></text:span><text:span text:style-name="T133_17">fazer</text:span><text:span text:style-name="T133_18"><text:s/></text:span><text:span text:style-name="T133_19">alterações</text:span><text:span text:style-name="T133_20">?</text:span></text:p>
        </text:list-item>
      </text:list>
      <text:h text:style-name="P134" text:outline-level="10"><text:bookmark-start text:name="h.r4v42yvkoejn"/><text:bookmark-end text:name="h.r4v42yvkoejn"/><text:span text:style-name="T134_1">2.2.6.<text:s/></text:span><text:span text:style-name="T134_2">Portabilidade</text:span></text:h>
      <text:p text:style-name="P135"><text:span text:style-name="T135_1">Identificar</text:span><text:span text:style-name="T135_2"><text:s/></text:span><text:span text:style-name="T135_3">a</text:span><text:span text:style-name="T135_4"><text:s/></text:span><text:span text:style-name="T135_5">capacidade</text:span><text:span text:style-name="T135_6"><text:s/></text:span><text:span text:style-name="T135_7">do</text:span><text:span text:style-name="T135_8"><text:s/></text:span><text:span text:style-name="T135_9">produto</text:span><text:span text:style-name="T135_10"><text:s/></text:span><text:span text:style-name="T135_11">de</text:span><text:span text:style-name="T135_12"><text:s/></text:span><text:span text:style-name="T135_13">ser</text:span><text:span text:style-name="T135_14"><text:s/></text:span><text:span text:style-name="T135_15">transferido</text:span><text:span text:style-name="T135_16"><text:s/></text:span><text:span text:style-name="T135_17">de</text:span><text:span text:style-name="T135_18"><text:s/></text:span><text:span text:style-name="T135_19">um</text:span><text:span text:style-name="T135_20"><text:s/></text:span><text:span text:style-name="T135_21">ambiente</text:span><text:span text:style-name="T135_22"><text:s/></text:span><text:span text:style-name="T135_23">a</text:span><text:span text:style-name="T135_24"><text:s/></text:span><text:span text:style-name="T135_25">outro</text:span><text:span text:style-name="T135_26">.<text:s/></text:span><text:span text:style-name="T135_27">Para</text:span><text:span text:style-name="T135_28"><text:s/></text:span><text:span text:style-name="T135_29">isso</text:span><text:span text:style-name="T135_30"><text:s/></text:span><text:span text:style-name="T135_31">será</text:span><text:span text:style-name="T135_32"><text:s/></text:span><text:span text:style-name="T135_33">necessário</text:span><text:span text:style-name="T135_34"><text:s/></text:span><text:span text:style-name="T135_35">atender</text:span><text:span text:style-name="T135_36"><text:s/></text:span><text:span text:style-name="T135_37">as</text:span><text:span text:style-name="T135_38"><text:s/></text:span><text:span text:style-name="T135_39">subcaracteristicas</text:span><text:span text:style-name="T135_40"><text:s/></text:span><text:span text:style-name="T135_41">abaixo</text:span><text:span text:style-name="T135_42">:</text:span><text:span text:style-name="T135_43"><text:tab/></text:span></text:p>
      <text:list text:style-name="LS7" xml:id="list21">
        <text:list-item>
          <text:p text:style-name="P136"><text:span text:style-name="T136_1">Capacidade</text:span><text:span text:style-name="T136_2"><text:s/></text:span><text:span text:style-name="T136_3">para</text:span><text:span text:style-name="T136_4"><text:s/></text:span><text:span text:style-name="T136_5">ser</text:span><text:span text:style-name="T136_6"><text:s/></text:span><text:span text:style-name="T136_7">instalado</text:span><text:span text:style-name="T136_8">:<text:s/></text:span><text:span text:style-name="T136_9">O</text:span><text:span text:style-name="T136_10"><text:s/></text:span><text:span text:style-name="T136_11">produto</text:span><text:span text:style-name="T136_12"><text:s/></text:span><text:span text:style-name="T136_13">instala</text:span><text:span text:style-name="T136_14"><text:s/></text:span><text:span text:style-name="T136_15">em</text:span><text:span text:style-name="T136_16"><text:s/></text:span><text:span text:style-name="T136_17">ambiente</text:span><text:span text:style-name="T136_18"><text:s/></text:span><text:span text:style-name="T136_19">especificado</text:span><text:span text:style-name="T136_20">,<text:s/></text:span><text:span text:style-name="T136_21">nos</text:span><text:span text:style-name="T136_22"><text:s/></text:span><text:span text:style-name="T136_23">procedimentos</text:span><text:span text:style-name="T136_24"><text:s/></text:span><text:span text:style-name="T136_25">estabelecidos</text:span><text:span text:style-name="T136_26">?</text:span></text:p>
        </text:list-item>
        <text:list-item>
          <text:p text:style-name="P137"><text:span text:style-name="T137_1">Coexistencia</text:span><text:span text:style-name="T137_2">:<text:s/></text:span><text:span text:style-name="T137_3">O</text:span><text:span text:style-name="T137_4"><text:s/></text:span><text:span text:style-name="T137_5">produto</text:span><text:span text:style-name="T137_6"><text:s/></text:span><text:span text:style-name="T137_7">consegue</text:span><text:span text:style-name="T137_8"><text:s/></text:span><text:span text:style-name="T137_9">coexiste</text:span><text:span text:style-name="T137_10"><text:s/></text:span><text:span text:style-name="T137_11">com</text:span><text:span text:style-name="T137_12"><text:s/></text:span><text:span text:style-name="T137_13">outros</text:span><text:span text:style-name="T137_14"><text:s/></text:span><text:span text:style-name="T137_15">em</text:span><text:span text:style-name="T137_16"><text:s/></text:span><text:span text:style-name="T137_17">ambiente</text:span><text:span text:style-name="T137_18"><text:s/></text:span><text:span text:style-name="T137_19">que</text:span><text:span text:style-name="T137_20"><text:s/></text:span><text:span text:style-name="T137_21">execute</text:span><text:span text:style-name="T137_22"><text:s/></text:span><text:span text:style-name="T137_23">em</text:span><text:span text:style-name="T137_24"><text:s/></text:span><text:span text:style-name="T137_25">paralelo</text:span><text:span text:style-name="T137_26"><text:s/></text:span><text:span text:style-name="T137_27">outros</text:span><text:span text:style-name="T137_28"><text:s/></text:span><text:span text:style-name="T137_29">produtos</text:span><text:span text:style-name="T137_30">,<text:s/></text:span><text:span text:style-name="T137_31">sem</text:span><text:span text:style-name="T137_32"><text:s/></text:span><text:span text:style-name="T137_33">afetar</text:span><text:span text:style-name="T137_34"><text:s/></text:span><text:span text:style-name="T137_35">o</text:span><text:span text:style-name="T137_36"><text:s/></text:span><text:span text:style-name="T137_37">desempenho</text:span><text:span text:style-name="T137_38"><text:s/></text:span><text:span text:style-name="T137_39">deste</text:span><text:span text:style-name="T137_40"><text:s/></text:span><text:span text:style-name="T137_41">ou</text:span><text:span text:style-name="T137_42"><text:s/></text:span><text:span text:style-name="T137_43">de</text:span><text:span text:style-name="T137_44"><text:s/></text:span><text:span text:style-name="T137_45">outros</text:span><text:span text:style-name="T137_46">?</text:span></text:p>
        </text:list-item>
      </text:list>
      <text:p text:style-name="P138"><text:span text:style-name="T138_1">NOTA</text:span><text:span text:style-name="T138_2">:<text:s/></text:span><text:span text:style-name="T138_3">não</text:span><text:span text:style-name="T138_4"><text:s/></text:span><text:span text:style-name="T138_5">foi</text:span><text:span text:style-name="T138_6"><text:s/></text:span><text:span text:style-name="T138_7">listadas</text:span><text:span text:style-name="T138_8"><text:s/></text:span><text:span text:style-name="T138_9">as</text:span><text:span text:style-name="T138_10"><text:s/></text:span><text:span text:style-name="T138_11">subcaracteristicas</text:span><text:span text:style-name="T138_12"><text:s/></text:span><text:span text:style-name="T138_13">de</text:span><text:span text:style-name="T138_14"><text:s/></text:span><text:span text:style-name="T138_15">Portabilidade</text:span><text:span text:style-name="T138_16">,<text:s/></text:span><text:span text:style-name="T138_17">a</text:span><text:span text:style-name="T138_18"><text:s/></text:span><text:span text:style-name="T138_19">Adaptabilidade</text:span><text:span text:style-name="T138_20"><text:s/></text:span><text:span text:style-name="T138_21">e</text:span><text:span text:style-name="T138_22"><text:s/></text:span><text:span text:style-name="T138_23">Capacidade</text:span><text:span text:style-name="T138_24"><text:s/></text:span><text:span text:style-name="T138_25">para</text:span><text:span text:style-name="T138_26"><text:s/></text:span><text:span text:style-name="T138_27">substituir</text:span><text:span text:style-name="T138_28">,<text:s/></text:span><text:span text:style-name="T138_29">devido</text:span><text:span text:style-name="T138_30"><text:s/></text:span><text:span text:style-name="T138_31">até</text:span><text:span text:style-name="T138_32"><text:s/></text:span><text:span text:style-name="T138_33">o</text:span><text:span text:style-name="T138_34"><text:s/></text:span><text:span text:style-name="T138_35">momento</text:span><text:span text:style-name="T138_36"><text:s/></text:span><text:span text:style-name="T138_37">no</text:span><text:span text:style-name="T138_38"><text:s/></text:span><text:span text:style-name="T138_39">projeto</text:span><text:span text:style-name="T138_40"><text:s/></text:span><text:span text:style-name="T138_41">não</text:span><text:span text:style-name="T138_42"><text:s/></text:span><text:span text:style-name="T138_43">ter</text:span><text:span text:style-name="T138_44"><text:s/></text:span><text:span text:style-name="T138_45">nenhuma</text:span><text:span text:style-name="T138_46"><text:s/></text:span><text:span text:style-name="T138_47">dessas</text:span><text:span text:style-name="T138_48"><text:s/></text:span><text:span text:style-name="T138_49">restrições</text:span><text:span text:style-name="T138_50"><text:s/></text:span><text:span text:style-name="T138_51">a</text:span><text:span text:style-name="T138_52"><text:s/></text:span><text:span text:style-name="T138_53">serem</text:span><text:span text:style-name="T138_54"><text:s/></text:span><text:span text:style-name="T138_55">atendidas</text:span><text:span text:style-name="T138_56">.<text:s/></text:span><text:span text:style-name="T138_57">Porem</text:span><text:span text:style-name="T138_58"><text:s/></text:span><text:span text:style-name="T138_59">caso</text:span><text:span text:style-name="T138_60"><text:s/></text:span><text:span text:style-name="T138_61">passe</text:span><text:span text:style-name="T138_62"><text:s/></text:span><text:span text:style-name="T138_63">a</text:span><text:span text:style-name="T138_64"><text:s/></text:span><text:span text:style-name="T138_65">ter</text:span><text:span text:style-name="T138_66"><text:s/></text:span><text:span text:style-name="T138_67">em</text:span><text:span text:style-name="T138_68"><text:s/></text:span><text:span text:style-name="T138_69">alguma</text:span><text:span text:style-name="T138_70"><text:s/></text:span><text:span text:style-name="T138_71">fase</text:span><text:span text:style-name="T138_72"><text:s/></text:span><text:span text:style-name="T138_73">do</text:span><text:span text:style-name="T138_74"><text:s/></text:span><text:span text:style-name="T138_75">cliclo</text:span><text:span text:style-name="T138_76"><text:s/></text:span><text:span text:style-name="T138_77">de</text:span><text:span text:style-name="T138_78"><text:s/></text:span><text:span text:style-name="T138_79">vida</text:span><text:span text:style-name="T138_80"><text:s/></text:span><text:span text:style-name="T138_81">do</text:span><text:span text:style-name="T138_82"><text:s/></text:span><text:span text:style-name="T138_83">produto</text:span><text:span text:style-name="T138_84">,<text:s/></text:span><text:span text:style-name="T138_85">essas</text:span><text:span text:style-name="T138_86"><text:s/></text:span><text:span text:style-name="T138_87">características</text:span><text:span text:style-name="T138_88"><text:s/></text:span><text:span text:style-name="T138_89">deverão</text:span><text:span text:style-name="T138_90"><text:s/></text:span><text:span text:style-name="T138_91">ser</text:span><text:span text:style-name="T138_92"><text:s/></text:span><text:span text:style-name="T138_93">listadas</text:span><text:span text:style-name="T138_94">,<text:s/></text:span><text:span text:style-name="T138_95">e</text:span><text:span text:style-name="T138_96"><text:s/></text:span><text:span text:style-name="T138_97">verificadas</text:span><text:span text:style-name="T138_98"><text:s/></text:span><text:span text:style-name="T138_99">quando</text:span><text:span text:style-name="T138_100"><text:s/></text:span><text:span text:style-name="T138_101">apropriado</text:span><text:span text:style-name="T138_102">.<text:s/></text:span></text:p>
      <text:h text:style-name="P139" text:outline-level="10"><text:bookmark-start text:name="h.6vx656u8vp7x"/><text:bookmark-end text:name="h.6vx656u8vp7x"/><text:span text:style-name="T139_1">2.3.<text:s/></text:span><text:span text:style-name="T139_2">Qualidade</text:span><text:span text:style-name="T139_3"><text:s/></text:span><text:span text:style-name="T139_4">do</text:span><text:span text:style-name="T139_5"><text:s/></text:span><text:span text:style-name="T139_6">Produto</text:span><text:span text:style-name="T139_7"><text:s/></text:span><text:span text:style-name="T139_8">de</text:span><text:span text:style-name="T139_9"><text:s/></text:span><text:span text:style-name="T139_10">Software</text:span><text:span text:style-name="T139_11"><text:s/>-<text:s/></text:span><text:span text:style-name="T139_12">Em</text:span><text:span text:style-name="T139_13"><text:s/></text:span><text:span text:style-name="T139_14">uso</text:span></text:h>
      <text:p text:style-name="P140"><text:span text:style-name="T140_1"><text:tab/></text:span><text:span text:style-name="T140_2">Qualidade</text:span><text:span text:style-name="T140_3"><text:s/></text:span><text:span text:style-name="T140_4">em</text:span><text:span text:style-name="T140_5"><text:s/></text:span><text:span text:style-name="T140_6">uso</text:span><text:span text:style-name="T140_7"><text:s/></text:span><text:span text:style-name="T140_8">são</text:span><text:span text:style-name="T140_9"><text:s/></text:span><text:span text:style-name="T140_10">qualidades</text:span><text:span text:style-name="T140_11"><text:s/></text:span><text:span text:style-name="T140_12">na</text:span><text:span text:style-name="T140_13"><text:s/></text:span><text:span text:style-name="T140_14">perspectiva</text:span><text:span text:style-name="T140_15"><text:s/></text:span><text:span text:style-name="T140_16">do</text:span><text:span text:style-name="T140_17"><text:s/></text:span><text:span text:style-name="T140_18">usuário</text:span><text:span text:style-name="T140_19">,<text:s/></text:span><text:span text:style-name="T140_20">da</text:span><text:span text:style-name="T140_21"><text:s/></text:span><text:span text:style-name="T140_22">visão</text:span><text:span text:style-name="T140_23"><text:s/></text:span><text:span text:style-name="T140_24">e</text:span><text:span text:style-name="T140_25"><text:s/></text:span><text:span text:style-name="T140_26">operação</text:span><text:span text:style-name="T140_27"><text:s/></text:span><text:span text:style-name="T140_28">do</text:span><text:span text:style-name="T140_29"><text:s/></text:span><text:span text:style-name="T140_30">produto</text:span><text:span text:style-name="T140_31"><text:s/></text:span><text:span text:style-name="T140_32">de</text:span><text:span text:style-name="T140_33"><text:s/></text:span><text:span text:style-name="T140_34">software</text:span><text:span text:style-name="T140_35">.<text:s/></text:span><text:span text:style-name="T140_36">A</text:span><text:span text:style-name="T140_37"><text:s/></text:span><text:span text:style-name="T140_38">qualidade</text:span><text:span text:style-name="T140_39"><text:s/></text:span><text:span text:style-name="T140_40">em</text:span><text:span text:style-name="T140_41"><text:s/></text:span><text:span text:style-name="T140_42">uso</text:span><text:span text:style-name="T140_43"><text:s/></text:span><text:span text:style-name="T140_44">é</text:span><text:span text:style-name="T140_45"><text:s/></text:span><text:span text:style-name="T140_46">dividida</text:span><text:span text:style-name="T140_47"><text:s/></text:span><text:span text:style-name="T140_48">nas</text:span><text:span text:style-name="T140_49"><text:s/></text:span><text:span text:style-name="T140_50">seguintes</text:span><text:span text:style-name="T140_51"><text:s/></text:span><text:span text:style-name="T140_52">características</text:span><text:span text:style-name="T140_53">:<text:s/></text:span></text:p>
      <text:h text:style-name="P141" text:outline-level="10"><text:bookmark-start text:name="h.syqmkfmz64o9"/><text:bookmark-end text:name="h.syqmkfmz64o9"/><text:span text:style-name="T141_1">2.3.1.<text:s/></text:span><text:span text:style-name="T141_2">Eficácia</text:span></text:h>
      <text:p text:style-name="P142"><text:span text:style-name="T142_1">É</text:span><text:span text:style-name="T142_2"><text:s/></text:span><text:span text:style-name="T142_3">a</text:span><text:span text:style-name="T142_4"><text:s/></text:span><text:span text:style-name="T142_5">capacidade</text:span><text:span text:style-name="T142_6"><text:s/></text:span><text:span text:style-name="T142_7">do</text:span><text:span text:style-name="T142_8"><text:s/></text:span><text:span text:style-name="T142_9">produto</text:span><text:span text:style-name="T142_10"><text:s/></text:span><text:span text:style-name="T142_11">de</text:span><text:span text:style-name="T142_12"><text:s/></text:span><text:span text:style-name="T142_13">software</text:span><text:span text:style-name="T142_14"><text:s/></text:span><text:span text:style-name="T142_15">permitir</text:span><text:span text:style-name="T142_16"><text:s/></text:span><text:span text:style-name="T142_17">que</text:span><text:span text:style-name="T142_18"><text:s/></text:span><text:span text:style-name="T142_19">o</text:span><text:span text:style-name="T142_20"><text:s/></text:span><text:span text:style-name="T142_21">usuário</text:span><text:span text:style-name="T142_22"><text:s/></text:span><text:span text:style-name="T142_23">execute</text:span><text:span text:style-name="T142_24"><text:s/></text:span><text:span text:style-name="T142_25">as</text:span><text:span text:style-name="T142_26"><text:s/></text:span><text:span text:style-name="T142_27">funções</text:span><text:span text:style-name="T142_28"><text:s/></text:span><text:span text:style-name="T142_29">desejadas</text:span><text:span text:style-name="T142_30"><text:s/></text:span><text:span text:style-name="T142_31">com</text:span><text:span text:style-name="T142_32"><text:s/></text:span><text:span text:style-name="T142_33">acurácia</text:span><text:span text:style-name="T142_34"><text:s/></text:span><text:span text:style-name="T142_35">e</text:span><text:span text:style-name="T142_36"><text:s/></text:span><text:span text:style-name="T142_37">completude</text:span><text:span text:style-name="T142_38"><text:s/></text:span><text:span text:style-name="T142_39">em</text:span><text:span text:style-name="T142_40"><text:s/></text:span><text:span text:style-name="T142_41">ambiente</text:span><text:span text:style-name="T142_42"><text:s/></text:span><text:span text:style-name="T142_43">específicado</text:span><text:span text:style-name="T142_44">.<text:s/></text:span><text:span text:style-name="T142_45">Para</text:span><text:span text:style-name="T142_46"><text:s/></text:span><text:span text:style-name="T142_47">isso</text:span><text:span text:style-name="T142_48"><text:s/></text:span><text:span text:style-name="T142_49">o</text:span><text:span text:style-name="T142_50"><text:s/></text:span><text:span text:style-name="T142_51">produto</text:span><text:span text:style-name="T142_52"><text:s/></text:span><text:span text:style-name="T142_53">deve</text:span><text:span text:style-name="T142_54"><text:s/></text:span><text:span text:style-name="T142_55">ser</text:span><text:span text:style-name="T142_56"><text:s/></text:span><text:span text:style-name="T142_57">capaz</text:span><text:span text:style-name="T142_58"><text:s/></text:span><text:span text:style-name="T142_59">de</text:span><text:span text:style-name="T142_60"><text:s/></text:span><text:span text:style-name="T142_61">executas</text:span><text:span text:style-name="T142_62"><text:s/></text:span><text:span text:style-name="T142_63">as</text:span><text:span text:style-name="T142_64"><text:s/></text:span><text:span text:style-name="T142_65">funções</text:span><text:span text:style-name="T142_66"><text:s/></text:span><text:span text:style-name="T142_67">utilizadas</text:span><text:span text:style-name="T142_68"><text:s/></text:span><text:span text:style-name="T142_69">pelo</text:span><text:span text:style-name="T142_70"><text:s/></text:span><text:span text:style-name="T142_71">usuário</text:span><text:span text:style-name="T142_72"><text:s/></text:span><text:span text:style-name="T142_73">de</text:span><text:span text:style-name="T142_74"><text:s/></text:span><text:span text:style-name="T142_75">modo</text:span><text:span text:style-name="T142_76"><text:s/></text:span><text:span text:style-name="T142_77">a</text:span><text:span text:style-name="T142_78"><text:s/></text:span><text:span text:style-name="T142_79">responder</text:span><text:span text:style-name="T142_80"><text:s/></text:span><text:span text:style-name="T142_81">o</text:span><text:span text:style-name="T142_82"><text:s/></text:span><text:span text:style-name="T142_83">seguinte</text:span><text:span text:style-name="T142_84"><text:s/></text:span><text:span text:style-name="T142_85">questionamento</text:span><text:span text:style-name="T142_86">:</text:span></text:p>
      <text:p text:style-name="P143"><text:span text:style-name="T143_1">“</text:span><text:span text:style-name="T143_2">O</text:span><text:span text:style-name="T143_3"><text:s/></text:span><text:span text:style-name="T143_4">produto</text:span><text:span text:style-name="T143_5"><text:s/></text:span><text:span text:style-name="T143_6">faz</text:span><text:span text:style-name="T143_7"><text:s/></text:span><text:span text:style-name="T143_8">o</text:span><text:span text:style-name="T143_9"><text:s/></text:span><text:span text:style-name="T143_10">que</text:span><text:span text:style-name="T143_11"><text:s/></text:span><text:span text:style-name="T143_12">foi</text:span><text:span text:style-name="T143_13"><text:s/></text:span><text:span text:style-name="T143_14">proposto</text:span><text:span text:style-name="T143_15"><text:s/></text:span><text:span text:style-name="T143_16">de</text:span><text:span text:style-name="T143_17"><text:s/></text:span><text:span text:style-name="T143_18">forma</text:span><text:span text:style-name="T143_19"><text:s/></text:span><text:span text:style-name="T143_20">correta</text:span><text:span text:style-name="T143_21">,<text:s/></text:span><text:span text:style-name="T143_22">com</text:span><text:span text:style-name="T143_23"><text:s/></text:span><text:span text:style-name="T143_24">todos</text:span><text:span text:style-name="T143_25"><text:s/></text:span><text:span text:style-name="T143_26">os</text:span><text:span text:style-name="T143_27"><text:s/></text:span><text:span text:style-name="T143_28">resultados</text:span><text:span text:style-name="T143_29"><text:s/></text:span><text:span text:style-name="T143_30">esperados</text:span><text:span text:style-name="T143_31">?”</text:span></text:p>
      <text:p text:style-name="P144"><text:span text:style-name="T144_1">Para</text:span><text:span text:style-name="T144_2"><text:s/></text:span><text:span text:style-name="T144_3">determinar</text:span><text:span text:style-name="T144_4"><text:s/></text:span><text:span text:style-name="T144_5">a</text:span><text:span text:style-name="T144_6"><text:s/></text:span><text:span text:style-name="T144_7">sua</text:span><text:span text:style-name="T144_8"><text:s/></text:span><text:span text:style-name="T144_9">completude</text:span><text:span text:style-name="T144_10">,<text:s/></text:span><text:span text:style-name="T144_11">deve</text:span><text:span text:style-name="T144_12"><text:s/></text:span><text:span text:style-name="T144_13">ser</text:span><text:span text:style-name="T144_14"><text:s/></text:span><text:span text:style-name="T144_15">selecionado</text:span><text:span text:style-name="T144_16"><text:s/></text:span><text:span text:style-name="T144_17">um</text:span><text:span text:style-name="T144_18"><text:s/></text:span><text:span text:style-name="T144_19">espaço</text:span><text:span text:style-name="T144_20"><text:s/></text:span><text:span text:style-name="T144_21">amostral</text:span><text:span text:style-name="T144_22"><text:s/></text:span><text:span text:style-name="T144_23">deterministico</text:span><text:span text:style-name="T144_24">,<text:s/></text:span><text:span text:style-name="T144_25">de</text:span><text:span text:style-name="T144_26"><text:s/></text:span><text:span text:style-name="T144_27">modo</text:span><text:span text:style-name="T144_28"><text:s/></text:span><text:span text:style-name="T144_29">a</text:span><text:span text:style-name="T144_30"><text:s/></text:span><text:span text:style-name="T144_31">garantir</text:span><text:span text:style-name="T144_32"><text:s/></text:span><text:span text:style-name="T144_33">que</text:span><text:span text:style-name="T144_34"><text:s/></text:span><text:span text:style-name="T144_35">os</text:span><text:span text:style-name="T144_36"><text:s/></text:span><text:span text:style-name="T144_37">domínios</text:span><text:span text:style-name="T144_38"><text:s/></text:span><text:span text:style-name="T144_39">sejam</text:span><text:span text:style-name="T144_40"><text:s/></text:span><text:span text:style-name="T144_41">satisfeitos</text:span><text:span text:style-name="T144_42">.</text:span></text:p>
      <text:h text:style-name="P145" text:outline-level="10"><text:bookmark-start text:name="h.d2pmovpordxv"/><text:bookmark-end text:name="h.d2pmovpordxv"/><text:span text:style-name="T145_1">2.3.2.<text:s/></text:span><text:span text:style-name="T145_2">Produtividade</text:span></text:h>
      <text:p text:style-name="P146"><text:span text:style-name="T146_1">Verificar</text:span><text:span text:style-name="T146_2"><text:s/></text:span><text:span text:style-name="T146_3">se</text:span><text:span text:style-name="T146_4"><text:s/></text:span><text:span text:style-name="T146_5">o</text:span><text:span text:style-name="T146_6"><text:s/></text:span><text:span text:style-name="T146_7">produto</text:span><text:span text:style-name="T146_8"><text:s/></text:span><text:span text:style-name="T146_9">proporciona</text:span><text:span text:style-name="T146_10"><text:s/></text:span><text:span text:style-name="T146_11">ao</text:span><text:span text:style-name="T146_12"><text:s/></text:span><text:span text:style-name="T146_13">usuário</text:span><text:span text:style-name="T146_14"><text:s/></text:span><text:span text:style-name="T146_15">resutados</text:span><text:span text:style-name="T146_16"><text:s/></text:span><text:span text:style-name="T146_17">esperados</text:span><text:span text:style-name="T146_18"><text:s/>(</text:span><text:span text:style-name="T146_19">Eficácia</text:span><text:span text:style-name="T146_20">)<text:s/></text:span><text:span text:style-name="T146_21">com</text:span><text:span text:style-name="T146_22"><text:s/></text:span><text:span text:style-name="T146_23">esforços</text:span><text:span text:style-name="T146_24"><text:s/></text:span><text:span text:style-name="T146_25">especificados</text:span><text:span text:style-name="T146_26">.</text:span></text:p>
      <text:h text:style-name="P147" text:outline-level="10"><text:bookmark-start text:name="h.tbgy5llg6arp"/><text:bookmark-end text:name="h.tbgy5llg6arp"/><text:span text:style-name="T147_1">2.3.3.<text:s/></text:span><text:span text:style-name="T147_2">Segurança</text:span></text:h>
      <text:p text:style-name="P148"><text:span text:style-name="T148_1">Garantir</text:span><text:span text:style-name="T148_2"><text:s/></text:span><text:span text:style-name="T148_3">que</text:span><text:span text:style-name="T148_4"><text:s/></text:span><text:span text:style-name="T148_5">o</text:span><text:span text:style-name="T148_6"><text:s/></text:span><text:span text:style-name="T148_7">produdo</text:span><text:span text:style-name="T148_8"><text:s/></text:span><text:span text:style-name="T148_9">não</text:span><text:span text:style-name="T148_10"><text:s/></text:span><text:span text:style-name="T148_11">traga</text:span><text:span text:style-name="T148_12"><text:s/></text:span><text:span text:style-name="T148_13">danos</text:span><text:span text:style-name="T148_14"><text:s/></text:span><text:span text:style-name="T148_15">ou</text:span><text:span text:style-name="T148_16"><text:s/></text:span><text:span text:style-name="T148_17">riscos</text:span><text:span text:style-name="T148_18"><text:s/></text:span><text:span text:style-name="T148_19">às</text:span><text:span text:style-name="T148_20"><text:s/></text:span><text:span text:style-name="T148_21">pessoas</text:span><text:span text:style-name="T148_22">,<text:s/></text:span><text:span text:style-name="T148_23">negócio</text:span><text:span text:style-name="T148_24">,<text:s/></text:span><text:span text:style-name="T148_25">software</text:span><text:span text:style-name="T148_26">,<text:s/></text:span><text:span text:style-name="T148_27">propriedade</text:span><text:span text:style-name="T148_28"><text:s/></text:span><text:span text:style-name="T148_29">ou</text:span><text:span text:style-name="T148_30"><text:s/></text:span><text:span text:style-name="T148_31">ambiente</text:span><text:span text:style-name="T148_32"><text:s/></text:span><text:span text:style-name="T148_33">especificado</text:span><text:span text:style-name="T148_34">.<text:s/></text:span><text:span text:style-name="T148_35">A</text:span><text:span text:style-name="T148_36"><text:s/></text:span><text:span text:style-name="T148_37">determinação</text:span><text:span text:style-name="T148_38"><text:s/></text:span><text:span text:style-name="T148_39">dessa</text:span><text:span text:style-name="T148_40"><text:s/></text:span><text:span text:style-name="T148_41">característica</text:span><text:span text:style-name="T148_42"><text:s/></text:span><text:span text:style-name="T148_43">se</text:span><text:span text:style-name="T148_44"><text:s/></text:span><text:span text:style-name="T148_45">dá</text:span><text:span text:style-name="T148_46"><text:s/></text:span><text:span text:style-name="T148_47">pelo</text:span><text:span text:style-name="T148_48"><text:s/></text:span><text:span text:style-name="T148_49">conjunto</text:span><text:span text:style-name="T148_50"><text:s/></text:span><text:span text:style-name="T148_51">de</text:span><text:span text:style-name="T148_52"><text:s/></text:span><text:span text:style-name="T148_53">todas</text:span><text:span text:style-name="T148_54"><text:s/></text:span><text:span text:style-name="T148_55">as</text:span><text:span text:style-name="T148_56"><text:s/></text:span><text:span text:style-name="T148_57">demais</text:span><text:span text:style-name="T148_58"><text:s/></text:span><text:span text:style-name="T148_59">caracterísitcas</text:span><text:span text:style-name="T148_60">,<text:s/></text:span><text:span text:style-name="T148_61">devido</text:span><text:span text:style-name="T148_62"><text:s/></text:span><text:span text:style-name="T148_63">o</text:span><text:span text:style-name="T148_64"><text:s/></text:span><text:span text:style-name="T148_65">contexto</text:span><text:span text:style-name="T148_66"><text:s/></text:span><text:span text:style-name="T148_67">para</text:span><text:span text:style-name="T148_68"><text:s/></text:span><text:span text:style-name="T148_69">ser</text:span><text:span text:style-name="T148_70"><text:s/></text:span><text:span text:style-name="T148_71">determinado</text:span><text:span text:style-name="T148_72"><text:s/></text:span><text:span text:style-name="T148_73">depende</text:span><text:span text:style-name="T148_74"><text:s/></text:span><text:span text:style-name="T148_75">diretamente</text:span><text:span text:style-name="T148_76"><text:s/></text:span><text:span text:style-name="T148_77">de</text:span><text:span text:style-name="T148_78"><text:s/></text:span><text:span text:style-name="T148_79">todas</text:span><text:span text:style-name="T148_80"><text:s/></text:span><text:span text:style-name="T148_81">as</text:span><text:span text:style-name="T148_82"><text:s/></text:span><text:span text:style-name="T148_83">demais</text:span><text:span text:style-name="T148_84"><text:s/></text:span><text:span text:style-name="T148_85">caracteríscicas</text:span><text:span text:style-name="T148_86"><text:s/></text:span><text:span text:style-name="T148_87">esperadas</text:span><text:span text:style-name="T148_88">.<text:s/></text:span></text:p>
      <text:h text:style-name="P149" text:outline-level="10"><text:bookmark-start text:name="h.o9bauoqw6z5u"/><text:bookmark-end text:name="h.o9bauoqw6z5u"/><text:span text:style-name="T149_1">2.3.4.<text:s/></text:span><text:span text:style-name="T149_2">Satisfação</text:span></text:h>
      <text:p text:style-name="P150"><text:span text:style-name="T150_1">A</text:span><text:span text:style-name="T150_2"><text:s/></text:span><text:span text:style-name="T150_3">garantia</text:span><text:span text:style-name="T150_4"><text:s/></text:span><text:span text:style-name="T150_5">da</text:span><text:span text:style-name="T150_6"><text:s/></text:span><text:span text:style-name="T150_7">satisfação</text:span><text:span text:style-name="T150_8"><text:s/></text:span><text:span text:style-name="T150_9">do</text:span><text:span text:style-name="T150_10"><text:s/></text:span><text:span text:style-name="T150_11">usuário</text:span><text:span text:style-name="T150_12"><text:s/></text:span><text:span text:style-name="T150_13">somente</text:span><text:span text:style-name="T150_14"><text:s/></text:span><text:span text:style-name="T150_15">poderá</text:span><text:span text:style-name="T150_16"><text:s/></text:span><text:span text:style-name="T150_17">ser</text:span><text:span text:style-name="T150_18"><text:s/></text:span><text:span text:style-name="T150_19">obtida</text:span><text:span text:style-name="T150_20">,<text:s/></text:span><text:span text:style-name="T150_21">com</text:span><text:span text:style-name="T150_22"><text:s/></text:span><text:span text:style-name="T150_23">questionários</text:span><text:span text:style-name="T150_24"><text:s/></text:span><text:span text:style-name="T150_25">elaborados</text:span><text:span text:style-name="T150_26"><text:s/></text:span><text:span text:style-name="T150_27">a</text:span><text:span text:style-name="T150_28"><text:s/></text:span><text:span text:style-name="T150_29">cada</text:span><text:span text:style-name="T150_30"><text:s/></text:span><text:span text:style-name="T150_31">iteração</text:span><text:span text:style-name="T150_32"><text:s/></text:span><text:span text:style-name="T150_33">que</text:span><text:span text:style-name="T150_34"><text:s/></text:span><text:span text:style-name="T150_35">contenha</text:span><text:span text:style-name="T150_36"><text:s/></text:span><text:span text:style-name="T150_37">entregáveis</text:span><text:span text:style-name="T150_38">,<text:s/></text:span><text:span text:style-name="T150_39">tendo</text:span><text:span text:style-name="T150_40"><text:s/></text:span><text:span text:style-name="T150_41">em</text:span><text:span text:style-name="T150_42"><text:s/></text:span><text:span text:style-name="T150_43">vista</text:span><text:span text:style-name="T150_44"><text:s/></text:span><text:span text:style-name="T150_45">que</text:span><text:span text:style-name="T150_46"><text:s/></text:span><text:span text:style-name="T150_47">o</text:span><text:span text:style-name="T150_48"><text:s/></text:span><text:span text:style-name="T150_49">usuário</text:span><text:span text:style-name="T150_50"><text:s/></text:span><text:span text:style-name="T150_51">final</text:span><text:span text:style-name="T150_52"><text:s/></text:span><text:span text:style-name="T150_53">é</text:span><text:span text:style-name="T150_54"><text:s/></text:span><text:span text:style-name="T150_55">a</text:span><text:span text:style-name="T150_56"><text:s/></text:span><text:span text:style-name="T150_57">única</text:span><text:span text:style-name="T150_58"><text:s/></text:span><text:span text:style-name="T150_59">pessoa</text:span><text:span text:style-name="T150_60"><text:s/></text:span><text:span text:style-name="T150_61">que</text:span><text:span text:style-name="T150_62"><text:s/></text:span><text:span text:style-name="T150_63">poderá</text:span><text:span text:style-name="T150_64"><text:s/></text:span><text:span text:style-name="T150_65">dar</text:span><text:span text:style-name="T150_66"><text:s/></text:span><text:span text:style-name="T150_67">feedback</text:span><text:span text:style-name="T150_68">,<text:s/></text:span><text:span text:style-name="T150_69">após</text:span><text:span text:style-name="T150_70"><text:s/></text:span><text:span text:style-name="T150_71">garantirmos</text:span><text:span text:style-name="T150_72"><text:s/></text:span><text:span text:style-name="T150_73">as</text:span><text:span text:style-name="T150_74"><text:s/></text:span><text:span text:style-name="T150_75">demais</text:span><text:span text:style-name="T150_76"><text:s/></text:span><text:span text:style-name="T150_77">características</text:span><text:span text:style-name="T150_78">,<text:s/></text:span><text:span text:style-name="T150_79">estabelecendo</text:span><text:span text:style-name="T150_80"><text:s/></text:span><text:span text:style-name="T150_81">o</text:span><text:span text:style-name="T150_82"><text:s/></text:span><text:span text:style-name="T150_83">questionário</text:span><text:span text:style-name="T150_84"><text:s/></text:span><text:span text:style-name="T150_85">após</text:span><text:span text:style-name="T150_86"><text:s/></text:span><text:span text:style-name="T150_87">a</text:span><text:span text:style-name="T150_88"><text:s/></text:span><text:span text:style-name="T150_89">execução</text:span><text:span text:style-name="T150_90"><text:s/></text:span><text:span text:style-name="T150_91">do</text:span><text:span text:style-name="T150_92"><text:s/></text:span><text:span text:style-name="T150_93">produto</text:span><text:span text:style-name="T150_94"><text:s/></text:span><text:span text:style-name="T150_95">em</text:span><text:span text:style-name="T150_96"><text:s/></text:span><text:span text:style-name="T150_97">situações</text:span><text:span text:style-name="T150_98"><text:s/></text:span><text:span text:style-name="T150_99">e</text:span><text:span text:style-name="T150_100"><text:s/></text:span><text:span text:style-name="T150_101">em</text:span><text:span text:style-name="T150_102"><text:s/></text:span><text:span text:style-name="T150_103">ambiente</text:span><text:span text:style-name="T150_104"><text:s/></text:span><text:span text:style-name="T150_105">específico</text:span><text:span text:style-name="T150_106">.</text:span></text:p>
      <text:p text:style-name="P151"><text:span text:style-name="T151_1">Ainda</text:span><text:span text:style-name="T151_2"><text:s/></text:span><text:span text:style-name="T151_3">há</text:span><text:span text:style-name="T151_4"><text:s/></text:span><text:span text:style-name="T151_5">características</text:span><text:span text:style-name="T151_6"><text:s/></text:span><text:span text:style-name="T151_7">definidas</text:span><text:span text:style-name="T151_8"><text:s/></text:span><text:span text:style-name="T151_9">pela</text:span><text:span text:style-name="T151_10"><text:s/></text:span><text:span text:style-name="T151_11">ISO</text:span><text:span text:style-name="T151_12">/</text:span><text:span text:style-name="T151_13">IEC</text:span><text:span text:style-name="T151_14"><text:s/>9126<text:s/></text:span><text:span text:style-name="T151_15">que</text:span><text:span text:style-name="T151_16"><text:s/></text:span><text:span text:style-name="T151_17">não</text:span><text:span text:style-name="T151_18"><text:s/></text:span><text:span text:style-name="T151_19">foram</text:span><text:span text:style-name="T151_20"><text:s/></text:span><text:span text:style-name="T151_21">definidas</text:span><text:span text:style-name="T151_22"><text:s/></text:span><text:span text:style-name="T151_23">neste</text:span><text:span text:style-name="T151_24"><text:s/></text:span><text:span text:style-name="T151_25">documento</text:span><text:span text:style-name="T151_26">,<text:s/></text:span><text:span text:style-name="T151_27">porém</text:span><text:span text:style-name="T151_28"><text:s/></text:span><text:span text:style-name="T151_29">essas</text:span><text:span text:style-name="T151_30"><text:s/></text:span><text:span text:style-name="T151_31">características</text:span><text:span text:style-name="T151_32"><text:s/></text:span><text:span text:style-name="T151_33">também</text:span><text:span text:style-name="T151_34"><text:s/></text:span><text:span text:style-name="T151_35">podem</text:span><text:span text:style-name="T151_36"><text:s/></text:span><text:span text:style-name="T151_37">ser</text:span><text:span text:style-name="T151_38"><text:s/></text:span><text:span text:style-name="T151_39">usadas</text:span><text:span text:style-name="T151_40">.</text:span></text:p>
      <text:h text:style-name="P152" text:outline-level="10"><text:bookmark-start text:name="h.pktsq7tevsmx"/><text:bookmark-end text:name="h.pktsq7tevsmx"/><text:span text:style-name="T152_1">3.<text:s/></text:span><text:span text:style-name="T152_2">Atividades</text:span><text:span text:style-name="T152_3"><text:tab/></text:span></text:h>
      <text:p text:style-name="P153"><text:span text:style-name="T153_1"><text:tab/></text:span><text:span text:style-name="T153_2">Além</text:span><text:span text:style-name="T153_3"><text:s/></text:span><text:span text:style-name="T153_4">de</text:span><text:span text:style-name="T153_5"><text:s/></text:span><text:span text:style-name="T153_6">os</text:span><text:span text:style-name="T153_7"><text:s/></text:span><text:span text:style-name="T153_8">produtos</text:span><text:span text:style-name="T153_9"><text:s/></text:span><text:span text:style-name="T153_10">apresentarem</text:span><text:span text:style-name="T153_11"><text:s/></text:span><text:span text:style-name="T153_12">as</text:span><text:span text:style-name="T153_13"><text:s/></text:span><text:span text:style-name="T153_14">características</text:span><text:span text:style-name="T153_15"><text:s/></text:span><text:span text:style-name="T153_16">definidas</text:span><text:span text:style-name="T153_17">,<text:s/></text:span><text:span text:style-name="T153_18">deve</text:span><text:span text:style-name="T153_19">-</text:span><text:span text:style-name="T153_20">se</text:span><text:span text:style-name="T153_21"><text:s/></text:span><text:span text:style-name="T153_22">realizar</text:span><text:span text:style-name="T153_23"><text:s/></text:span><text:span text:style-name="T153_24">as</text:span><text:span text:style-name="T153_25"><text:s/></text:span><text:span text:style-name="T153_26">seguintes</text:span><text:span text:style-name="T153_27"><text:s/></text:span><text:span text:style-name="T153_28">atividades</text:span><text:span text:style-name="T153_29"><text:s/></text:span><text:span text:style-name="T153_30">com</text:span><text:span text:style-name="T153_31"><text:s/></text:span><text:span text:style-name="T153_32">fim</text:span><text:span text:style-name="T153_33"><text:s/></text:span><text:span text:style-name="T153_34">de</text:span><text:span text:style-name="T153_35"><text:s/></text:span><text:span text:style-name="T153_36">avaliar</text:span><text:span text:style-name="T153_37"><text:s/></text:span><text:span text:style-name="T153_38">a</text:span><text:span text:style-name="T153_39"><text:s/></text:span><text:span text:style-name="T153_40">qualidade</text:span><text:span text:style-name="T153_41"><text:s/></text:span><text:span text:style-name="T153_42">do</text:span><text:span text:style-name="T153_43"><text:s/></text:span><text:span text:style-name="T153_44">produto</text:span><text:span text:style-name="T153_45">.</text:span></text:p>
      <text:list text:style-name="LS8" xml:id="list23">
        <text:list-item>
          <text:p text:style-name="P154"><text:span text:style-name="T154_1">Realizar</text:span><text:span text:style-name="T154_2"><text:s/></text:span><text:span text:style-name="T154_3">inspeções</text:span><text:span text:style-name="T154_4">/</text:span><text:span text:style-name="T154_5">revisões</text:span><text:span text:style-name="T154_6"><text:s/></text:span><text:span text:style-name="T154_7">de</text:span><text:span text:style-name="T154_8"><text:s/></text:span><text:span text:style-name="T154_9">qualidade</text:span><text:span text:style-name="T154_10">,<text:s/></text:span><text:span text:style-name="T154_11">com</text:span><text:span text:style-name="T154_12"><text:s/></text:span><text:span text:style-name="T154_13">o</text:span><text:span text:style-name="T154_14"><text:s/></text:span><text:span text:style-name="T154_15">intuito</text:span><text:span text:style-name="T154_16"><text:s/></text:span><text:span text:style-name="T154_17">de</text:span><text:span text:style-name="T154_18"><text:s/></text:span><text:span text:style-name="T154_19">conduzir</text:span><text:span text:style-name="T154_20"><text:s/></text:span><text:span text:style-name="T154_21">uma</text:span><text:span text:style-name="T154_22"><text:s/></text:span><text:span text:style-name="T154_23">análise</text:span><text:span text:style-name="T154_24"><text:s/></text:span><text:span text:style-name="T154_25">dos</text:span><text:span text:style-name="T154_26"><text:s/></text:span><text:span text:style-name="T154_27">componentes</text:span><text:span text:style-name="T154_28"><text:s/></text:span><text:span text:style-name="T154_29">do</text:span><text:span text:style-name="T154_30"><text:s/></text:span><text:span text:style-name="T154_31">produto</text:span><text:span text:style-name="T154_32"><text:s/></text:span><text:span text:style-name="T154_33">para</text:span><text:span text:style-name="T154_34"><text:s/></text:span><text:span text:style-name="T154_35">encontrar</text:span><text:span text:style-name="T154_36"><text:s/></text:span><text:span text:style-name="T154_37">inconsistências</text:span><text:span text:style-name="T154_38"><text:s/></text:span><text:span text:style-name="T154_39">e</text:span><text:span text:style-name="T154_40"><text:s/></text:span><text:span text:style-name="T154_41">assegurar</text:span><text:span text:style-name="T154_42"><text:s/></text:span><text:span text:style-name="T154_43">que</text:span><text:span text:style-name="T154_44"><text:s/></text:span><text:span text:style-name="T154_45">as</text:span><text:span text:style-name="T154_46"><text:s/></text:span><text:span text:style-name="T154_47">características</text:span><text:span text:style-name="T154_48"><text:s/></text:span><text:span text:style-name="T154_49">de</text:span><text:span text:style-name="T154_50"><text:s/></text:span><text:span text:style-name="T154_51">qualidade</text:span><text:span text:style-name="T154_52"><text:s/></text:span><text:span text:style-name="T154_53">definidas</text:span><text:span text:style-name="T154_54"><text:s/></text:span><text:span text:style-name="T154_55">foram</text:span><text:span text:style-name="T154_56"><text:s/></text:span><text:span text:style-name="T154_57">seguidas</text:span><text:span text:style-name="T154_58">;</text:span></text:p>
        </text:list-item>
        <text:list-item>
          <text:p text:style-name="P155"><text:span text:style-name="T155_1">Utilizar</text:span><text:span text:style-name="T155_2"><text:s/></text:span><text:span text:style-name="T155_3">listas</text:span><text:span text:style-name="T155_4"><text:s/></text:span><text:span text:style-name="T155_5">de</text:span><text:span text:style-name="T155_6"><text:s/></text:span><text:span text:style-name="T155_7">verificação</text:span><text:span text:style-name="T155_8"><text:s/>(</text:span><text:span text:style-name="T155_9">checklist</text:span><text:span text:style-name="T155_10">)<text:s/></text:span><text:span text:style-name="T155_11">baseadas</text:span><text:span text:style-name="T155_12"><text:s/></text:span><text:span text:style-name="T155_13">nas</text:span><text:span text:style-name="T155_14"><text:s/></text:span><text:span text:style-name="T155_15">características</text:span><text:span text:style-name="T155_16"><text:s/></text:span><text:span text:style-name="T155_17">definidas</text:span><text:span text:style-name="T155_18"><text:s/></text:span><text:span text:style-name="T155_19">para</text:span><text:span text:style-name="T155_20"><text:s/></text:span><text:span text:style-name="T155_21">a</text:span><text:span text:style-name="T155_22"><text:s/></text:span><text:span text:style-name="T155_23">garantia</text:span><text:span text:style-name="T155_24"><text:s/></text:span><text:span text:style-name="T155_25">da</text:span><text:span text:style-name="T155_26"><text:s/></text:span><text:span text:style-name="T155_27">qualidade</text:span><text:span text:style-name="T155_28"><text:s/></text:span><text:span text:style-name="T155_29">dos</text:span><text:span text:style-name="T155_30"><text:s/></text:span><text:span text:style-name="T155_31">produtos</text:span><text:span text:style-name="T155_32"><text:s/></text:span><text:span text:style-name="T155_33">gerados</text:span><text:span text:style-name="T155_34">;<text:s/></text:span><text:span text:style-name="T155_35">e</text:span></text:p>
        </text:list-item>
        <text:list-item>
          <text:p text:style-name="P156"><text:span text:style-name="T156_1">Seguir</text:span><text:span text:style-name="T156_2"><text:s/></text:span><text:span text:style-name="T156_3">todas</text:span><text:span text:style-name="T156_4"><text:s/></text:span><text:span text:style-name="T156_5">as</text:span><text:span text:style-name="T156_6"><text:s/></text:span><text:span text:style-name="T156_7">normas</text:span><text:span text:style-name="T156_8"><text:s/></text:span><text:span text:style-name="T156_9">e</text:span><text:span text:style-name="T156_10"><text:s/></text:span><text:span text:style-name="T156_11">padrões</text:span><text:span text:style-name="T156_12"><text:s/></text:span><text:span text:style-name="T156_13">definidos</text:span><text:span text:style-name="T156_14"><text:s/></text:span><text:span text:style-name="T156_15">para</text:span><text:span text:style-name="T156_16"><text:s/></text:span><text:span text:style-name="T156_17">o</text:span><text:span text:style-name="T156_18"><text:s/></text:span><text:span text:style-name="T156_19">projeto</text:span><text:span text:style-name="T156_20"><text:s/></text:span><text:span text:style-name="T156_21">na</text:span><text:span text:style-name="T156_22"><text:s/></text:span><text:span text:style-name="T156_23">confecção</text:span><text:span text:style-name="T156_24"><text:s/></text:span><text:span text:style-name="T156_25">dos</text:span><text:span text:style-name="T156_26"><text:s/></text:span><text:span text:style-name="T156_27">produtos</text:span><text:span text:style-name="T156_2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bottom="0cm" style:writing-mode="lr-tb"/>
      <style:text-properties fo:color="#404040" fo:font-size="28pt" style:font-size-asian="28pt" style:font-size-complex="28pt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.514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7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AQP</text:span><text:span text:style-name="T3_4">_</text:span><text:span text:style-name="T3_5">CriteriosParaAvaliacaoDaQualidadeDoProduto</text:span><text:span text:style-name="T3_6"><text:s/></text:span><text:span text:style-name="T3_7">Versão</text:span><text:span text:style-name="T3_8"><text:s/>1.</text:span><text:span text:style-name="T3_9">3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